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5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middle" draw:textarea-horizontal-align="center" draw:fill="solid" draw:fill-color="#92d05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middle" draw:textarea-horizontal-align="center" draw:fill="solid" draw:fill-color="#92d05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middle" draw:textarea-horizontal-align="center" draw:fill="solid" draw:fill-color="#92d05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9">
      <style:graphic-properties fo:wrap-option="wrap" fo:padding-top="0.05in" fo:padding-bottom="0.05in" fo:padding-left="0.1in" fo:padding-right="0.1in" draw:textarea-vertical-align="middle" draw:textarea-horizontal-align="center" draw:fill="solid" draw:fill-color="#92d05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01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9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3">
      <style:paragraph-properties fo:line-height="90%" fo:text-align="center"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Trebuchet MS"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2">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9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Trebuchet MS"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Trebuchet MS"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Trebuchet M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05in" fo:padding-bottom="0.05in" fo:padding-left="0.1in" fo:padding-right="0.1in" draw:textarea-vertical-align="middle" draw:textarea-horizontal-align="center" draw:fill="solid" draw:fill-color="#90c226" draw:opacity="100%" draw:stroke="solid" svg:stroke-width="0.02778in" svg:stroke-color="#ffffff" svg:stroke-opacity="100%" svg:stroke-linecap="round"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05in" fo:padding-bottom="0.05in" fo:padding-left="0.1in" fo:padding-right="0.1in" draw:textarea-vertical-align="middle" draw:textarea-horizontal-align="center" draw:fill="none" draw:stroke="solid" svg:stroke-width="0.02778in" svg:stroke-color="#54a021" svg:stroke-opacity="100%" svg:stroke-linecap="round" draw:shadow="visible" draw:shadow-offset-x="0in" draw:shadow-offset-y="0.02778in" draw:shadow-color="#000000" draw:shadow-opacity="35%" draw:auto-grow-width="false" draw:auto-grow-height="false"/>
      <style:paragraph-properties style:font-independent-line-spacing="true" style:writing-mode="lr-tb"/>
    </style:style>
    <style:style style:family="text" style:name="a93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3">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middle" draw:textarea-horizontal-align="center" draw:fill="solid" draw:fill-color="#90c226" draw:opacity="100%" draw:stroke="solid" svg:stroke-width="0.02083in" svg:stroke-color="#688e19" svg:stroke-opacity="100%" svg:stroke-linecap="round" draw:auto-grow-width="false" draw:auto-grow-height="false"/>
      <style:paragraph-properties style:font-independent-line-spacing="true" style:writing-mode="lr-tb"/>
    </style:style>
    <style:style style:family="drawing-page" style:name="a10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00">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90">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100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93">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91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97">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91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20">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93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25">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93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28">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1072">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93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75">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93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8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0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5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13">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92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6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2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63">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92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66">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1031">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069">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1034">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office:automatic-styles>
  <office:body>
    <office:presentation>
      <draw:page draw:name="Slide1" draw:style-name="a892" draw:master-page-name="Master1-Layout1-title-Title-Slide" presentation:presentation-page-layout-name="Master1-PPL1" draw:id="Slide-256">
        <draw:frame draw:id="id282" presentation:style-name="a896" draw:name="Title 1" svg:x="1.64815in" svg:y="2.62963in" svg:width="8.49402in" svg:height="1.80042in" presentation:class="title" presentation:placeholder="false">
          <draw:text-box>
            <text:p text:style-name="a895" text:class-names="" text:cond-style-name=""><text:span text:style-name="a893" text:class-names="">The Choice</text:span><text:span text:style-name="a894" text:class-names=""/></text:p>
          </draw:text-box>
          <svg:title/>
          <svg:desc/>
        </draw:frame>
        <draw:frame draw:id="id283" presentation:style-name="a900" draw:name="Subtitle 2" svg:x="1.64815in" svg:y="4.43004in" svg:width="8.49402in" svg:height="1.19958in" presentation:class="subtitle" presentation:placeholder="false">
          <draw:text-box>
            <text:p text:style-name="a899" text:class-names="" text:cond-style-name=""><text:span text:style-name="a897" text:class-names="">Actify</text:span><text:span text:style-name="a898" text:class-names=""/></text:p>
          </draw:text-box>
          <svg:title/>
          <svg:desc/>
        </draw:frame>
      </draw:page>
      <draw:page draw:name="Slide4" draw:style-name="a901" draw:master-page-name="Master1-Layout2-obj-Title-and-Content" presentation:presentation-page-layout-name="Master1-PPL2" draw:id="Slide-259">
        <draw:frame draw:id="id284" presentation:style-name="a905" draw:name="Title 1" svg:x="0.74074in" svg:y="0.66667in" svg:width="9.40143in" svg:height="1.44444in" presentation:class="title" presentation:placeholder="false">
          <draw:text-box>
            <text:p text:style-name="a904" text:class-names="" text:cond-style-name=""><text:span text:style-name="a902" text:class-names="">Our challenge</text:span><text:span text:style-name="a903" text:class-names=""/></text:p>
          </draw:text-box>
          <svg:title/>
          <svg:desc/>
        </draw:frame>
        <draw:frame draw:id="id285" presentation:style-name="a953" draw:name="Content Placeholder 2" svg:x="0.74074in" svg:y="1.55208in" svg:width="9.40143in" svg:height="5.3802in" presentation:class="outline" presentation:placeholder="false">
          <draw:text-box>
            <text:list text:style-name="a908">
              <text:list-item>
                <text:p text:style-name="a907" text:class-names="" text:cond-style-name=""><text:span text:style-name="a906" text:class-names="">Develop a game/tool to indirectly gather data about people’s personality.</text:span></text:p>
              </text:list-item>
            </text:list>
            <text:list text:style-name="a915">
              <text:list-item>
                <text:p text:style-name="a914" text:class-names="" text:cond-style-name=""><text:span text:style-name="a909" text:class-names="">This information should</text:span><text:span text:style-name="a910" text:class-names=""><text:s text:c="1"/></text:span><text:span text:style-name="a911" text:class-names="">be</text:span><text:span text:style-name="a912" text:class-names=""><text:s text:c="1"/></text:span><text:span text:style-name="a913" text:class-names="">targeted at finding relationships between physical activity and four characteristics:</text:span></text:p>
              </text:list-item>
            </text:list>
            <text:list text:style-name="a918">
              <text:list-item>
                <text:p text:style-name="a917" text:class-names="" text:cond-style-name=""><text:span text:style-name="a916" text:class-names=""/></text:p>
              </text:list-item>
            </text:list>
            <text:list text:style-name="a921">
              <text:list-item>
                <text:p text:style-name="a920" text:class-names="" text:cond-style-name=""><text:span text:style-name="a919" text:class-names=""/></text:p>
              </text:list-item>
            </text:list>
            <text:list text:style-name="a924">
              <text:list-item>
                <text:p text:style-name="a923" text:class-names="" text:cond-style-name=""><text:span text:style-name="a922" text:class-names=""/></text:p>
              </text:list-item>
            </text:list>
            <text:list text:style-name="a927">
              <text:list-item>
                <text:p text:style-name="a926" text:class-names="" text:cond-style-name=""><text:span text:style-name="a925" text:class-names=""/></text:p>
              </text:list-item>
            </text:list>
            <text:list text:style-name="a930">
              <text:list-item>
                <text:p text:style-name="a929" text:class-names="" text:cond-style-name=""><text:span text:style-name="a928" text:class-names=""/></text:p>
              </text:list-item>
            </text:list>
            <text:list text:style-name="a933">
              <text:list-item>
                <text:p text:style-name="a932" text:class-names="" text:cond-style-name=""><text:span text:style-name="a931" text:class-names=""/></text:p>
              </text:list-item>
            </text:list>
            <text:list text:style-name="a936">
              <text:list-item>
                <text:p text:style-name="a935" text:class-names="" text:cond-style-name=""><text:span text:style-name="a934" text:class-names=""/></text:p>
              </text:list-item>
            </text:list>
            <text:list text:style-name="a939">
              <text:list-item>
                <text:p text:style-name="a938" text:class-names="" text:cond-style-name=""><text:span text:style-name="a937" text:class-names=""/></text:p>
              </text:list-item>
            </text:list>
            <text:list text:style-name="a952">
              <text:list-item>
                <text:p text:style-name="a951" text:class-names="" text:cond-style-name=""><text:span text:style-name="a940" text:class-names="">Why</text:span><text:span text:style-name="a941" text:class-names=""><text:s text:c="1"/></text:span><text:span text:style-name="a942" text:class-names="">are</text:span><text:span text:style-name="a943" text:class-names=""><text:s text:c="1"/></text:span><text:span text:style-name="a944" text:class-names="">people</text:span><text:span text:style-name="a945" text:class-names=""><text:s text:c="1"/></text:span><text:span text:style-name="a946" text:class-names="">not</text:span><text:span text:style-name="a947" text:class-names=""><text:s text:c="1"/></text:span><text:span text:style-name="a948" text:class-names="">active</text:span><text:span text:style-name="a949" text:class-names="">?</text:span><text:span text:style-name="a950" text:class-names=""/></text:p>
              </text:list-item>
            </text:list>
          </draw:text-box>
          <svg:title/>
          <svg:desc/>
        </draw:frame>
        <draw:custom-shape svg:x="0.59375in" svg:y="3.69618in" svg:width="2.59741in" svg:height="2in" draw:id="id286" draw:style-name="a957" draw:name="Star: 7 Points 3">
          <svg:title/>
          <svg:desc/>
          <text:p text:style-name="a956" text:class-names="" text:cond-style-name=""><text:span text:style-name="a954" text:class-names="">Motivation</text:span><text:span text:style-name="a955" text:class-names=""/></text:p>
          <draw:enhanced-geometry xmlns:dr3d="urn:oasis:names:tc:opendocument:xmlns:dr3d:1.0" draw:path-stretchpoint-x="21600" draw:path-stretchpoint-y="21600" draw:type="non-primitive" svg:viewBox="0 0 21600 21600" draw:enhanced-path="M ?f20 ?f27 L ?f34 ?f44 ?f21 ?f26 ?f36 ?f43 ?f9 ?f2 ?f37 ?f43 ?f24 ?f26 ?f39 ?f44 ?f25 ?f27 ?f38 ?f45 ?f23 ?f28 ?f9 ?f46 ?f22 ?f28 ?f35 ?f45 Z N" draw:text-areas="?f35 ?f43 ?f38 ?f45" draw:glue-points="?f24 ?f26 ?f25 ?f27 ?f23 ?f28 ?f22 ?f28 ?f20 ?f27 ?f21 ?f26" draw:glue-point-leaving-directions="-90, -90, -180, -180, -270, -270" draw:modifiers="34601 0 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8 * ?f47 / 100000"/>
            <draw:equation draw:name="f12" draw:formula="?f5 * ?f48 / 100000"/>
            <draw:equation draw:name="f13" draw:formula="?f6 * ?f48 / 100000"/>
            <draw:equation draw:name="f14" draw:formula="?f11 * 97493 / 100000"/>
            <draw:equation draw:name="f15" draw:formula="?f11 * 78183 / 100000"/>
            <draw:equation draw:name="f16" draw:formula="?f11 * 43388 / 100000"/>
            <draw:equation draw:name="f17" draw:formula="?f12 * 62349 / 100000"/>
            <draw:equation draw:name="f18" draw:formula="?f12 * 22252 / 100000"/>
            <draw:equation draw:name="f19" draw:formula="?f12 * 90097 / 100000"/>
            <draw:equation draw:name="f20" draw:formula="?f9 - ?f14"/>
            <draw:equation draw:name="f21" draw:formula="?f9 - ?f15"/>
            <draw:equation draw:name="f22" draw:formula="?f9 - ?f16"/>
            <draw:equation draw:name="f23" draw:formula="?f9 + ?f16"/>
            <draw:equation draw:name="f24" draw:formula="?f9 + ?f15"/>
            <draw:equation draw:name="f25" draw:formula="?f9 + ?f14"/>
            <draw:equation draw:name="f26" draw:formula="?f13 - ?f17"/>
            <draw:equation draw:name="f27" draw:formula="?f13 + ?f18"/>
            <draw:equation draw:name="f28" draw:formula="?f13 + ?f19"/>
            <draw:equation draw:name="f29" draw:formula="?f11 * ?f10 / 50000"/>
            <draw:equation draw:name="f30" draw:formula="?f12 * ?f10 / 50000"/>
            <draw:equation draw:name="f31" draw:formula="?f29 * 97493 / 100000"/>
            <draw:equation draw:name="f32" draw:formula="?f29 * 78183 / 100000"/>
            <draw:equation draw:name="f33" draw:formula="?f29 * 43388 / 100000"/>
            <draw:equation draw:name="f34" draw:formula="?f9 - ?f31"/>
            <draw:equation draw:name="f35" draw:formula="?f9 - ?f32"/>
            <draw:equation draw:name="f36" draw:formula="?f9 - ?f33"/>
            <draw:equation draw:name="f37" draw:formula="?f9 + ?f33"/>
            <draw:equation draw:name="f38" draw:formula="?f9 + ?f32"/>
            <draw:equation draw:name="f39" draw:formula="?f9 + ?f31"/>
            <draw:equation draw:name="f40" draw:formula="?f30 * 90097 / 100000"/>
            <draw:equation draw:name="f41" draw:formula="?f30 * 22252 / 100000"/>
            <draw:equation draw:name="f42" draw:formula="?f30 * 62349 / 100000"/>
            <draw:equation draw:name="f43" draw:formula="?f13 - ?f40"/>
            <draw:equation draw:name="f44" draw:formula="?f13 - ?f41"/>
            <draw:equation draw:name="f45" draw:formula="?f13 + ?f42"/>
            <draw:equation draw:name="f46" draw:formula="?f13 + ?f30"/>
            <draw:equation draw:name="f47" draw:formula="102572"/>
            <draw:equation draw:name="f48" draw:formula="105210"/>
          </draw:enhanced-geometry>
        </draw:custom-shape>
        <draw:custom-shape svg:x="2.86979in" svg:y="2.69618in" svg:width="2.72396in" svg:height="2in" draw:id="id287" draw:style-name="a961" draw:name="Star: 7 Points 4">
          <svg:title/>
          <svg:desc/>
          <text:p text:style-name="a960" text:class-names="" text:cond-style-name=""><text:span text:style-name="a958" text:class-names="">Physical Competence</text:span><text:span text:style-name="a959" text:class-names=""/></text:p>
          <draw:enhanced-geometry xmlns:dr3d="urn:oasis:names:tc:opendocument:xmlns:dr3d:1.0" draw:path-stretchpoint-x="21600" draw:path-stretchpoint-y="21600" draw:type="non-primitive" svg:viewBox="0 0 21600 21600" draw:enhanced-path="M ?f20 ?f27 L ?f34 ?f44 ?f21 ?f26 ?f36 ?f43 ?f9 ?f2 ?f37 ?f43 ?f24 ?f26 ?f39 ?f44 ?f25 ?f27 ?f38 ?f45 ?f23 ?f28 ?f9 ?f46 ?f22 ?f28 ?f35 ?f45 Z N" draw:text-areas="?f35 ?f43 ?f38 ?f45" draw:glue-points="?f24 ?f26 ?f25 ?f27 ?f23 ?f28 ?f22 ?f28 ?f20 ?f27 ?f21 ?f26" draw:glue-point-leaving-directions="-90, -90, -180, -180, -270, -270" draw:modifiers="34601 0 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8 * ?f47 / 100000"/>
            <draw:equation draw:name="f12" draw:formula="?f5 * ?f48 / 100000"/>
            <draw:equation draw:name="f13" draw:formula="?f6 * ?f48 / 100000"/>
            <draw:equation draw:name="f14" draw:formula="?f11 * 97493 / 100000"/>
            <draw:equation draw:name="f15" draw:formula="?f11 * 78183 / 100000"/>
            <draw:equation draw:name="f16" draw:formula="?f11 * 43388 / 100000"/>
            <draw:equation draw:name="f17" draw:formula="?f12 * 62349 / 100000"/>
            <draw:equation draw:name="f18" draw:formula="?f12 * 22252 / 100000"/>
            <draw:equation draw:name="f19" draw:formula="?f12 * 90097 / 100000"/>
            <draw:equation draw:name="f20" draw:formula="?f9 - ?f14"/>
            <draw:equation draw:name="f21" draw:formula="?f9 - ?f15"/>
            <draw:equation draw:name="f22" draw:formula="?f9 - ?f16"/>
            <draw:equation draw:name="f23" draw:formula="?f9 + ?f16"/>
            <draw:equation draw:name="f24" draw:formula="?f9 + ?f15"/>
            <draw:equation draw:name="f25" draw:formula="?f9 + ?f14"/>
            <draw:equation draw:name="f26" draw:formula="?f13 - ?f17"/>
            <draw:equation draw:name="f27" draw:formula="?f13 + ?f18"/>
            <draw:equation draw:name="f28" draw:formula="?f13 + ?f19"/>
            <draw:equation draw:name="f29" draw:formula="?f11 * ?f10 / 50000"/>
            <draw:equation draw:name="f30" draw:formula="?f12 * ?f10 / 50000"/>
            <draw:equation draw:name="f31" draw:formula="?f29 * 97493 / 100000"/>
            <draw:equation draw:name="f32" draw:formula="?f29 * 78183 / 100000"/>
            <draw:equation draw:name="f33" draw:formula="?f29 * 43388 / 100000"/>
            <draw:equation draw:name="f34" draw:formula="?f9 - ?f31"/>
            <draw:equation draw:name="f35" draw:formula="?f9 - ?f32"/>
            <draw:equation draw:name="f36" draw:formula="?f9 - ?f33"/>
            <draw:equation draw:name="f37" draw:formula="?f9 + ?f33"/>
            <draw:equation draw:name="f38" draw:formula="?f9 + ?f32"/>
            <draw:equation draw:name="f39" draw:formula="?f9 + ?f31"/>
            <draw:equation draw:name="f40" draw:formula="?f30 * 90097 / 100000"/>
            <draw:equation draw:name="f41" draw:formula="?f30 * 22252 / 100000"/>
            <draw:equation draw:name="f42" draw:formula="?f30 * 62349 / 100000"/>
            <draw:equation draw:name="f43" draw:formula="?f13 - ?f40"/>
            <draw:equation draw:name="f44" draw:formula="?f13 - ?f41"/>
            <draw:equation draw:name="f45" draw:formula="?f13 + ?f42"/>
            <draw:equation draw:name="f46" draw:formula="?f13 + ?f30"/>
            <draw:equation draw:name="f47" draw:formula="102572"/>
            <draw:equation draw:name="f48" draw:formula="105210"/>
          </draw:enhanced-geometry>
        </draw:custom-shape>
        <draw:custom-shape svg:x="5.25in" svg:y="3.69618in" svg:width="2.67699in" svg:height="2in" draw:id="id288" draw:style-name="a965" draw:name="Star: 7 Points 5">
          <svg:title/>
          <svg:desc/>
          <text:p text:style-name="a964" text:class-names="" text:cond-style-name=""><text:span text:style-name="a962" text:class-names="">Confidenc</text:span><text:span text:style-name="a963" text:class-names="">e</text:span></text:p>
          <draw:enhanced-geometry xmlns:dr3d="urn:oasis:names:tc:opendocument:xmlns:dr3d:1.0" draw:path-stretchpoint-x="21600" draw:path-stretchpoint-y="21600" draw:type="non-primitive" svg:viewBox="0 0 21600 21600" draw:enhanced-path="M ?f20 ?f27 L ?f34 ?f44 ?f21 ?f26 ?f36 ?f43 ?f9 ?f2 ?f37 ?f43 ?f24 ?f26 ?f39 ?f44 ?f25 ?f27 ?f38 ?f45 ?f23 ?f28 ?f9 ?f46 ?f22 ?f28 ?f35 ?f45 Z N" draw:text-areas="?f35 ?f43 ?f38 ?f45" draw:glue-points="?f24 ?f26 ?f25 ?f27 ?f23 ?f28 ?f22 ?f28 ?f20 ?f27 ?f21 ?f26" draw:glue-point-leaving-directions="-90, -90, -180, -180, -270, -270" draw:modifiers="34601 0 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8 * ?f47 / 100000"/>
            <draw:equation draw:name="f12" draw:formula="?f5 * ?f48 / 100000"/>
            <draw:equation draw:name="f13" draw:formula="?f6 * ?f48 / 100000"/>
            <draw:equation draw:name="f14" draw:formula="?f11 * 97493 / 100000"/>
            <draw:equation draw:name="f15" draw:formula="?f11 * 78183 / 100000"/>
            <draw:equation draw:name="f16" draw:formula="?f11 * 43388 / 100000"/>
            <draw:equation draw:name="f17" draw:formula="?f12 * 62349 / 100000"/>
            <draw:equation draw:name="f18" draw:formula="?f12 * 22252 / 100000"/>
            <draw:equation draw:name="f19" draw:formula="?f12 * 90097 / 100000"/>
            <draw:equation draw:name="f20" draw:formula="?f9 - ?f14"/>
            <draw:equation draw:name="f21" draw:formula="?f9 - ?f15"/>
            <draw:equation draw:name="f22" draw:formula="?f9 - ?f16"/>
            <draw:equation draw:name="f23" draw:formula="?f9 + ?f16"/>
            <draw:equation draw:name="f24" draw:formula="?f9 + ?f15"/>
            <draw:equation draw:name="f25" draw:formula="?f9 + ?f14"/>
            <draw:equation draw:name="f26" draw:formula="?f13 - ?f17"/>
            <draw:equation draw:name="f27" draw:formula="?f13 + ?f18"/>
            <draw:equation draw:name="f28" draw:formula="?f13 + ?f19"/>
            <draw:equation draw:name="f29" draw:formula="?f11 * ?f10 / 50000"/>
            <draw:equation draw:name="f30" draw:formula="?f12 * ?f10 / 50000"/>
            <draw:equation draw:name="f31" draw:formula="?f29 * 97493 / 100000"/>
            <draw:equation draw:name="f32" draw:formula="?f29 * 78183 / 100000"/>
            <draw:equation draw:name="f33" draw:formula="?f29 * 43388 / 100000"/>
            <draw:equation draw:name="f34" draw:formula="?f9 - ?f31"/>
            <draw:equation draw:name="f35" draw:formula="?f9 - ?f32"/>
            <draw:equation draw:name="f36" draw:formula="?f9 - ?f33"/>
            <draw:equation draw:name="f37" draw:formula="?f9 + ?f33"/>
            <draw:equation draw:name="f38" draw:formula="?f9 + ?f32"/>
            <draw:equation draw:name="f39" draw:formula="?f9 + ?f31"/>
            <draw:equation draw:name="f40" draw:formula="?f30 * 90097 / 100000"/>
            <draw:equation draw:name="f41" draw:formula="?f30 * 22252 / 100000"/>
            <draw:equation draw:name="f42" draw:formula="?f30 * 62349 / 100000"/>
            <draw:equation draw:name="f43" draw:formula="?f13 - ?f40"/>
            <draw:equation draw:name="f44" draw:formula="?f13 - ?f41"/>
            <draw:equation draw:name="f45" draw:formula="?f13 + ?f42"/>
            <draw:equation draw:name="f46" draw:formula="?f13 + ?f30"/>
            <draw:equation draw:name="f47" draw:formula="102572"/>
            <draw:equation draw:name="f48" draw:formula="105210"/>
          </draw:enhanced-geometry>
        </draw:custom-shape>
        <draw:custom-shape svg:x="7.79707in" svg:y="2.78546in" svg:width="2.66647in" svg:height="2in" draw:id="id289" draw:style-name="a969" draw:name="Star: 7 Points 6">
          <svg:title/>
          <svg:desc/>
          <text:p text:style-name="a968" text:class-names="" text:cond-style-name=""><text:span text:style-name="a966" text:class-names="">Opportunity</text:span><text:span text:style-name="a967" text:class-names=""/></text:p>
          <draw:enhanced-geometry xmlns:dr3d="urn:oasis:names:tc:opendocument:xmlns:dr3d:1.0" draw:path-stretchpoint-x="21600" draw:path-stretchpoint-y="21600" draw:type="non-primitive" svg:viewBox="0 0 21600 21600" draw:enhanced-path="M ?f20 ?f27 L ?f34 ?f44 ?f21 ?f26 ?f36 ?f43 ?f9 ?f2 ?f37 ?f43 ?f24 ?f26 ?f39 ?f44 ?f25 ?f27 ?f38 ?f45 ?f23 ?f28 ?f9 ?f46 ?f22 ?f28 ?f35 ?f45 Z N" draw:text-areas="?f35 ?f43 ?f38 ?f45" draw:glue-points="?f24 ?f26 ?f25 ?f27 ?f23 ?f28 ?f22 ?f28 ?f20 ?f27 ?f21 ?f26" draw:glue-point-leaving-directions="-90, -90, -180, -180, -270, -270" draw:modifiers="34601 0 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8 * ?f47 / 100000"/>
            <draw:equation draw:name="f12" draw:formula="?f5 * ?f48 / 100000"/>
            <draw:equation draw:name="f13" draw:formula="?f6 * ?f48 / 100000"/>
            <draw:equation draw:name="f14" draw:formula="?f11 * 97493 / 100000"/>
            <draw:equation draw:name="f15" draw:formula="?f11 * 78183 / 100000"/>
            <draw:equation draw:name="f16" draw:formula="?f11 * 43388 / 100000"/>
            <draw:equation draw:name="f17" draw:formula="?f12 * 62349 / 100000"/>
            <draw:equation draw:name="f18" draw:formula="?f12 * 22252 / 100000"/>
            <draw:equation draw:name="f19" draw:formula="?f12 * 90097 / 100000"/>
            <draw:equation draw:name="f20" draw:formula="?f9 - ?f14"/>
            <draw:equation draw:name="f21" draw:formula="?f9 - ?f15"/>
            <draw:equation draw:name="f22" draw:formula="?f9 - ?f16"/>
            <draw:equation draw:name="f23" draw:formula="?f9 + ?f16"/>
            <draw:equation draw:name="f24" draw:formula="?f9 + ?f15"/>
            <draw:equation draw:name="f25" draw:formula="?f9 + ?f14"/>
            <draw:equation draw:name="f26" draw:formula="?f13 - ?f17"/>
            <draw:equation draw:name="f27" draw:formula="?f13 + ?f18"/>
            <draw:equation draw:name="f28" draw:formula="?f13 + ?f19"/>
            <draw:equation draw:name="f29" draw:formula="?f11 * ?f10 / 50000"/>
            <draw:equation draw:name="f30" draw:formula="?f12 * ?f10 / 50000"/>
            <draw:equation draw:name="f31" draw:formula="?f29 * 97493 / 100000"/>
            <draw:equation draw:name="f32" draw:formula="?f29 * 78183 / 100000"/>
            <draw:equation draw:name="f33" draw:formula="?f29 * 43388 / 100000"/>
            <draw:equation draw:name="f34" draw:formula="?f9 - ?f31"/>
            <draw:equation draw:name="f35" draw:formula="?f9 - ?f32"/>
            <draw:equation draw:name="f36" draw:formula="?f9 - ?f33"/>
            <draw:equation draw:name="f37" draw:formula="?f9 + ?f33"/>
            <draw:equation draw:name="f38" draw:formula="?f9 + ?f32"/>
            <draw:equation draw:name="f39" draw:formula="?f9 + ?f31"/>
            <draw:equation draw:name="f40" draw:formula="?f30 * 90097 / 100000"/>
            <draw:equation draw:name="f41" draw:formula="?f30 * 22252 / 100000"/>
            <draw:equation draw:name="f42" draw:formula="?f30 * 62349 / 100000"/>
            <draw:equation draw:name="f43" draw:formula="?f13 - ?f40"/>
            <draw:equation draw:name="f44" draw:formula="?f13 - ?f41"/>
            <draw:equation draw:name="f45" draw:formula="?f13 + ?f42"/>
            <draw:equation draw:name="f46" draw:formula="?f13 + ?f30"/>
            <draw:equation draw:name="f47" draw:formula="102572"/>
            <draw:equation draw:name="f48" draw:formula="105210"/>
          </draw:enhanced-geometry>
        </draw:custom-shape>
      </draw:page>
      <draw:page draw:name="Slide2" draw:style-name="a970" draw:master-page-name="Master1-Layout2-obj-Title-and-Content" presentation:presentation-page-layout-name="Master1-PPL2" draw:id="Slide-257">
        <draw:frame draw:id="id290" presentation:style-name="a977" draw:name="Title 1" svg:x="0.74074in" svg:y="0.66667in" svg:width="9.40143in" svg:height="1.44444in" presentation:class="title" presentation:placeholder="false">
          <draw:text-box>
            <text:p text:style-name="a976" text:class-names="" text:cond-style-name=""><text:span text:style-name="a971" text:class-names="">Brainstorming<text:line-break/></text:span><text:span text:style-name="a972" text:class-names="">W</text:span><text:span text:style-name="a973" text:class-names="">hat<text:s text:c="1"/></text:span><text:span text:style-name="a974" text:class-names="">were we thinking about?</text:span><text:span text:style-name="a975" text:class-names=""/></text:p>
          </draw:text-box>
          <svg:title/>
          <svg:desc/>
        </draw:frame>
        <draw:frame draw:id="id291" presentation:style-name="a1038" draw:name="Content Placeholder 2" svg:x="0.74074in" svg:y="2.36285in" svg:width="9.40143in" svg:height="4.77508in" presentation:class="outline" presentation:placeholder="false">
          <draw:text-box>
            <text:list text:style-name="a987">
              <text:list-item>
                <text:p text:style-name="a986" text:class-names="" text:cond-style-name=""><text:span text:style-name="a978" text:class-names="">Goal:</text:span><text:span text:style-name="a979" text:class-names=""><text:s text:c="1"/></text:span><text:span text:style-name="a980" text:class-names="">indirectl</text:span><text:span text:style-name="a981" text:class-names="">y</text:span><text:span text:style-name="a982" text:class-names=""><text:s text:c="1"/></text:span><text:span text:style-name="a983" text:class-names="">retrieving<text:s text:c="1"/></text:span><text:span text:style-name="a984" text:class-names="">information</text:span><text:span text:style-name="a985" text:class-names=""/></text:p>
              </text:list-item>
            </text:list>
            <text:list text:style-name="a990">
              <text:list-item>
                <text:list text:style-name="a990">
                  <text:list-item>
                    <text:p text:style-name="a989" text:class-names="" text:cond-style-name=""><text:span text:style-name="a988" text:class-names="">Lifestyle (watching films, travelling, everyday routine, food)</text:span></text:p>
                  </text:list-item>
                </text:list>
              </text:list-item>
            </text:list>
            <text:list text:style-name="a993">
              <text:list-item>
                <text:list text:style-name="a993">
                  <text:list-item>
                    <text:p text:style-name="a992" text:class-names="" text:cond-style-name=""><text:span text:style-name="a991" text:class-names="">Willingness to pick new things up</text:span></text:p>
                  </text:list-item>
                </text:list>
              </text:list-item>
            </text:list>
            <text:list text:style-name="a997">
              <text:list-item>
                <text:list text:style-name="a997">
                  <text:list-item>
                    <text:p text:style-name="a996" text:class-names="" text:cond-style-name=""><text:span text:style-name="a994" text:class-names="">Past experience</text:span><text:span text:style-name="a995" text:class-names=""><text:s text:c="1"/>with sport</text:span></text:p>
                  </text:list-item>
                </text:list>
              </text:list-item>
            </text:list>
            <text:list text:style-name="a1000">
              <text:list-item>
                <text:list text:style-name="a1000">
                  <text:list-item>
                    <text:p text:style-name="a999" text:class-names="" text:cond-style-name=""><text:span text:style-name="a998" text:class-names=""/></text:p>
                  </text:list-item>
                </text:list>
              </text:list-item>
            </text:list>
            <text:list text:style-name="a1003">
              <text:list-item>
                <text:p text:style-name="a1002" text:class-names="" text:cond-style-name=""><text:span text:style-name="a1001" text:class-names="">How?</text:span></text:p>
              </text:list-item>
            </text:list>
            <text:list text:style-name="a1013">
              <text:list-item>
                <text:list text:style-name="a1013">
                  <text:list-item>
                    <text:p text:style-name="a1012" text:class-names="" text:cond-style-name=""><text:span text:style-name="a1004" text:class-names="">How</text:span><text:span text:style-name="a1005" text:class-names=""><text:s text:c="1"/></text:span><text:span text:style-name="a1006" text:class-names="">do</text:span><text:span text:style-name="a1007" text:class-names=""><text:s text:c="1"/></text:span><text:span text:style-name="a1008" text:class-names="">users</text:span><text:span text:style-name="a1009" text:class-names=""><text:s text:c="1"/></text:span><text:span text:style-name="a1010" text:class-names="">respond to each task?</text:span><text:span text:style-name="a1011" text:class-names=""/></text:p>
                  </text:list-item>
                </text:list>
              </text:list-item>
            </text:list>
            <text:list text:style-name="a1020">
              <text:list-item>
                <text:list text:style-name="a1020">
                  <text:list-item>
                    <text:p text:style-name="a1019" text:class-names="" text:cond-style-name=""><text:span text:style-name="a1014" text:class-names="">How<text:s text:c="1"/></text:span><text:span text:style-name="a1015" text:class-names="">frequent</text:span><text:span text:style-name="a1016" text:class-names="">ly</text:span><text:span text:style-name="a1017" text:class-names=""><text:s text:c="1"/></text:span><text:span text:style-name="a1018" text:class-names="">is the app used?</text:span></text:p>
                  </text:list-item>
                </text:list>
              </text:list-item>
            </text:list>
            <text:list text:style-name="a1025">
              <text:list-item>
                <text:list text:style-name="a1025">
                  <text:list-item>
                    <text:p text:style-name="a1024" text:class-names="" text:cond-style-name=""><text:span text:style-name="a1021" text:class-names="">Is it shared with<text:s text:c="1"/></text:span><text:span text:style-name="a1022" text:class-names="">friends?</text:span><text:span text:style-name="a1023" text:class-names=""/></text:p>
                  </text:list-item>
                </text:list>
              </text:list-item>
            </text:list>
            <text:list text:style-name="a1028">
              <text:list-item>
                <text:list text:style-name="a1028">
                  <text:list-item>
                    <text:p text:style-name="a1027" text:class-names="" text:cond-style-name=""><text:span text:style-name="a1026" text:class-names="">Is the user responding to the challenge invitations/Is the user inviting others?</text:span></text:p>
                  </text:list-item>
                </text:list>
              </text:list-item>
            </text:list>
            <text:list text:style-name="a1031">
              <text:list-item>
                <text:list text:style-name="a1031">
                  <text:list-item>
                    <text:p text:style-name="a1030" text:class-names="" text:cond-style-name=""><text:span text:style-name="a1029" text:class-names=""/></text:p>
                  </text:list-item>
                </text:list>
              </text:list-item>
            </text:list>
            <text:list text:style-name="a1034">
              <text:list-item>
                <text:list text:style-name="a1034">
                  <text:list-item>
                    <text:p text:style-name="a1033" text:class-names="" text:cond-style-name=""><text:span text:style-name="a1032" text:class-names="">Testing user’s personality through series of mini-games</text:span></text:p>
                  </text:list-item>
                </text:list>
              </text:list-item>
            </text:list>
            <text:list text:style-name="a1037">
              <text:list-item>
                <text:p text:style-name="a1036" text:class-names="" text:cond-style-name=""><text:span text:style-name="a1035" text:class-names=""/></text:p>
              </text:list-item>
            </text:list>
          </draw:text-box>
          <svg:title/>
          <svg:desc/>
        </draw:frame>
        <draw:custom-shape svg:width="3.55596in" svg:height="2.11494in" draw:id="id292" draw:style-name="a1046" draw:transform="translate(-1.77798in -1.05747in) rotate(-0.19533) translate(7.88143in 1.38889in)" draw:name="Thought Bubble: Cloud 4">
          <svg:title/>
          <svg:desc/>
          <text:p text:style-name="a1040" text:class-names="" text:cond-style-name=""><text:span text:style-name="a1039" text:class-names="">Confidence? Opportunities?</text:span></text:p>
          <text:p text:style-name="a1042" text:class-names="" text:cond-style-name=""><text:span text:style-name="a1041" text:class-names="">Motivation?</text:span></text:p>
          <text:p text:style-name="a1045" text:class-names="" text:cond-style-name=""><text:span text:style-name="a1043" text:class-names="">Physical competence?</text:span><text:span text:style-name="a1044" text:class-names=""/></text:p>
          <draw:enhanced-geometry xmlns:dr3d="urn:oasis:names:tc:opendocument:xmlns:dr3d:1.0" draw:type="non-primitive" svg:viewBox="0 0 21600 21600" draw:enhanced-path="M ?f16 ?f17 C ?f18 ?f19 ?f20 ?f21 ?f22 ?f21 ?f23 ?f24 ?f25 ?f26 ?f27 ?f28 ?f29 ?f30 ?f31 ?f32 ?f33 ?f32 ?f34 ?f35 ?f36 ?f37 ?f38 ?f39 ?f40 ?f41 ?f42 ?f12 ?f43 ?f12 ?f44 ?f12 ?f45 ?f46 ?f47 ?f48 ?f49 ?f50 ?f51 ?f12 ?f52 ?f12 ?f53 ?f12 ?f54 ?f55 ?f56 ?f57 ?f58 ?f59 ?f60 ?f61 ?f60 ?f62 ?f60 ?f63 ?f64 ?f65 ?f66 ?f67 ?f68 ?f69 ?f13 ?f70 ?f13 ?f71 ?f13 ?f72 ?f73 ?f74 ?f75 ?f76 ?f75 ?f77 ?f78 ?f79 ?f80 ?f79 ?f81 ?f79 ?f82 ?f83 ?f84 ?f85 ?f86 ?f58 ?f87 ?f13 ?f88 ?f13 ?f89 ?f13 ?f90 ?f91 ?f92 ?f93 ?f94 ?f95 ?f96 ?f97 ?f98 ?f97 ?f99 ?f97 ?f100 ?f101 ?f102 ?f103 ?f104 ?f105 ?f106 ?f107 ?f106 ?f108 ?f106 ?f109 ?f35 ?f110 ?f111 ?f112 ?f113 ?f114 ?f12 ?f38 ?f12 ?f115 ?f12 ?f116 ?f117 ?f118 ?f16 ?f17 Z N F M ?f16 ?f17 C ?f24 ?f119 ?f120 ?f121 ?f122 ?f123 N F M ?f27 ?f28 C ?f65 ?f124 ?f125 ?f126 ?f127 ?f128 N F M ?f38 ?f39 C ?f129 ?f130 ?f131 ?f132 ?f133 ?f134 N F M ?f47 ?f48 C ?f135 ?f136 ?f137 ?f138 ?f139 ?f140 N F M ?f56 ?f57 C ?f141 ?f142 ?f143 ?f144 ?f145 ?f146 N F M ?f66 ?f67 C ?f147 ?f148 ?f149 ?f150 ?f151 ?f152 N F M ?f153 ?f76 C ?f154 ?f155 ?f156 ?f157 ?f158 ?f159 N F M ?f84 ?f85 C ?f160 ?f161 ?f162 ?f163 ?f164 ?f165 N F M ?f166 ?f93 C ?f167 ?f168 ?f169 ?f170 ?f171 ?f172 N F M ?f102 ?f103 C ?f173 ?f105 ?f174 ?f175 ?f176 ?f177 N F M ?f111 ?f112 C ?f136 ?f178 ?f179 ?f180 ?f181 ?f182 N M ?f297 ?f298 A ?f352 ?f353 ?f354 ?f355 ?f297 ?f298 ?f349 ?f351  W ?f356 ?f357 ?f358 ?f359 ?f297 ?f298 ?f349 ?f351 Z N M ?f299 ?f300 A ?f380 ?f381 ?f382 ?f383 ?f299 ?f300 ?f377 ?f379  W ?f384 ?f385 ?f386 ?f387 ?f299 ?f300 ?f377 ?f379 Z N M ?f264 ?f265 A ?f408 ?f409 ?f410 ?f411 ?f264 ?f265 ?f405 ?f407  W ?f412 ?f413 ?f414 ?f415 ?f264 ?f265 ?f405 ?f407 Z N" draw:text-areas="?f309 ?f311 ?f310 ?f312" draw:glue-points="?f303 ?f304 ?f305 ?f306 ?f307 ?f304 ?f305 ?f308 ?f191 ?f192" draw:glue-point-leaving-directions="-270, 180, -90, -0, -212" draw:modifiers="20996 21565">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0"/>
            <draw:equation draw:name="f13" draw:formula="21600"/>
            <draw:equation draw:name="f14" draw:formula="-2147483647"/>
            <draw:equation draw:name="f15" draw:formula="2147483647"/>
            <draw:equation draw:name="f16" draw:formula="1930"/>
            <draw:equation draw:name="f17" draw:formula="7160"/>
            <draw:equation draw:name="f18" draw:formula="1530"/>
            <draw:equation draw:name="f19" draw:formula="4490"/>
            <draw:equation draw:name="f20" draw:formula="3400"/>
            <draw:equation draw:name="f21" draw:formula="1970"/>
            <draw:equation draw:name="f22" draw:formula="5270"/>
            <draw:equation draw:name="f23" draw:formula="5860"/>
            <draw:equation draw:name="f24" draw:formula="1950"/>
            <draw:equation draw:name="f25" draw:formula="6470"/>
            <draw:equation draw:name="f26" draw:formula="2210"/>
            <draw:equation draw:name="f27" draw:formula="6970"/>
            <draw:equation draw:name="f28" draw:formula="2600"/>
            <draw:equation draw:name="f29" draw:formula="7450"/>
            <draw:equation draw:name="f30" draw:formula="1390"/>
            <draw:equation draw:name="f31" draw:formula="8340"/>
            <draw:equation draw:name="f32" draw:formula="650"/>
            <draw:equation draw:name="f33" draw:formula="9340"/>
            <draw:equation draw:name="f34" draw:formula="10004"/>
            <draw:equation draw:name="f35" draw:formula="690"/>
            <draw:equation draw:name="f36" draw:formula="10710"/>
            <draw:equation draw:name="f37" draw:formula="1050"/>
            <draw:equation draw:name="f38" draw:formula="11210"/>
            <draw:equation draw:name="f39" draw:formula="1700"/>
            <draw:equation draw:name="f40" draw:formula="11570"/>
            <draw:equation draw:name="f41" draw:formula="630"/>
            <draw:equation draw:name="f42" draw:formula="12330"/>
            <draw:equation draw:name="f43" draw:formula="13150"/>
            <draw:equation draw:name="f44" draw:formula="13840"/>
            <draw:equation draw:name="f45" draw:formula="14470"/>
            <draw:equation draw:name="f46" draw:formula="460"/>
            <draw:equation draw:name="f47" draw:formula="14870"/>
            <draw:equation draw:name="f48" draw:formula="1160"/>
            <draw:equation draw:name="f49" draw:formula="15330"/>
            <draw:equation draw:name="f50" draw:formula="440"/>
            <draw:equation draw:name="f51" draw:formula="16020"/>
            <draw:equation draw:name="f52" draw:formula="16740"/>
            <draw:equation draw:name="f53" draw:formula="17910"/>
            <draw:equation draw:name="f54" draw:formula="18900"/>
            <draw:equation draw:name="f55" draw:formula="1130"/>
            <draw:equation draw:name="f56" draw:formula="19110"/>
            <draw:equation draw:name="f57" draw:formula="2710"/>
            <draw:equation draw:name="f58" draw:formula="20240"/>
            <draw:equation draw:name="f59" draw:formula="3150"/>
            <draw:equation draw:name="f60" draw:formula="21060"/>
            <draw:equation draw:name="f61" draw:formula="4580"/>
            <draw:equation draw:name="f62" draw:formula="6220"/>
            <draw:equation draw:name="f63" draw:formula="6720"/>
            <draw:equation draw:name="f64" draw:formula="21000"/>
            <draw:equation draw:name="f65" draw:formula="7200"/>
            <draw:equation draw:name="f66" draw:formula="20830"/>
            <draw:equation draw:name="f67" draw:formula="7660"/>
            <draw:equation draw:name="f68" draw:formula="21310"/>
            <draw:equation draw:name="f69" draw:formula="8460"/>
            <draw:equation draw:name="f70" draw:formula="9450"/>
            <draw:equation draw:name="f71" draw:formula="10460"/>
            <draw:equation draw:name="f72" draw:formula="12750"/>
            <draw:equation draw:name="f73" draw:formula="20310"/>
            <draw:equation draw:name="f74" draw:formula="14680"/>
            <draw:equation draw:name="f75" draw:formula="18650"/>
            <draw:equation draw:name="f76" draw:formula="15010"/>
            <draw:equation draw:name="f77" draw:formula="17200"/>
            <draw:equation draw:name="f78" draw:formula="17370"/>
            <draw:equation draw:name="f79" draw:formula="18920"/>
            <draw:equation draw:name="f80" draw:formula="15770"/>
            <draw:equation draw:name="f81" draw:formula="15220"/>
            <draw:equation draw:name="f82" draw:formula="14700"/>
            <draw:equation draw:name="f83" draw:formula="18710"/>
            <draw:equation draw:name="f84" draw:formula="14240"/>
            <draw:equation draw:name="f85" draw:formula="18310"/>
            <draw:equation draw:name="f86" draw:formula="13820"/>
            <draw:equation draw:name="f87" draw:formula="12490"/>
            <draw:equation draw:name="f88" draw:formula="11000"/>
            <draw:equation draw:name="f89" draw:formula="9890"/>
            <draw:equation draw:name="f90" draw:formula="8840"/>
            <draw:equation draw:name="f91" draw:formula="20790"/>
            <draw:equation draw:name="f92" draw:formula="8210"/>
            <draw:equation draw:name="f93" draw:formula="19510"/>
            <draw:equation draw:name="f94" draw:formula="7620"/>
            <draw:equation draw:name="f95" draw:formula="20000"/>
            <draw:equation draw:name="f96" draw:formula="7930"/>
            <draw:equation draw:name="f97" draw:formula="20290"/>
            <draw:equation draw:name="f98" draw:formula="6240"/>
            <draw:equation draw:name="f99" draw:formula="4850"/>
            <draw:equation draw:name="f100" draw:formula="3570"/>
            <draw:equation draw:name="f101" draw:formula="19280"/>
            <draw:equation draw:name="f102" draw:formula="2900"/>
            <draw:equation draw:name="f103" draw:formula="17640"/>
            <draw:equation draw:name="f104" draw:formula="1300"/>
            <draw:equation draw:name="f105" draw:formula="17600"/>
            <draw:equation draw:name="f106" draw:formula="480"/>
            <draw:equation draw:name="f107" draw:formula="16300"/>
            <draw:equation draw:name="f108" draw:formula="14660"/>
            <draw:equation draw:name="f109" draw:formula="13900"/>
            <draw:equation draw:name="f110" draw:formula="13210"/>
            <draw:equation draw:name="f111" draw:formula="1070"/>
            <draw:equation draw:name="f112" draw:formula="12640"/>
            <draw:equation draw:name="f113" draw:formula="380"/>
            <draw:equation draw:name="f114" draw:formula="12160"/>
            <draw:equation draw:name="f115" draw:formula="10120"/>
            <draw:equation draw:name="f116" draw:formula="8590"/>
            <draw:equation draw:name="f117" draw:formula="840"/>
            <draw:equation draw:name="f118" draw:formula="7330"/>
            <draw:equation draw:name="f119" draw:formula="7410"/>
            <draw:equation draw:name="f120" draw:formula="2040"/>
            <draw:equation draw:name="f121" draw:formula="7690"/>
            <draw:equation draw:name="f122" draw:formula="2090"/>
            <draw:equation draw:name="f123" draw:formula="7920"/>
            <draw:equation draw:name="f124" draw:formula="2790"/>
            <draw:equation draw:name="f125" draw:formula="7480"/>
            <draw:equation draw:name="f126" draw:formula="3050"/>
            <draw:equation draw:name="f127" draw:formula="7670"/>
            <draw:equation draw:name="f128" draw:formula="3310"/>
            <draw:equation draw:name="f129" draw:formula="11130"/>
            <draw:equation draw:name="f130" draw:formula="1910"/>
            <draw:equation draw:name="f131" draw:formula="11080"/>
            <draw:equation draw:name="f132" draw:formula="2160"/>
            <draw:equation draw:name="f133" draw:formula="11030"/>
            <draw:equation draw:name="f134" draw:formula="2400"/>
            <draw:equation draw:name="f135" draw:formula="14720"/>
            <draw:equation draw:name="f136" draw:formula="1400"/>
            <draw:equation draw:name="f137" draw:formula="14640"/>
            <draw:equation draw:name="f138" draw:formula="1720"/>
            <draw:equation draw:name="f139" draw:formula="14540"/>
            <draw:equation draw:name="f140" draw:formula="2010"/>
            <draw:equation draw:name="f141" draw:formula="19130"/>
            <draw:equation draw:name="f142" draw:formula="2890"/>
            <draw:equation draw:name="f143" draw:formula="19230"/>
            <draw:equation draw:name="f144" draw:formula="3290"/>
            <draw:equation draw:name="f145" draw:formula="19190"/>
            <draw:equation draw:name="f146" draw:formula="3380"/>
            <draw:equation draw:name="f147" draw:formula="20660"/>
            <draw:equation draw:name="f148" draw:formula="8170"/>
            <draw:equation draw:name="f149" draw:formula="20430"/>
            <draw:equation draw:name="f150" draw:formula="8620"/>
            <draw:equation draw:name="f151" draw:formula="20110"/>
            <draw:equation draw:name="f152" draw:formula="8990"/>
            <draw:equation draw:name="f153" draw:formula="18660"/>
            <draw:equation draw:name="f154" draw:formula="18740"/>
            <draw:equation draw:name="f155" draw:formula="14200"/>
            <draw:equation draw:name="f156" draw:formula="18280"/>
            <draw:equation draw:name="f157" draw:formula="12200"/>
            <draw:equation draw:name="f158" draw:formula="17000"/>
            <draw:equation draw:name="f159" draw:formula="11450"/>
            <draw:equation draw:name="f160" draw:formula="14320"/>
            <draw:equation draw:name="f161" draw:formula="17980"/>
            <draw:equation draw:name="f162" draw:formula="14350"/>
            <draw:equation draw:name="f163" draw:formula="17680"/>
            <draw:equation draw:name="f164" draw:formula="14370"/>
            <draw:equation draw:name="f165" draw:formula="17360"/>
            <draw:equation draw:name="f166" draw:formula="8220"/>
            <draw:equation draw:name="f167" draw:formula="8060"/>
            <draw:equation draw:name="f168" draw:formula="19250"/>
            <draw:equation draw:name="f169" draw:formula="7960"/>
            <draw:equation draw:name="f170" draw:formula="18950"/>
            <draw:equation draw:name="f171" draw:formula="7860"/>
            <draw:equation draw:name="f172" draw:formula="18640"/>
            <draw:equation draw:name="f173" draw:formula="3090"/>
            <draw:equation draw:name="f174" draw:formula="3280"/>
            <draw:equation draw:name="f175" draw:formula="17540"/>
            <draw:equation draw:name="f176" draw:formula="3460"/>
            <draw:equation draw:name="f177" draw:formula="17450"/>
            <draw:equation draw:name="f178" draw:formula="12900"/>
            <draw:equation draw:name="f179" draw:formula="1780"/>
            <draw:equation draw:name="f180" draw:formula="13130"/>
            <draw:equation draw:name="f181" draw:formula="2330"/>
            <draw:equation draw:name="f182" draw:formula="13040"/>
            <draw:equation draw:name="f183" draw:formula="1800 * 1800"/>
            <draw:equation draw:name="f184" draw:formula="0"/>
            <draw:equation draw:name="f185" draw:formula="0 - 23592960"/>
            <draw:equation draw:name="f186" draw:formula="1800"/>
            <draw:equation draw:name="f187" draw:formula="1200 * 1200"/>
            <draw:equation draw:name="f188" draw:formula="1200"/>
            <draw:equation draw:name="f189" draw:formula="700 * 700"/>
            <draw:equation draw:name="f190" draw:formula="700"/>
            <draw:equation draw:name="f191" draw:formula="$0"/>
            <draw:equation draw:name="f192" draw:formula="$1"/>
            <draw:equation draw:name="f193" draw:formula="0 * ?f8"/>
            <draw:equation draw:name="f194" draw:formula="?f184 * ?f0"/>
            <draw:equation draw:name="f195" draw:formula="?f185 * ?f0"/>
            <draw:equation draw:name="f196" draw:formula="?f191 - 10800"/>
            <draw:equation draw:name="f197" draw:formula="?f192 - 10800"/>
            <draw:equation draw:name="f198" draw:formula="3000 * ?f10"/>
            <draw:equation draw:name="f199" draw:formula="17110 * ?f10"/>
            <draw:equation draw:name="f200" draw:formula="17330 * ?f11"/>
            <draw:equation draw:name="f201" draw:formula="3320 * ?f11"/>
            <draw:equation draw:name="f202" draw:formula="?f193 / ?f9"/>
            <draw:equation draw:name="f203" draw:formula="?f194 / ?f9"/>
            <draw:equation draw:name="f204" draw:formula="?f195 / ?f9"/>
            <draw:equation draw:name="f205" draw:formula="0 * ?f10"/>
            <draw:equation draw:name="f206" draw:formula="10800 * ?f11"/>
            <draw:equation draw:name="f207" draw:formula="10800 * ?f10"/>
            <draw:equation draw:name="f208" draw:formula="21600 * ?f11"/>
            <draw:equation draw:name="f209" draw:formula="21600 * ?f10"/>
            <draw:equation draw:name="f210" draw:formula="0 * ?f11"/>
            <draw:equation draw:name="f211" draw:formula="0 - ?f197"/>
            <draw:equation draw:name="f212" draw:formula="0 - ?f196"/>
            <draw:equation draw:name="f213" draw:formula="0 - ?f202"/>
            <draw:equation draw:name="f214" draw:formula="?f203 - ?f1"/>
            <draw:equation draw:name="f215" draw:formula="?f204 - ?f1"/>
            <draw:equation draw:name="f216" draw:formula="0 - ?f211"/>
            <draw:equation draw:name="f217" draw:formula="0 - ?f212"/>
            <draw:equation draw:name="f218" draw:formula="atan2(?f216, ?f217)"/>
            <draw:equation draw:name="f219" draw:formula="0 - ?f218"/>
            <draw:equation draw:name="f220" draw:formula="?f219 * ?f0 / ?f8"/>
            <draw:equation draw:name="f221" draw:formula="?f220 - ?f1"/>
            <draw:equation draw:name="f222" draw:formula="?f213 * ?f0"/>
            <draw:equation draw:name="f223" draw:formula="?f215 - ?f214"/>
            <draw:equation draw:name="f224" draw:formula="?f222 / ?f8"/>
            <draw:equation draw:name="f225" draw:formula="?f224 - ?f1"/>
            <draw:equation draw:name="f226" draw:formula="?f225 + ?f1"/>
            <draw:equation draw:name="f227" draw:formula="?f226 * ?f8 / ?f0"/>
            <draw:equation draw:name="f228" draw:formula="0 - ?f227"/>
            <draw:equation draw:name="f229" draw:formula="sin(?f228)"/>
            <draw:equation draw:name="f230" draw:formula="0 - ?f229"/>
            <draw:equation draw:name="f231" draw:formula="?f230"/>
            <draw:equation draw:name="f232" draw:formula="cos(?f228)"/>
            <draw:equation draw:name="f233" draw:formula="0 - ?f232"/>
            <draw:equation draw:name="f234" draw:formula="?f233"/>
            <draw:equation draw:name="f235" draw:formula="0 - ?f231"/>
            <draw:equation draw:name="f236" draw:formula="0 - ?f234"/>
            <draw:equation draw:name="f237" draw:formula="1800 * ?f235"/>
            <draw:equation draw:name="f238" draw:formula="1800 * ?f236"/>
            <draw:equation draw:name="f239" draw:formula="1200 * ?f235"/>
            <draw:equation draw:name="f240" draw:formula="1200 * ?f236"/>
            <draw:equation draw:name="f241" draw:formula="700 * ?f235"/>
            <draw:equation draw:name="f242" draw:formula="700 * ?f236"/>
            <draw:equation draw:name="f243" draw:formula="?f237 * ?f237"/>
            <draw:equation draw:name="f244" draw:formula="?f238 * ?f238"/>
            <draw:equation draw:name="f245" draw:formula="?f239 * ?f239"/>
            <draw:equation draw:name="f246" draw:formula="?f240 * ?f240"/>
            <draw:equation draw:name="f247" draw:formula="?f241 * ?f241"/>
            <draw:equation draw:name="f248" draw:formula="?f242 * ?f242"/>
            <draw:equation draw:name="f249" draw:formula="?f243 + ?f244"/>
            <draw:equation draw:name="f250" draw:formula="?f245 + ?f246"/>
            <draw:equation draw:name="f251" draw:formula="?f247 + ?f248"/>
            <draw:equation draw:name="f252" draw:formula="sqrt(?f249)"/>
            <draw:equation draw:name="f253" draw:formula="sqrt(?f250)"/>
            <draw:equation draw:name="f254" draw:formula="sqrt(?f251)"/>
            <draw:equation draw:name="f255" draw:formula="?f183 / ?f252"/>
            <draw:equation draw:name="f256" draw:formula="?f187 / ?f253"/>
            <draw:equation draw:name="f257" draw:formula="?f189 / ?f254"/>
            <draw:equation draw:name="f258" draw:formula="?f235 * ?f255"/>
            <draw:equation draw:name="f259" draw:formula="?f236 * ?f255"/>
            <draw:equation draw:name="f260" draw:formula="?f235 * ?f256"/>
            <draw:equation draw:name="f261" draw:formula="?f236 * ?f256"/>
            <draw:equation draw:name="f262" draw:formula="?f235 * ?f257"/>
            <draw:equation draw:name="f263" draw:formula="?f236 * ?f257"/>
            <draw:equation draw:name="f264" draw:formula="?f191 - ?f262"/>
            <draw:equation draw:name="f265" draw:formula="?f192 - ?f263"/>
            <draw:equation draw:name="f266" draw:formula="?f221 + ?f1"/>
            <draw:equation draw:name="f267" draw:formula="?f266 * ?f8 / ?f0"/>
            <draw:equation draw:name="f268" draw:formula="0 - ?f267"/>
            <draw:equation draw:name="f269" draw:formula="cos(?f268)"/>
            <draw:equation draw:name="f270" draw:formula="0 - ?f269"/>
            <draw:equation draw:name="f271" draw:formula="?f270"/>
            <draw:equation draw:name="f272" draw:formula="sin(?f268)"/>
            <draw:equation draw:name="f273" draw:formula="0 - ?f272"/>
            <draw:equation draw:name="f274" draw:formula="?f273"/>
            <draw:equation draw:name="f275" draw:formula="0 - ?f271"/>
            <draw:equation draw:name="f276" draw:formula="0 - ?f274"/>
            <draw:equation draw:name="f277" draw:formula="10800 * ?f275"/>
            <draw:equation draw:name="f278" draw:formula="10800 * ?f276"/>
            <draw:equation draw:name="f279" draw:formula="?f277 + 10800"/>
            <draw:equation draw:name="f280" draw:formula="?f278 + 10800"/>
            <draw:equation draw:name="f281" draw:formula="?f277 / 12"/>
            <draw:equation draw:name="f282" draw:formula="?f278 / 12"/>
            <draw:equation draw:name="f283" draw:formula="?f191 - ?f279"/>
            <draw:equation draw:name="f284" draw:formula="?f192 - ?f280"/>
            <draw:equation draw:name="f285" draw:formula="?f283 / 3"/>
            <draw:equation draw:name="f286" draw:formula="?f284 / 3"/>
            <draw:equation draw:name="f287" draw:formula="?f283 * 2"/>
            <draw:equation draw:name="f288" draw:formula="?f284 * 2"/>
            <draw:equation draw:name="f289" draw:formula="?f287 / 3"/>
            <draw:equation draw:name="f290" draw:formula="?f288 / 3"/>
            <draw:equation draw:name="f291" draw:formula="?f285 + ?f279"/>
            <draw:equation draw:name="f292" draw:formula="?f286 + ?f280"/>
            <draw:equation draw:name="f293" draw:formula="?f291 - ?f281"/>
            <draw:equation draw:name="f294" draw:formula="?f292 - ?f282"/>
            <draw:equation draw:name="f295" draw:formula="?f289 + ?f279"/>
            <draw:equation draw:name="f296" draw:formula="?f290 + ?f280"/>
            <draw:equation draw:name="f297" draw:formula="?f293 - ?f258"/>
            <draw:equation draw:name="f298" draw:formula="?f294 - ?f259"/>
            <draw:equation draw:name="f299" draw:formula="?f295 - ?f260"/>
            <draw:equation draw:name="f300" draw:formula="?f296 - ?f261"/>
            <draw:equation draw:name="f301" draw:formula="$0 / ?f10"/>
            <draw:equation draw:name="f302" draw:formula="$1 / ?f11"/>
            <draw:equation draw:name="f303" draw:formula="?f205 / ?f10"/>
            <draw:equation draw:name="f304" draw:formula="?f206 / ?f11"/>
            <draw:equation draw:name="f305" draw:formula="?f207 / ?f10"/>
            <draw:equation draw:name="f306" draw:formula="?f208 / ?f11"/>
            <draw:equation draw:name="f307" draw:formula="?f209 / ?f10"/>
            <draw:equation draw:name="f308" draw:formula="?f210 / ?f11"/>
            <draw:equation draw:name="f309" draw:formula="?f198 / ?f10"/>
            <draw:equation draw:name="f310" draw:formula="?f199 / ?f10"/>
            <draw:equation draw:name="f311" draw:formula="?f201 / ?f11"/>
            <draw:equation draw:name="f312" draw:formula="?f200 / ?f11"/>
            <draw:equation draw:name="f313" draw:formula="21550000 - ?f223"/>
            <draw:equation draw:name="f314" draw:formula="if(?f313, ?f223, 21550000)"/>
            <draw:equation draw:name="f315" draw:formula="-21550000 - ?f314"/>
            <draw:equation draw:name="f316" draw:formula="if(?f315, -21550000, ?f314)"/>
            <draw:equation draw:name="f317" draw:formula="?f214 + ?f316"/>
            <draw:equation draw:name="f318" draw:formula="?f214 + ?f1"/>
            <draw:equation draw:name="f319" draw:formula="?f318 * ?f8 / ?f0"/>
            <draw:equation draw:name="f320" draw:formula="0 - ?f319"/>
            <draw:equation draw:name="f321" draw:formula="cos(?f320)"/>
            <draw:equation draw:name="f322" draw:formula="0 - ?f321"/>
            <draw:equation draw:name="f323" draw:formula="?f322 * ?f186"/>
            <draw:equation draw:name="f324" draw:formula="sin(?f320)"/>
            <draw:equation draw:name="f325" draw:formula="0 - ?f324"/>
            <draw:equation draw:name="f326" draw:formula="?f325 * ?f186"/>
            <draw:equation draw:name="f327" draw:formula="sqrt(?f323 * ?f323 + ?f326 * ?f326 + 0 * 0)"/>
            <draw:equation draw:name="f328" draw:formula="?f186 * ?f186 / ?f327"/>
            <draw:equation draw:name="f329" draw:formula="?f325 * ?f328"/>
            <draw:equation draw:name="f330" draw:formula="?f297 - ?f329"/>
            <draw:equation draw:name="f331" draw:formula="?f322 * ?f328"/>
            <draw:equation draw:name="f332" draw:formula="?f298 - ?f331"/>
            <draw:equation draw:name="f333" draw:formula="?f330 - ?f186"/>
            <draw:equation draw:name="f334" draw:formula="?f332 - ?f186"/>
            <draw:equation draw:name="f335" draw:formula="?f330 + ?f186"/>
            <draw:equation draw:name="f336" draw:formula="?f332 + ?f186"/>
            <draw:equation draw:name="f337" draw:formula="?f317 + ?f1"/>
            <draw:equation draw:name="f338" draw:formula="?f337 * ?f8 / ?f0"/>
            <draw:equation draw:name="f339" draw:formula="0 - ?f338"/>
            <draw:equation draw:name="f340" draw:formula="cos(?f339)"/>
            <draw:equation draw:name="f341" draw:formula="0 - ?f340"/>
            <draw:equation draw:name="f342" draw:formula="?f341 * ?f186"/>
            <draw:equation draw:name="f343" draw:formula="sin(?f339)"/>
            <draw:equation draw:name="f344" draw:formula="0 - ?f343"/>
            <draw:equation draw:name="f345" draw:formula="?f344 * ?f186"/>
            <draw:equation draw:name="f346" draw:formula="sqrt(?f342 * ?f342 + ?f345 * ?f345 + 0 * 0)"/>
            <draw:equation draw:name="f347" draw:formula="?f186 * ?f186 / ?f346"/>
            <draw:equation draw:name="f348" draw:formula="?f344 * ?f347"/>
            <draw:equation draw:name="f349" draw:formula="?f330 + ?f348"/>
            <draw:equation draw:name="f350" draw:formula="?f341 * ?f347"/>
            <draw:equation draw:name="f351" draw:formula="?f332 + ?f350"/>
            <draw:equation draw:name="f352" draw:formula="if(?f316, ?f297, ?f333)"/>
            <draw:equation draw:name="f353" draw:formula="if(?f316, ?f298, ?f334)"/>
            <draw:equation draw:name="f354" draw:formula="if(?f316, ?f297, ?f335)"/>
            <draw:equation draw:name="f355" draw:formula="if(?f316, ?f298, ?f336)"/>
            <draw:equation draw:name="f356" draw:formula="if(?f316, ?f333, ?f349)"/>
            <draw:equation draw:name="f357" draw:formula="if(?f316, ?f334, ?f351)"/>
            <draw:equation draw:name="f358" draw:formula="if(?f316, ?f335, ?f349)"/>
            <draw:equation draw:name="f359" draw:formula="if(?f316, ?f336, ?f351)"/>
            <draw:equation draw:name="f360" draw:formula="?f322 * ?f188"/>
            <draw:equation draw:name="f361" draw:formula="?f325 * ?f188"/>
            <draw:equation draw:name="f362" draw:formula="sqrt(?f360 * ?f360 + ?f361 * ?f361 + 0 * 0)"/>
            <draw:equation draw:name="f363" draw:formula="?f188 * ?f188 / ?f362"/>
            <draw:equation draw:name="f364" draw:formula="?f325 * ?f363"/>
            <draw:equation draw:name="f365" draw:formula="?f299 - ?f364"/>
            <draw:equation draw:name="f366" draw:formula="?f322 * ?f363"/>
            <draw:equation draw:name="f367" draw:formula="?f300 - ?f366"/>
            <draw:equation draw:name="f368" draw:formula="?f365 - ?f188"/>
            <draw:equation draw:name="f369" draw:formula="?f367 - ?f188"/>
            <draw:equation draw:name="f370" draw:formula="?f365 + ?f188"/>
            <draw:equation draw:name="f371" draw:formula="?f367 + ?f188"/>
            <draw:equation draw:name="f372" draw:formula="?f341 * ?f188"/>
            <draw:equation draw:name="f373" draw:formula="?f344 * ?f188"/>
            <draw:equation draw:name="f374" draw:formula="sqrt(?f372 * ?f372 + ?f373 * ?f373 + 0 * 0)"/>
            <draw:equation draw:name="f375" draw:formula="?f188 * ?f188 / ?f374"/>
            <draw:equation draw:name="f376" draw:formula="?f344 * ?f375"/>
            <draw:equation draw:name="f377" draw:formula="?f365 + ?f376"/>
            <draw:equation draw:name="f378" draw:formula="?f341 * ?f375"/>
            <draw:equation draw:name="f379" draw:formula="?f367 + ?f378"/>
            <draw:equation draw:name="f380" draw:formula="if(?f316, ?f299, ?f368)"/>
            <draw:equation draw:name="f381" draw:formula="if(?f316, ?f300, ?f369)"/>
            <draw:equation draw:name="f382" draw:formula="if(?f316, ?f299, ?f370)"/>
            <draw:equation draw:name="f383" draw:formula="if(?f316, ?f300, ?f371)"/>
            <draw:equation draw:name="f384" draw:formula="if(?f316, ?f368, ?f377)"/>
            <draw:equation draw:name="f385" draw:formula="if(?f316, ?f369, ?f379)"/>
            <draw:equation draw:name="f386" draw:formula="if(?f316, ?f370, ?f377)"/>
            <draw:equation draw:name="f387" draw:formula="if(?f316, ?f371, ?f379)"/>
            <draw:equation draw:name="f388" draw:formula="?f322 * ?f190"/>
            <draw:equation draw:name="f389" draw:formula="?f325 * ?f190"/>
            <draw:equation draw:name="f390" draw:formula="sqrt(?f388 * ?f388 + ?f389 * ?f389 + 0 * 0)"/>
            <draw:equation draw:name="f391" draw:formula="?f190 * ?f190 / ?f390"/>
            <draw:equation draw:name="f392" draw:formula="?f325 * ?f391"/>
            <draw:equation draw:name="f393" draw:formula="?f264 - ?f392"/>
            <draw:equation draw:name="f394" draw:formula="?f322 * ?f391"/>
            <draw:equation draw:name="f395" draw:formula="?f265 - ?f394"/>
            <draw:equation draw:name="f396" draw:formula="?f393 - ?f190"/>
            <draw:equation draw:name="f397" draw:formula="?f395 - ?f190"/>
            <draw:equation draw:name="f398" draw:formula="?f393 + ?f190"/>
            <draw:equation draw:name="f399" draw:formula="?f395 + ?f190"/>
            <draw:equation draw:name="f400" draw:formula="?f341 * ?f190"/>
            <draw:equation draw:name="f401" draw:formula="?f344 * ?f190"/>
            <draw:equation draw:name="f402" draw:formula="sqrt(?f400 * ?f400 + ?f401 * ?f401 + 0 * 0)"/>
            <draw:equation draw:name="f403" draw:formula="?f190 * ?f190 / ?f402"/>
            <draw:equation draw:name="f404" draw:formula="?f344 * ?f403"/>
            <draw:equation draw:name="f405" draw:formula="?f393 + ?f404"/>
            <draw:equation draw:name="f406" draw:formula="?f341 * ?f403"/>
            <draw:equation draw:name="f407" draw:formula="?f395 + ?f406"/>
            <draw:equation draw:name="f408" draw:formula="if(?f316, ?f264, ?f396)"/>
            <draw:equation draw:name="f409" draw:formula="if(?f316, ?f265, ?f397)"/>
            <draw:equation draw:name="f410" draw:formula="if(?f316, ?f264, ?f398)"/>
            <draw:equation draw:name="f411" draw:formula="if(?f316, ?f265, ?f399)"/>
            <draw:equation draw:name="f412" draw:formula="if(?f316, ?f396, ?f405)"/>
            <draw:equation draw:name="f413" draw:formula="if(?f316, ?f397, ?f407)"/>
            <draw:equation draw:name="f414" draw:formula="if(?f316, ?f398, ?f405)"/>
            <draw:equation draw:name="f415" draw:formula="if(?f316, ?f399, ?f407)"/>
            <draw:handle draw:handle-position="$0 $1" draw:handle-range-x-minimum="-2147483647" draw:handle-range-x-maximum="2147483647" draw:handle-range-y-minimum="-2147483647" draw:handle-range-y-maximum="2147483647"/>
          </draw:enhanced-geometry>
        </draw:custom-shape>
        <draw:custom-shape svg:x="2.39081in" svg:y="6.50575in" svg:width="6.63218in" svg:height="0.42529in" draw:id="id293" draw:style-name="a1049" draw:name="Double Brace 5">
          <svg:title/>
          <svg:desc/>
          <text:p text:style-name="a1048" text:class-names="" text:cond-style-name=""><text:span text:style-name="a1047" text:class-names=""/></text:p>
          <draw:enhanced-geometry xmlns:dr3d="urn:oasis:names:tc:opendocument:xmlns:dr3d:1.0" draw:path-stretchpoint-x="21600" draw:path-stretchpoint-y="21600" draw:type="non-primitive" svg:viewBox="0 0 21600 21600" draw:enhanced-path="S M ?f28 ?f20 A ?f79 ?f80 ?f81 ?f82 ?f28 ?f20 ?f76 ?f78  W ?f83 ?f84 ?f85 ?f86 ?f28 ?f20 ?f76 ?f78 L ?f27 ?f32 A ?f126 ?f127 ?f128 ?f129 ?f27 ?f32 ?f123 ?f125  W ?f130 ?f131 ?f132 ?f133 ?f27 ?f32 ?f123 ?f125 A ?f156 ?f157 ?f158 ?f159 ?f123 ?f125 ?f153 ?f155  W ?f160 ?f161 ?f162 ?f163 ?f123 ?f125 ?f153 ?f155 L ?f27 ?f27 A ?f199 ?f200 ?f201 ?f202 ?f27 ?f27 ?f196 ?f198  W ?f203 ?f204 ?f205 ?f206 ?f27 ?f27 ?f196 ?f198 L ?f29 ?f11 A ?f242 ?f243 ?f244 ?f245 ?f29 ?f11 ?f239 ?f241  W ?f246 ?f247 ?f248 ?f249 ?f29 ?f11 ?f239 ?f241 L ?f30 ?f31 A ?f272 ?f273 ?f274 ?f275 ?f30 ?f31 ?f269 ?f271  W ?f276 ?f277 ?f278 ?f279 ?f30 ?f31 ?f269 ?f271 A ?f302 ?f303 ?f304 ?f305 ?f269 ?f271 ?f299 ?f301  W ?f306 ?f307 ?f308 ?f309 ?f269 ?f271 ?f299 ?f301 L ?f30 ?f33 A ?f332 ?f333 ?f334 ?f335 ?f30 ?f33 ?f329 ?f331  W ?f336 ?f337 ?f338 ?f339 ?f30 ?f33 ?f329 ?f331 Z N F M ?f28 ?f20 A ?f79 ?f80 ?f81 ?f82 ?f28 ?f20 ?f76 ?f78  W ?f83 ?f84 ?f85 ?f86 ?f28 ?f20 ?f76 ?f78 L ?f27 ?f32 A ?f126 ?f127 ?f128 ?f129 ?f27 ?f32 ?f123 ?f125  W ?f130 ?f131 ?f132 ?f133 ?f27 ?f32 ?f123 ?f125 A ?f156 ?f157 ?f158 ?f159 ?f123 ?f125 ?f153 ?f155  W ?f160 ?f161 ?f162 ?f163 ?f123 ?f125 ?f153 ?f155 L ?f27 ?f27 A ?f199 ?f200 ?f201 ?f202 ?f27 ?f27 ?f196 ?f198  W ?f203 ?f204 ?f205 ?f206 ?f27 ?f27 ?f196 ?f198 M ?f29 ?f11 A ?f242 ?f243 ?f244 ?f245 ?f29 ?f11 ?f239 ?f241  W ?f246 ?f247 ?f248 ?f249 ?f29 ?f11 ?f239 ?f241 L ?f30 ?f31 A ?f272 ?f273 ?f274 ?f275 ?f30 ?f31 ?f269 ?f271  W ?f276 ?f277 ?f278 ?f279 ?f30 ?f31 ?f269 ?f271 A ?f302 ?f303 ?f304 ?f305 ?f269 ?f271 ?f299 ?f301  W ?f306 ?f307 ?f308 ?f309 ?f269 ?f271 ?f299 ?f301 L ?f30 ?f33 A ?f332 ?f333 ?f334 ?f335 ?f30 ?f33 ?f329 ?f331  W ?f336 ?f337 ?f338 ?f339 ?f30 ?f33 ?f329 ?f331 N" draw:text-areas="?f37 ?f37 ?f39 ?f38"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min(?f22, ?f21)"/>
            <draw:equation draw:name="f25" draw:formula="?f11 + ?f23"/>
            <draw:equation draw:name="f26" draw:formula="?f24 * ?f13"/>
            <draw:equation draw:name="f27" draw:formula="?f26 / 100000"/>
            <draw:equation draw:name="f28" draw:formula="?f26 / 50000"/>
            <draw:equation draw:name="f29" draw:formula="?f19 - ?f28"/>
            <draw:equation draw:name="f30" draw:formula="?f19 - ?f27"/>
            <draw:equation draw:name="f31" draw:formula="?f25 - ?f27"/>
            <draw:equation draw:name="f32" draw:formula="?f25 + ?f27"/>
            <draw:equation draw:name="f33" draw:formula="?f20 - ?f27"/>
            <draw:equation draw:name="f34" draw:formula="?f27 * 29289"/>
            <draw:equation draw:name="f35" draw:formula="?f27 * ?f18"/>
            <draw:equation draw:name="f36" draw:formula="?f34 / 100000"/>
            <draw:equation draw:name="f37" draw:formula="?f27 + ?f36"/>
            <draw:equation draw:name="f38" draw:formula="?f20 - ?f36"/>
            <draw:equation draw:name="f39" draw:formula="?f19 - ?f37"/>
            <draw:equation draw:name="f40" draw:formula="21550000 - ?f2"/>
            <draw:equation draw:name="f41" draw:formula="if(?f40, ?f2, 21550000)"/>
            <draw:equation draw:name="f42" draw:formula="-21550000 - ?f41"/>
            <draw:equation draw:name="f43" draw:formula="if(?f42, -21550000, ?f41)"/>
            <draw:equation draw:name="f44" draw:formula="?f2 + ?f43"/>
            <draw:equation draw:name="f45" draw:formula="?f2 + ?f2"/>
            <draw:equation draw:name="f46" draw:formula="?f45 * ?f10 / ?f1"/>
            <draw:equation draw:name="f47" draw:formula="0 - ?f46"/>
            <draw:equation draw:name="f48" draw:formula="cos(?f47)"/>
            <draw:equation draw:name="f49" draw:formula="0 - ?f48"/>
            <draw:equation draw:name="f50" draw:formula="?f49 * ?f35"/>
            <draw:equation draw:name="f51" draw:formula="sin(?f47)"/>
            <draw:equation draw:name="f52" draw:formula="0 - ?f51"/>
            <draw:equation draw:name="f53" draw:formula="?f52 * ?f35"/>
            <draw:equation draw:name="f54" draw:formula="sqrt(?f50 * ?f50 + ?f53 * ?f53 + 0 * 0)"/>
            <draw:equation draw:name="f55" draw:formula="?f35 * ?f35 / ?f54"/>
            <draw:equation draw:name="f56" draw:formula="?f52 * ?f55"/>
            <draw:equation draw:name="f57" draw:formula="?f28 - ?f56"/>
            <draw:equation draw:name="f58" draw:formula="?f49 * ?f55"/>
            <draw:equation draw:name="f59" draw:formula="?f20 - ?f58"/>
            <draw:equation draw:name="f60" draw:formula="?f57 - ?f35"/>
            <draw:equation draw:name="f61" draw:formula="?f59 - ?f35"/>
            <draw:equation draw:name="f62" draw:formula="?f57 + ?f35"/>
            <draw:equation draw:name="f63" draw:formula="?f59 + ?f35"/>
            <draw:equation draw:name="f64" draw:formula="?f44 + ?f2"/>
            <draw:equation draw:name="f65" draw:formula="?f64 * ?f10 / ?f1"/>
            <draw:equation draw:name="f66" draw:formula="0 - ?f65"/>
            <draw:equation draw:name="f67" draw:formula="cos(?f66)"/>
            <draw:equation draw:name="f68" draw:formula="0 - ?f67"/>
            <draw:equation draw:name="f69" draw:formula="?f68 * ?f35"/>
            <draw:equation draw:name="f70" draw:formula="sin(?f66)"/>
            <draw:equation draw:name="f71" draw:formula="0 - ?f70"/>
            <draw:equation draw:name="f72" draw:formula="?f71 * ?f35"/>
            <draw:equation draw:name="f73" draw:formula="sqrt(?f69 * ?f69 + ?f72 * ?f72 + 0 * 0)"/>
            <draw:equation draw:name="f74" draw:formula="?f35 * ?f35 / ?f73"/>
            <draw:equation draw:name="f75" draw:formula="?f71 * ?f74"/>
            <draw:equation draw:name="f76" draw:formula="?f57 + ?f75"/>
            <draw:equation draw:name="f77" draw:formula="?f68 * ?f74"/>
            <draw:equation draw:name="f78" draw:formula="?f59 + ?f77"/>
            <draw:equation draw:name="f79" draw:formula="if(?f43, ?f28, ?f60)"/>
            <draw:equation draw:name="f80" draw:formula="if(?f43, ?f20, ?f61)"/>
            <draw:equation draw:name="f81" draw:formula="if(?f43, ?f28, ?f62)"/>
            <draw:equation draw:name="f82" draw:formula="if(?f43, ?f20,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11 + ?f90"/>
            <draw:equation draw:name="f92" draw:formula="?f11 + ?f2"/>
            <draw:equation draw:name="f93" draw:formula="?f92 * ?f10 / ?f1"/>
            <draw:equation draw:name="f94" draw:formula="0 - ?f93"/>
            <draw:equation draw:name="f95" draw:formula="cos(?f94)"/>
            <draw:equation draw:name="f96" draw:formula="0 - ?f95"/>
            <draw:equation draw:name="f97" draw:formula="?f96 * ?f35"/>
            <draw:equation draw:name="f98" draw:formula="sin(?f94)"/>
            <draw:equation draw:name="f99" draw:formula="0 - ?f98"/>
            <draw:equation draw:name="f100" draw:formula="?f99 * ?f35"/>
            <draw:equation draw:name="f101" draw:formula="sqrt(?f97 * ?f97 + ?f100 * ?f100 + 0 * 0)"/>
            <draw:equation draw:name="f102" draw:formula="?f35 * ?f35 / ?f101"/>
            <draw:equation draw:name="f103" draw:formula="?f99 * ?f102"/>
            <draw:equation draw:name="f104" draw:formula="?f27 - ?f103"/>
            <draw:equation draw:name="f105" draw:formula="?f96 * ?f102"/>
            <draw:equation draw:name="f106" draw:formula="?f32 - ?f105"/>
            <draw:equation draw:name="f107" draw:formula="?f104 - ?f35"/>
            <draw:equation draw:name="f108" draw:formula="?f106 - ?f35"/>
            <draw:equation draw:name="f109" draw:formula="?f104 + ?f35"/>
            <draw:equation draw:name="f110" draw:formula="?f106 + ?f35"/>
            <draw:equation draw:name="f111" draw:formula="?f91 + ?f2"/>
            <draw:equation draw:name="f112" draw:formula="?f111 * ?f10 / ?f1"/>
            <draw:equation draw:name="f113" draw:formula="0 - ?f112"/>
            <draw:equation draw:name="f114" draw:formula="cos(?f113)"/>
            <draw:equation draw:name="f115" draw:formula="0 - ?f114"/>
            <draw:equation draw:name="f116" draw:formula="?f115 * ?f35"/>
            <draw:equation draw:name="f117" draw:formula="sin(?f113)"/>
            <draw:equation draw:name="f118" draw:formula="0 - ?f117"/>
            <draw:equation draw:name="f119" draw:formula="?f118 * ?f35"/>
            <draw:equation draw:name="f120" draw:formula="sqrt(?f116 * ?f116 + ?f119 * ?f119 + 0 * 0)"/>
            <draw:equation draw:name="f121" draw:formula="?f35 * ?f35 / ?f120"/>
            <draw:equation draw:name="f122" draw:formula="?f118 * ?f121"/>
            <draw:equation draw:name="f123" draw:formula="?f104 + ?f122"/>
            <draw:equation draw:name="f124" draw:formula="?f115 * ?f121"/>
            <draw:equation draw:name="f125" draw:formula="?f106 + ?f124"/>
            <draw:equation draw:name="f126" draw:formula="if(?f90, ?f27, ?f107)"/>
            <draw:equation draw:name="f127" draw:formula="if(?f90, ?f32, ?f108)"/>
            <draw:equation draw:name="f128" draw:formula="if(?f90, ?f27, ?f109)"/>
            <draw:equation draw:name="f129" draw:formula="if(?f90, ?f32, ?f110)"/>
            <draw:equation draw:name="f130" draw:formula="if(?f90, ?f107, ?f123)"/>
            <draw:equation draw:name="f131" draw:formula="if(?f90, ?f108, ?f125)"/>
            <draw:equation draw:name="f132" draw:formula="if(?f90, ?f109, ?f123)"/>
            <draw:equation draw:name="f133" draw:formula="if(?f90, ?f110, ?f125)"/>
            <draw:equation draw:name="f134" draw:formula="?f2 + ?f90"/>
            <draw:equation draw:name="f135" draw:formula="?f123 - ?f56"/>
            <draw:equation draw:name="f136" draw:formula="?f125 - ?f58"/>
            <draw:equation draw:name="f137" draw:formula="?f135 - ?f35"/>
            <draw:equation draw:name="f138" draw:formula="?f136 - ?f35"/>
            <draw:equation draw:name="f139" draw:formula="?f135 + ?f35"/>
            <draw:equation draw:name="f140" draw:formula="?f136 + ?f35"/>
            <draw:equation draw:name="f141" draw:formula="?f134 + ?f2"/>
            <draw:equation draw:name="f142" draw:formula="?f141 * ?f10 / ?f1"/>
            <draw:equation draw:name="f143" draw:formula="0 - ?f142"/>
            <draw:equation draw:name="f144" draw:formula="cos(?f143)"/>
            <draw:equation draw:name="f145" draw:formula="0 - ?f144"/>
            <draw:equation draw:name="f146" draw:formula="?f145 * ?f35"/>
            <draw:equation draw:name="f147" draw:formula="sin(?f143)"/>
            <draw:equation draw:name="f148" draw:formula="0 - ?f147"/>
            <draw:equation draw:name="f149" draw:formula="?f148 * ?f35"/>
            <draw:equation draw:name="f150" draw:formula="sqrt(?f146 * ?f146 + ?f149 * ?f149 + 0 * 0)"/>
            <draw:equation draw:name="f151" draw:formula="?f35 * ?f35 / ?f150"/>
            <draw:equation draw:name="f152" draw:formula="?f148 * ?f151"/>
            <draw:equation draw:name="f153" draw:formula="?f135 + ?f152"/>
            <draw:equation draw:name="f154" draw:formula="?f145 * ?f151"/>
            <draw:equation draw:name="f155" draw:formula="?f136 + ?f154"/>
            <draw:equation draw:name="f156" draw:formula="if(?f90, ?f123, ?f137)"/>
            <draw:equation draw:name="f157" draw:formula="if(?f90, ?f125, ?f138)"/>
            <draw:equation draw:name="f158" draw:formula="if(?f90, ?f123, ?f139)"/>
            <draw:equation draw:name="f159" draw:formula="if(?f90, ?f125, ?f140)"/>
            <draw:equation draw:name="f160" draw:formula="if(?f90, ?f137, ?f153)"/>
            <draw:equation draw:name="f161" draw:formula="if(?f90, ?f138, ?f155)"/>
            <draw:equation draw:name="f162" draw:formula="if(?f90, ?f139, ?f153)"/>
            <draw:equation draw:name="f163" draw:formula="if(?f90, ?f140, ?f155)"/>
            <draw:equation draw:name="f164" draw:formula="?f1 + ?f43"/>
            <draw:equation draw:name="f165" draw:formula="?f1 + ?f2"/>
            <draw:equation draw:name="f166" draw:formula="?f165 * ?f10 / ?f1"/>
            <draw:equation draw:name="f167" draw:formula="0 - ?f166"/>
            <draw:equation draw:name="f168" draw:formula="cos(?f167)"/>
            <draw:equation draw:name="f169" draw:formula="0 - ?f168"/>
            <draw:equation draw:name="f170" draw:formula="?f169 * ?f35"/>
            <draw:equation draw:name="f171" draw:formula="sin(?f167)"/>
            <draw:equation draw:name="f172" draw:formula="0 - ?f171"/>
            <draw:equation draw:name="f173" draw:formula="?f172 * ?f35"/>
            <draw:equation draw:name="f174" draw:formula="sqrt(?f170 * ?f170 + ?f173 * ?f173 + 0 * 0)"/>
            <draw:equation draw:name="f175" draw:formula="?f35 * ?f35 / ?f174"/>
            <draw:equation draw:name="f176" draw:formula="?f172 * ?f175"/>
            <draw:equation draw:name="f177" draw:formula="?f27 - ?f176"/>
            <draw:equation draw:name="f178" draw:formula="?f169 * ?f175"/>
            <draw:equation draw:name="f179" draw:formula="?f27 - ?f178"/>
            <draw:equation draw:name="f180" draw:formula="?f177 - ?f35"/>
            <draw:equation draw:name="f181" draw:formula="?f179 - ?f35"/>
            <draw:equation draw:name="f182" draw:formula="?f177 + ?f35"/>
            <draw:equation draw:name="f183" draw:formula="?f179 + ?f35"/>
            <draw:equation draw:name="f184" draw:formula="?f164 + ?f2"/>
            <draw:equation draw:name="f185" draw:formula="?f184 * ?f10 / ?f1"/>
            <draw:equation draw:name="f186" draw:formula="0 - ?f185"/>
            <draw:equation draw:name="f187" draw:formula="cos(?f186)"/>
            <draw:equation draw:name="f188" draw:formula="0 - ?f187"/>
            <draw:equation draw:name="f189" draw:formula="?f188 * ?f35"/>
            <draw:equation draw:name="f190" draw:formula="sin(?f186)"/>
            <draw:equation draw:name="f191" draw:formula="0 - ?f190"/>
            <draw:equation draw:name="f192" draw:formula="?f191 * ?f35"/>
            <draw:equation draw:name="f193" draw:formula="sqrt(?f189 * ?f189 + ?f192 * ?f192 + 0 * 0)"/>
            <draw:equation draw:name="f194" draw:formula="?f35 * ?f35 / ?f193"/>
            <draw:equation draw:name="f195" draw:formula="?f191 * ?f194"/>
            <draw:equation draw:name="f196" draw:formula="?f177 + ?f195"/>
            <draw:equation draw:name="f197" draw:formula="?f188 * ?f194"/>
            <draw:equation draw:name="f198" draw:formula="?f179 + ?f197"/>
            <draw:equation draw:name="f199" draw:formula="if(?f43, ?f27, ?f180)"/>
            <draw:equation draw:name="f200" draw:formula="if(?f43, ?f27, ?f181)"/>
            <draw:equation draw:name="f201" draw:formula="if(?f43, ?f27, ?f182)"/>
            <draw:equation draw:name="f202" draw:formula="if(?f43, ?f27, ?f183)"/>
            <draw:equation draw:name="f203" draw:formula="if(?f43, ?f180, ?f196)"/>
            <draw:equation draw:name="f204" draw:formula="if(?f43, ?f181, ?f198)"/>
            <draw:equation draw:name="f205" draw:formula="if(?f43, ?f182, ?f196)"/>
            <draw:equation draw:name="f206" draw:formula="if(?f43, ?f183, ?f198)"/>
            <draw:equation draw:name="f207" draw:formula="?f0 + ?f43"/>
            <draw:equation draw:name="f208" draw:formula="?f0 + ?f2"/>
            <draw:equation draw:name="f209" draw:formula="?f208 * ?f10 / ?f1"/>
            <draw:equation draw:name="f210" draw:formula="0 - ?f209"/>
            <draw:equation draw:name="f211" draw:formula="cos(?f210)"/>
            <draw:equation draw:name="f212" draw:formula="0 - ?f211"/>
            <draw:equation draw:name="f213" draw:formula="?f212 * ?f35"/>
            <draw:equation draw:name="f214" draw:formula="sin(?f210)"/>
            <draw:equation draw:name="f215" draw:formula="0 - ?f214"/>
            <draw:equation draw:name="f216" draw:formula="?f215 * ?f35"/>
            <draw:equation draw:name="f217" draw:formula="sqrt(?f213 * ?f213 + ?f216 * ?f216 + 0 * 0)"/>
            <draw:equation draw:name="f218" draw:formula="?f35 * ?f35 / ?f217"/>
            <draw:equation draw:name="f219" draw:formula="?f215 * ?f218"/>
            <draw:equation draw:name="f220" draw:formula="?f29 - ?f219"/>
            <draw:equation draw:name="f221" draw:formula="?f212 * ?f218"/>
            <draw:equation draw:name="f222" draw:formula="?f11 - ?f221"/>
            <draw:equation draw:name="f223" draw:formula="?f220 - ?f35"/>
            <draw:equation draw:name="f224" draw:formula="?f222 - ?f35"/>
            <draw:equation draw:name="f225" draw:formula="?f220 + ?f35"/>
            <draw:equation draw:name="f226" draw:formula="?f222 + ?f35"/>
            <draw:equation draw:name="f227" draw:formula="?f207 + ?f2"/>
            <draw:equation draw:name="f228" draw:formula="?f227 * ?f10 / ?f1"/>
            <draw:equation draw:name="f229" draw:formula="0 - ?f228"/>
            <draw:equation draw:name="f230" draw:formula="cos(?f229)"/>
            <draw:equation draw:name="f231" draw:formula="0 - ?f230"/>
            <draw:equation draw:name="f232" draw:formula="?f231 * ?f35"/>
            <draw:equation draw:name="f233" draw:formula="sin(?f229)"/>
            <draw:equation draw:name="f234" draw:formula="0 - ?f233"/>
            <draw:equation draw:name="f235" draw:formula="?f234 * ?f35"/>
            <draw:equation draw:name="f236" draw:formula="sqrt(?f232 * ?f232 + ?f235 * ?f235 + 0 * 0)"/>
            <draw:equation draw:name="f237" draw:formula="?f35 * ?f35 / ?f236"/>
            <draw:equation draw:name="f238" draw:formula="?f234 * ?f237"/>
            <draw:equation draw:name="f239" draw:formula="?f220 + ?f238"/>
            <draw:equation draw:name="f240" draw:formula="?f231 * ?f237"/>
            <draw:equation draw:name="f241" draw:formula="?f222 + ?f240"/>
            <draw:equation draw:name="f242" draw:formula="if(?f43, ?f29, ?f223)"/>
            <draw:equation draw:name="f243" draw:formula="if(?f43, ?f11, ?f224)"/>
            <draw:equation draw:name="f244" draw:formula="if(?f43, ?f29, ?f225)"/>
            <draw:equation draw:name="f245" draw:formula="if(?f43, ?f11, ?f226)"/>
            <draw:equation draw:name="f246" draw:formula="if(?f43, ?f223, ?f239)"/>
            <draw:equation draw:name="f247" draw:formula="if(?f43, ?f224, ?f241)"/>
            <draw:equation draw:name="f248" draw:formula="if(?f43, ?f225, ?f239)"/>
            <draw:equation draw:name="f249" draw:formula="if(?f43, ?f226, ?f241)"/>
            <draw:equation draw:name="f250" draw:formula="?f1 + ?f90"/>
            <draw:equation draw:name="f251" draw:formula="?f30 - ?f176"/>
            <draw:equation draw:name="f252" draw:formula="?f31 - ?f178"/>
            <draw:equation draw:name="f253" draw:formula="?f251 - ?f35"/>
            <draw:equation draw:name="f254" draw:formula="?f252 - ?f35"/>
            <draw:equation draw:name="f255" draw:formula="?f251 + ?f35"/>
            <draw:equation draw:name="f256" draw:formula="?f252 + ?f35"/>
            <draw:equation draw:name="f257" draw:formula="?f250 + ?f2"/>
            <draw:equation draw:name="f258" draw:formula="?f257 * ?f10 / ?f1"/>
            <draw:equation draw:name="f259" draw:formula="0 - ?f258"/>
            <draw:equation draw:name="f260" draw:formula="cos(?f259)"/>
            <draw:equation draw:name="f261" draw:formula="0 - ?f260"/>
            <draw:equation draw:name="f262" draw:formula="?f261 * ?f35"/>
            <draw:equation draw:name="f263" draw:formula="sin(?f259)"/>
            <draw:equation draw:name="f264" draw:formula="0 - ?f263"/>
            <draw:equation draw:name="f265" draw:formula="?f264 * ?f35"/>
            <draw:equation draw:name="f266" draw:formula="sqrt(?f262 * ?f262 + ?f265 * ?f265 + 0 * 0)"/>
            <draw:equation draw:name="f267" draw:formula="?f35 * ?f35 / ?f266"/>
            <draw:equation draw:name="f268" draw:formula="?f264 * ?f267"/>
            <draw:equation draw:name="f269" draw:formula="?f251 + ?f268"/>
            <draw:equation draw:name="f270" draw:formula="?f261 * ?f267"/>
            <draw:equation draw:name="f271" draw:formula="?f252 + ?f270"/>
            <draw:equation draw:name="f272" draw:formula="if(?f90, ?f30, ?f253)"/>
            <draw:equation draw:name="f273" draw:formula="if(?f90, ?f31, ?f254)"/>
            <draw:equation draw:name="f274" draw:formula="if(?f90, ?f30, ?f255)"/>
            <draw:equation draw:name="f275" draw:formula="if(?f90, ?f31, ?f256)"/>
            <draw:equation draw:name="f276" draw:formula="if(?f90, ?f253, ?f269)"/>
            <draw:equation draw:name="f277" draw:formula="if(?f90, ?f254, ?f271)"/>
            <draw:equation draw:name="f278" draw:formula="if(?f90, ?f255, ?f269)"/>
            <draw:equation draw:name="f279" draw:formula="if(?f90, ?f256, ?f271)"/>
            <draw:equation draw:name="f280" draw:formula="?f0 + ?f90"/>
            <draw:equation draw:name="f281" draw:formula="?f269 - ?f219"/>
            <draw:equation draw:name="f282" draw:formula="?f271 - ?f221"/>
            <draw:equation draw:name="f283" draw:formula="?f281 - ?f35"/>
            <draw:equation draw:name="f284" draw:formula="?f282 - ?f35"/>
            <draw:equation draw:name="f285" draw:formula="?f281 + ?f35"/>
            <draw:equation draw:name="f286" draw:formula="?f282 + ?f35"/>
            <draw:equation draw:name="f287" draw:formula="?f280 + ?f2"/>
            <draw:equation draw:name="f288" draw:formula="?f287 * ?f10 / ?f1"/>
            <draw:equation draw:name="f289" draw:formula="0 - ?f288"/>
            <draw:equation draw:name="f290" draw:formula="cos(?f289)"/>
            <draw:equation draw:name="f291" draw:formula="0 - ?f290"/>
            <draw:equation draw:name="f292" draw:formula="?f291 * ?f35"/>
            <draw:equation draw:name="f293" draw:formula="sin(?f289)"/>
            <draw:equation draw:name="f294" draw:formula="0 - ?f293"/>
            <draw:equation draw:name="f295" draw:formula="?f294 * ?f35"/>
            <draw:equation draw:name="f296" draw:formula="sqrt(?f292 * ?f292 + ?f295 * ?f295 + 0 * 0)"/>
            <draw:equation draw:name="f297" draw:formula="?f35 * ?f35 / ?f296"/>
            <draw:equation draw:name="f298" draw:formula="?f294 * ?f297"/>
            <draw:equation draw:name="f299" draw:formula="?f281 + ?f298"/>
            <draw:equation draw:name="f300" draw:formula="?f291 * ?f297"/>
            <draw:equation draw:name="f301" draw:formula="?f282 + ?f300"/>
            <draw:equation draw:name="f302" draw:formula="if(?f90, ?f269, ?f283)"/>
            <draw:equation draw:name="f303" draw:formula="if(?f90, ?f271, ?f284)"/>
            <draw:equation draw:name="f304" draw:formula="if(?f90, ?f269, ?f285)"/>
            <draw:equation draw:name="f305" draw:formula="if(?f90, ?f271, ?f286)"/>
            <draw:equation draw:name="f306" draw:formula="if(?f90, ?f283, ?f299)"/>
            <draw:equation draw:name="f307" draw:formula="if(?f90, ?f284, ?f301)"/>
            <draw:equation draw:name="f308" draw:formula="if(?f90, ?f285, ?f299)"/>
            <draw:equation draw:name="f309" draw:formula="if(?f90, ?f286, ?f301)"/>
            <draw:equation draw:name="f310" draw:formula="?f11 + ?f43"/>
            <draw:equation draw:name="f311" draw:formula="?f30 - ?f103"/>
            <draw:equation draw:name="f312" draw:formula="?f33 - ?f105"/>
            <draw:equation draw:name="f313" draw:formula="?f311 - ?f35"/>
            <draw:equation draw:name="f314" draw:formula="?f312 - ?f35"/>
            <draw:equation draw:name="f315" draw:formula="?f311 + ?f35"/>
            <draw:equation draw:name="f316" draw:formula="?f312 + ?f35"/>
            <draw:equation draw:name="f317" draw:formula="?f310 + ?f2"/>
            <draw:equation draw:name="f318" draw:formula="?f317 * ?f10 / ?f1"/>
            <draw:equation draw:name="f319" draw:formula="0 - ?f318"/>
            <draw:equation draw:name="f320" draw:formula="cos(?f319)"/>
            <draw:equation draw:name="f321" draw:formula="0 - ?f320"/>
            <draw:equation draw:name="f322" draw:formula="?f321 * ?f35"/>
            <draw:equation draw:name="f323" draw:formula="sin(?f319)"/>
            <draw:equation draw:name="f324" draw:formula="0 - ?f323"/>
            <draw:equation draw:name="f325" draw:formula="?f324 * ?f35"/>
            <draw:equation draw:name="f326" draw:formula="sqrt(?f322 * ?f322 + ?f325 * ?f325 + 0 * 0)"/>
            <draw:equation draw:name="f327" draw:formula="?f35 * ?f35 / ?f326"/>
            <draw:equation draw:name="f328" draw:formula="?f324 * ?f327"/>
            <draw:equation draw:name="f329" draw:formula="?f311 + ?f328"/>
            <draw:equation draw:name="f330" draw:formula="?f321 * ?f327"/>
            <draw:equation draw:name="f331" draw:formula="?f312 + ?f330"/>
            <draw:equation draw:name="f332" draw:formula="if(?f43, ?f30, ?f313)"/>
            <draw:equation draw:name="f333" draw:formula="if(?f43, ?f33, ?f314)"/>
            <draw:equation draw:name="f334" draw:formula="if(?f43, ?f30, ?f315)"/>
            <draw:equation draw:name="f335" draw:formula="if(?f43, ?f33, ?f316)"/>
            <draw:equation draw:name="f336" draw:formula="if(?f43, ?f313, ?f329)"/>
            <draw:equation draw:name="f337" draw:formula="if(?f43, ?f314, ?f331)"/>
            <draw:equation draw:name="f338" draw:formula="if(?f43, ?f315, ?f329)"/>
            <draw:equation draw:name="f339" draw:formula="if(?f43, ?f316, ?f331)"/>
          </draw:enhanced-geometry>
        </draw:custom-shape>
        <draw:custom-shape svg:x="5.44146in" svg:y="6.16092in" svg:width="0.21372in" svg:height="0.34483in" draw:id="id294" draw:style-name="a1052" draw:name="Arrow: Down 6">
          <svg:title/>
          <svg:desc/>
          <text:p text:style-name="a1051" text:class-names="" text:cond-style-name=""><text:span text:style-name="a1050" text:class-names=""/></text:p>
          <draw:enhanced-geometry xmlns:dr3d="urn:oasis:names:tc:opendocument:xmlns:dr3d:1.0" draw:type="non-primitive" svg:viewBox="0 0 21600 21600" draw:enhanced-path="M ?f11 ?f8 L ?f11 ?f12 ?f8 ?f12 ?f10 ?f9 ?f9 ?f12 ?f13 ?f12 ?f13 ?f8 Z N" draw:text-areas="?f11 ?f25 ?f13 ?f20" draw:glue-points="?f23 ?f12 ?f24 ?f12" draw:glue-point-leaving-directions="-270, -90" draw:modifiers="1490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0 * ?f6"/>
            <draw:equation draw:name="f16" draw:formula="21600 * ?f6"/>
            <draw:equation draw:name="f17" draw:formula="21600 - ?f12"/>
            <draw:equation draw:name="f18" draw:formula="?f17 * ?f11"/>
            <draw:equation draw:name="f19" draw:formula="?f18 / 10800"/>
            <draw:equation draw:name="f20" draw:formula="?f12 + ?f19"/>
            <draw:equation draw:name="f21" draw:formula="$1 / ?f6"/>
            <draw:equation draw:name="f22" draw:formula="$0 / ?f7"/>
            <draw:equation draw:name="f23" draw:formula="?f15 / ?f6"/>
            <draw:equation draw:name="f24" draw:formula="?f16 / ?f6"/>
            <draw:equation draw:name="f25" draw:formula="?f14 / ?f7"/>
            <draw:handle draw:handle-position="$1 $0" draw:handle-range-x-minimum="0" draw:handle-range-x-maximum="10800" draw:handle-range-y-minimum="0" draw:handle-range-y-maximum="21600"/>
          </draw:enhanced-geometry>
        </draw:custom-shape>
      </draw:page>
      <draw:page draw:name="Slide3" draw:style-name="a1053" draw:master-page-name="Master1-Layout2-obj-Title-and-Content" presentation:presentation-page-layout-name="Master1-PPL2" draw:id="Slide-258">
        <draw:frame draw:id="id295" presentation:style-name="a1057" draw:name="Title 1" svg:x="0.74074in" svg:y="0.66667in" svg:width="9.40143in" svg:height="1.44444in" presentation:class="title" presentation:placeholder="false">
          <draw:text-box>
            <text:p text:style-name="a1056" text:class-names="" text:cond-style-name=""><text:span text:style-name="a1054" text:class-names="">Build your character<text:line-break/></text:span><text:span text:style-name="a1055" text:class-names=""/></text:p>
          </draw:text-box>
          <svg:title/>
          <svg:desc/>
        </draw:frame>
        <draw:frame draw:id="id296" presentation:style-name="a1076" draw:name="Content Placeholder 2" svg:x="0.74074in" svg:y="2.36285in" svg:width="9.40143in" svg:height="4.24406in" presentation:class="outline" presentation:placeholder="false">
          <draw:text-box>
            <text:list text:style-name="a1060">
              <text:list-item>
                <text:p text:style-name="a1059" text:class-names="" text:cond-style-name=""><text:span text:style-name="a1058" text:class-names="">Measure the level of</text:span></text:p>
              </text:list-item>
            </text:list>
            <text:list text:style-name="a1063">
              <text:list-item>
                <text:list text:style-name="a1063">
                  <text:list-item>
                    <text:p text:style-name="a1062" text:class-names="" text:cond-style-name=""><text:span text:style-name="a1061" text:class-names="">Confidence – (how much) do you believe in yourself?</text:span></text:p>
                  </text:list-item>
                </text:list>
              </text:list-item>
            </text:list>
            <text:list text:style-name="a1066">
              <text:list-item>
                <text:list text:style-name="a1066">
                  <text:list-item>
                    <text:p text:style-name="a1065" text:class-names="" text:cond-style-name=""><text:span text:style-name="a1064" text:class-names="">Opportunities – are you aware of the opportunities around you?</text:span></text:p>
                  </text:list-item>
                </text:list>
              </text:list-item>
            </text:list>
            <text:list text:style-name="a1069">
              <text:list-item>
                <text:list text:style-name="a1069">
                  <text:list-item>
                    <text:p text:style-name="a1068" text:class-names="" text:cond-style-name=""><text:span text:style-name="a1067" text:class-names="">Motivation – how perservering, eager and not willing to give up are you?</text:span></text:p>
                  </text:list-item>
                </text:list>
              </text:list-item>
            </text:list>
            <text:list text:style-name="a1072">
              <text:list-item>
                <text:list text:style-name="a1072">
                  <text:list-item>
                    <text:p text:style-name="a1071" text:class-names="" text:cond-style-name=""><text:span text:style-name="a1070" text:class-names="">Physical competence – what would you be able to do?</text:span></text:p>
                  </text:list-item>
                </text:list>
              </text:list-item>
            </text:list>
            <text:list text:style-name="a1075">
              <text:list-item>
                <text:list text:style-name="a1075">
                  <text:list-item>
                    <text:p text:style-name="a1074" text:class-names="" text:cond-style-name=""><text:span text:style-name="a1073" text:class-names=""/></text:p>
                  </text:list-item>
                </text:list>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30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draw:fill="none" draw:stroke="solid" svg:stroke-width="0.01042in" svg:stroke-color="#bfbfbf" svg:stroke-opacity="100%" svg:stroke-linecap="round"/>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6">
      <style:graphic-properties draw:fill="none" draw:stroke="solid" svg:stroke-width="0.01042in" svg:stroke-color="#d9d9d9" svg:stroke-opacity="100%" svg:stroke-linecap="round"/>
    </style:style>
    <style:style style:family="text" style:name="a32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5">
      <style:graphic-properties draw:fill="none" draw:stroke="solid" svg:stroke-width="0.01042in" svg:stroke-color="#bfbfbf" svg:stroke-opacity="100%" svg:stroke-linecap="round"/>
    </style:style>
    <style:style style:family="graphic" style:name="a326">
      <style:graphic-properties draw:fill="none" draw:stroke="solid" svg:stroke-width="0.01042in" svg:stroke-color="#d9d9d9" svg:stroke-opacity="100%" svg:stroke-linecap="round"/>
    </style:style>
    <style:style style:family="graphic" style:name="a402">
      <style:graphic-properties draw:fill="none" draw:stroke="solid" svg:stroke-width="0.01042in" svg:stroke-color="#bfbfbf" svg:stroke-opacity="100%" svg:stroke-linecap="round"/>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draw:fill="none" draw:stroke="solid" svg:stroke-width="0.01042in" svg:stroke-color="#d9d9d9" svg:stroke-opacity="100%" svg:stroke-linecap="round"/>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7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3">
      <style:graphic-properties draw:fill="none" draw:stroke="solid" svg:stroke-width="0.01042in" svg:stroke-color="#bfbfbf" svg:stroke-opacity="100%" svg:stroke-linecap="round"/>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
      <style:graphic-properties draw:fill="none" draw:stroke="solid" svg:stroke-width="0.01042in" svg:stroke-color="#d9d9d9" svg:stroke-opacity="100%" svg:stroke-linecap="round"/>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34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5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5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9">
      <style:graphic-properties draw:fill="none" draw:stroke="solid" svg:stroke-width="0.01042in" svg:stroke-color="#bfbfbf" svg:stroke-opacity="100%" svg:stroke-linecap="round"/>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27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graphic" style:name="a35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275">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draw:fill="none" draw:stroke="solid" svg:stroke-width="0.01042in" svg:stroke-color="#d9d9d9" svg:stroke-opacity="100%" svg:stroke-linecap="round"/>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2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5">
      <style:graphic-properties draw:fill="none" draw:stroke="solid" svg:stroke-width="0.01042in" svg:stroke-color="#bfbfbf" svg:stroke-opacity="100%" svg:stroke-linecap="round"/>
    </style:style>
    <style:style style:family="paragraph" style:name="a28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draw:fill="none" draw:stroke="solid" svg:stroke-width="0.01042in" svg:stroke-color="#d9d9d9" svg:stroke-opacity="100%" svg:stroke-linecap="round"/>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5">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8">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604">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8">
      <style:graphic-properties draw:fill="none" draw:stroke="solid" svg:stroke-width="0.01042in" svg:stroke-color="#bfbfbf" svg:stroke-opacity="100%" svg:stroke-linecap="round"/>
    </style:style>
    <style:style style:family="graphic" style:name="a609">
      <style:graphic-properties draw:fill="none" draw:stroke="solid" svg:stroke-width="0.01042in" svg:stroke-color="#d9d9d9" svg:stroke-opacity="100%" svg:stroke-linecap="round"/>
    </style:style>
    <style:style style:family="text" style:name="a29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7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1">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45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4">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45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5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graphic-properties draw:fill="none" draw:stroke="solid" svg:stroke-width="0.01042in" svg:stroke-color="#bfbfbf" svg:stroke-opacity="100%" svg:stroke-linecap="round"/>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none" draw:stroke="solid" svg:stroke-width="0.01042in" svg:stroke-color="#d9d9d9" svg:stroke-opacity="100%" svg:stroke-linecap="round"/>
    </style:style>
    <style:style style:family="graphic" style:name="a38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62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5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5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7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draw:fill="none" draw:stroke="solid" svg:stroke-width="0.01042in" svg:stroke-color="#bfbfbf" svg:stroke-opacity="100%" svg:stroke-linecap="round"/>
    </style:style>
    <style:style style:family="graphic" style:name="a707">
      <style:graphic-properties draw:fill="none" draw:stroke="solid" svg:stroke-width="0.01042in" svg:stroke-color="#d9d9d9" svg:stroke-opacity="100%" svg:stroke-linecap="round"/>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3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72">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5">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39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draw:fill="none" draw:stroke="solid" svg:stroke-width="0.01042in" svg:stroke-color="#bfbfbf" svg:stroke-opacity="100%" svg:stroke-linecap="round"/>
    </style:style>
    <style:style style:family="graphic" style:name="a478">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63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4">
      <style:graphic-properties draw:fill="none" draw:stroke="solid" svg:stroke-width="0.01042in" svg:stroke-color="#d9d9d9" svg:stroke-opacity="100%" svg:stroke-linecap="round"/>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graphic" style:name="a63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drawing-page" style:name="a6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13">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graphic" style:name="a56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64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722">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64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64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28">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80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
      <style:graphic-properties draw:fill="none" draw:stroke="solid" svg:stroke-width="0.01042in" svg:stroke-color="#bfbfbf" svg:stroke-opacity="100%" svg:stroke-linecap="round"/>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draw:fill="none" draw:stroke="solid" svg:stroke-width="0.01042in" svg:stroke-color="#d9d9d9" svg:stroke-opacity="100%" svg:stroke-linecap="round"/>
    </style:style>
    <style:style style:family="graphic" style:name="a57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graphic" style:name="a57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draw:fill="none" draw:stroke="solid" svg:stroke-width="0.01042in" svg:stroke-color="#bfbfbf" svg:stroke-opacity="100%" svg:stroke-linecap="round"/>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draw:fill="none" draw:stroke="solid" svg:stroke-width="0.01042in" svg:stroke-color="#d9d9d9" svg:stroke-opacity="100%" svg:stroke-linecap="round"/>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57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6">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draw:fill="none" draw:stroke="solid" svg:stroke-width="0.01042in" svg:stroke-color="#bfbfbf" svg:stroke-opacity="100%" svg:stroke-linecap="round"/>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59">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811">
      <style:graphic-properties draw:fill="none" draw:stroke="solid" svg:stroke-width="0.01042in" svg:stroke-color="#d9d9d9" svg:stroke-opacity="100%" svg:stroke-linecap="round"/>
    </style:style>
    <style:style style:family="text" style:name="a736">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2">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74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820">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23">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74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1">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5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4">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57">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4">
      <style:graphic-properties draw:fill="none" draw:stroke="solid" svg:stroke-width="0.01042in" svg:stroke-color="#bfbfbf" svg:stroke-opacity="100%" svg:stroke-linecap="round"/>
    </style:style>
    <style:style style:family="text" style:name="a679">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draw:fill="none" draw:stroke="solid" svg:stroke-width="0.01042in" svg:stroke-color="#d9d9d9" svg:stroke-opacity="100%" svg:stroke-linecap="round"/>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8">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8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2">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86">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4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84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
      <style:graphic-properties draw:fill="none" draw:stroke="solid" svg:stroke-width="0.01042in" svg:stroke-color="#bfbfbf" svg:stroke-opacity="100%" svg:stroke-linecap="round"/>
    </style:style>
    <style:style style:family="text" style:name="a69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
      <style:graphic-properties draw:fill="none" draw:stroke="solid" svg:stroke-width="0.01042in" svg:stroke-color="#d9d9d9" svg:stroke-opacity="100%" svg:stroke-linecap="round"/>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graphic" style:name="a770">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3">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6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85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85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5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6">
      <style:graphic-properties draw:fill="none" draw:stroke="solid" svg:stroke-width="0.01042in" svg:stroke-color="#bfbfbf" svg:stroke-opacity="100%" svg:stroke-linecap="round"/>
    </style:style>
    <style:style style:family="graphic" style:name="a867">
      <style:graphic-properties draw:fill="none" draw:stroke="solid" svg:stroke-width="0.01042in" svg:stroke-color="#d9d9d9" svg:stroke-opacity="100%" svg:stroke-linecap="round"/>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79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10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draw:fill="none" draw:stroke="solid" svg:stroke-width="0.01042in" svg:stroke-color="#bfbfbf" svg:stroke-opacity="100%" svg:stroke-linecap="round"/>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
      <style:graphic-properties draw:fill="none" draw:stroke="solid" svg:stroke-width="0.01042in" svg:stroke-color="#d9d9d9" svg:stroke-opacity="100%" svg:stroke-linecap="round"/>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2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2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21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22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8">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3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8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37">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9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8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3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7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5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0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3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5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0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3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8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1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4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8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1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4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4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8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8">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8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1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4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2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9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2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79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2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6" draw:id="id0">
        <svg:title/>
        <svg:desc/>
        <draw:connector draw:type="line" svg:x1="10.24826in" svg:y1="0in" svg:x2="11.5816in" svg:y2="7.5in" draw:id="id6" draw:style-name="a30" draw:name="Straight Connector 19">
          <svg:title/>
          <svg:desc/>
        </draw:connector>
        <draw:connector draw:type="line" svg:x1="13.32986in" svg:y1="4.02604in" svg:x2="8.12037in" svg:y2="7.5in" draw:id="id7" draw:style-name="a31" draw:name="Straight Connector 20">
          <svg:title/>
          <svg:desc/>
        </draw:connector>
        <draw:custom-shape svg:x="10.04098in" svg:y="-0.00926in" svg:width="3.28888in" svg:height="7.50926in" draw:id="id8" draw:style-name="a34" draw:name="Rectangle 23">
          <svg:title/>
          <svg:desc/>
          <text:p text:style-name="a33" text:class-names="" text:cond-style-name=""><text:span text:style-name="a3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 draw:style-name="a37" draw:name="Rectangle 25">
          <svg:title/>
          <svg:desc/>
          <text:p text:style-name="a36" text:class-names="" text:cond-style-name=""><text:span text:style-name="a3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 draw:style-name="a40" draw:name="Isosceles Triangle 23">
          <svg:title/>
          <svg:desc/>
          <text:p text:style-name="a39" text:class-names="" text:cond-style-name=""><text:span text:style-name="a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 draw:style-name="a43" draw:name="Rectangle 27">
          <svg:title/>
          <svg:desc/>
          <text:p text:style-name="a42" text:class-names="" text:cond-style-name=""><text:span text:style-name="a4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 draw:style-name="a46" draw:name="Rectangle 28">
          <svg:title/>
          <svg:desc/>
          <text:p text:style-name="a45" text:class-names="" text:cond-style-name=""><text:span text:style-name="a4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 draw:style-name="a49" draw:name="Rectangle 29">
          <svg:title/>
          <svg:desc/>
          <text:p text:style-name="a48" text:class-names="" text:cond-style-name=""><text:span text:style-name="a4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 draw:style-name="a52" draw:name="Isosceles Triangle 27">
          <svg:title/>
          <svg:desc/>
          <text:p text:style-name="a51" text:class-names="" text:cond-style-name=""><text:span text:style-name="a5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5" draw:style-name="a55" draw:name="Isosceles Triangle 28">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 presentation:style-name="a3" draw:name="Title Placeholder 1" svg:x="0.74074in" svg:y="0.66667in" svg:width="9.40143in" svg:height="1.44444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0.74074in" svg:y="2.36285in" svg:width="9.40143in" svg:height="4.244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7.87963in" svg:y="6.60691in" svg:width="0.99731in" svg:height="0.39931in" presentation:class="date-time" presentation:placeholder="false">
        <draw:text-box>
          <text:p text:style-name="a22" text:class-names="" text:cond-style-name=""><text:span text:style-name="a20" text:class-names=""><text:date text:fixed="false" style:data-style-name="a21">10/27/2019</text:date></text:span></text:p>
        </draw:text-box>
        <svg:title/>
        <svg:desc/>
      </draw:frame>
      <draw:frame draw:id="id4" presentation:style-name="a26" draw:name="Footer Placeholder 4" svg:x="0.74074in" svg:y="6.60691in" svg:width="6.88715in" svg:height="0.39931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5" svg:x="9.39486in" svg:y="6.60691in" svg:width="0.74731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56">
      <draw:g draw:name="Group 6" draw:id="id16">
        <svg:title/>
        <svg:desc/>
        <draw:connector draw:type="line" svg:x1="10.24826in" svg:y1="0in" svg:x2="11.5816in" svg:y2="7.5in" draw:id="id22" draw:style-name="a73" draw:name="Straight Connector 31">
          <svg:title/>
          <svg:desc/>
        </draw:connector>
        <draw:connector draw:type="line" svg:x1="13.32986in" svg:y1="4.02604in" svg:x2="8.12037in" svg:y2="7.5in" draw:id="id23" draw:style-name="a74" draw:name="Straight Connector 20">
          <svg:title/>
          <svg:desc/>
        </draw:connector>
        <draw:custom-shape svg:x="10.04098in" svg:y="-0.00926in" svg:width="3.28888in" svg:height="7.50926in" draw:id="id24" draw:style-name="a77" draw:name="Rectangle 23">
          <svg:title/>
          <svg:desc/>
          <text:p text:style-name="a76" text:class-names="" text:cond-style-name=""><text:span text:style-name="a7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5" draw:style-name="a80" draw:name="Rectangle 25">
          <svg:title/>
          <svg:desc/>
          <text:p text:style-name="a79" text:class-names="" text:cond-style-name=""><text:span text:style-name="a7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6" draw:style-name="a83" draw:name="Isosceles Triangle 26">
          <svg:title/>
          <svg:desc/>
          <text:p text:style-name="a82" text:class-names="" text:cond-style-name=""><text:span text:style-name="a8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7" draw:style-name="a86" draw:name="Rectangle 27">
          <svg:title/>
          <svg:desc/>
          <text:p text:style-name="a85" text:class-names="" text:cond-style-name=""><text:span text:style-name="a8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8" draw:style-name="a89" draw:name="Rectangle 28">
          <svg:title/>
          <svg:desc/>
          <text:p text:style-name="a88" text:class-names="" text:cond-style-name=""><text:span text:style-name="a8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9" draw:style-name="a92" draw:name="Rectangle 29">
          <svg:title/>
          <svg:desc/>
          <text:p text:style-name="a91" text:class-names="" text:cond-style-name=""><text:span text:style-name="a9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30" draw:style-name="a95" draw:name="Isosceles Triangle 30">
          <svg:title/>
          <svg:desc/>
          <text:p text:style-name="a94" text:class-names="" text:cond-style-name=""><text:span text:style-name="a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92147in" svg:height="6.19658in" draw:id="id31" draw:style-name="a98" draw:transform="translate(-0.46073in -3.09829in) rotate(-3.14159) translate(0.46074in 3.09829in)" draw:name="Isosceles Triangle 18">
          <svg:title/>
          <svg:desc/>
          <text:p text:style-name="a97" text:class-names="" text:cond-style-name=""><text:span text:style-name="a9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17" presentation:style-name="a59" draw:name="Title 1" svg:x="1.64815in" svg:y="2.62963in" svg:width="8.49402in" svg:height="1.80042in" presentation:class="title" presentation:placeholder="false">
        <draw:text-box>
          <text:p text:style-name="a58" text:class-names="" text:cond-style-name=""><text:span text:style-name="a57" text:class-names="">Click to edit Master title style</text:span></text:p>
        </draw:text-box>
        <svg:title/>
        <svg:desc/>
      </draw:frame>
      <draw:frame draw:id="id18" presentation:style-name="a62" draw:name="Subtitle 2" svg:x="1.64815in" svg:y="4.43004in" svg:width="8.49402in" svg:height="1.19958in" presentation:class="subtitle" presentation:placeholder="false">
        <draw:text-box>
          <text:p text:style-name="a61" text:class-names="" text:cond-style-name=""><text:span text:style-name="a60" text:class-names="">Click to edit Master subtitle style</text:span></text:p>
        </draw:text-box>
        <svg:title/>
        <svg:desc/>
      </draw:frame>
      <draw:frame draw:id="id19" presentation:style-name="a66" draw:name="Date Placeholder 3" svg:x="7.87963in" svg:y="6.60691in" svg:width="0.99731in" svg:height="0.39931in" presentation:class="date-time" presentation:placeholder="false">
        <draw:text-box>
          <text:p text:style-name="a65" text:class-names="" text:cond-style-name=""><text:span text:style-name="a63" text:class-names=""><text:date text:fixed="false" style:data-style-name="a64">10/27/2019</text:date></text:span></text:p>
        </draw:text-box>
        <svg:title/>
        <svg:desc/>
      </draw:frame>
      <draw:frame draw:id="id20" presentation:style-name="a69" draw:name="Footer Placeholder 4" svg:x="0.74074in" svg:y="6.60691in" svg:width="6.88715in" svg:height="0.39931in" presentation:class="footer" presentation:placeholder="false">
        <draw:text-box>
          <text:p text:style-name="a68" text:class-names="" text:cond-style-name=""><text:span text:style-name="a67" text:class-names=""/></text:p>
        </draw:text-box>
        <svg:title/>
        <svg:desc/>
      </draw:frame>
      <draw:frame draw:id="id21" presentation:style-name="a72" draw:name="Slide Number Placeholder 5" svg:x="9.39486in" svg:y="6.60691in" svg:width="0.74731in" svg:height="0.39931in" presentation:class="page-number" presentation:placeholder="false">
        <draw:text-box>
          <text:p text:style-name="a71" text:class-names="" text:cond-style-name=""><text:span text:style-name="a70" text:class-names=""><text:page-number style:num-format="1" text:fixed="false"/></text:span></text:p>
        </draw:text-box>
        <svg:title/>
        <svg:desc/>
      </draw:frame>
    </style:master-page>
    <style:master-page style:name="Master1-Layout2-obj-Title-and-Content" style:page-layout-name="pageLayout1" draw:style-name="a99">
      <draw:g draw:name="Group 6" draw:id="id32">
        <svg:title/>
        <svg:desc/>
        <draw:connector draw:type="line" svg:x1="10.24826in" svg:y1="0in" svg:x2="11.5816in" svg:y2="7.5in" draw:id="id38" draw:layer="Master1-bg" draw:style-name="a129" draw:name="Straight Connector 19">
          <svg:title/>
          <svg:desc/>
        </draw:connector>
        <draw:connector draw:type="line" svg:x1="13.32986in" svg:y1="4.02604in" svg:x2="8.12037in" svg:y2="7.5in" draw:id="id39" draw:layer="Master1-bg" draw:style-name="a130" draw:name="Straight Connector 20">
          <svg:title/>
          <svg:desc/>
        </draw:connector>
        <draw:custom-shape svg:x="10.04098in" svg:y="-0.00926in" svg:width="3.28888in" svg:height="7.50926in" draw:id="id40" draw:layer="Master1-bg" draw:style-name="a133" draw:name="Rectangle 23">
          <svg:title/>
          <svg:desc/>
          <text:p text:style-name="a132" text:class-names="" text:cond-style-name=""><text:span text:style-name="a13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41" draw:layer="Master1-bg" draw:style-name="a136" draw:name="Rectangle 25">
          <svg:title/>
          <svg:desc/>
          <text:p text:style-name="a135" text:class-names="" text:cond-style-name=""><text:span text:style-name="a13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42" draw:layer="Master1-bg" draw:style-name="a139" draw:name="Isosceles Triangle 23">
          <svg:title/>
          <svg:desc/>
          <text:p text:style-name="a138" text:class-names="" text:cond-style-name=""><text:span text:style-name="a13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43" draw:layer="Master1-bg" draw:style-name="a142" draw:name="Rectangle 27">
          <svg:title/>
          <svg:desc/>
          <text:p text:style-name="a141" text:class-names="" text:cond-style-name=""><text:span text:style-name="a14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44" draw:layer="Master1-bg" draw:style-name="a145" draw:name="Rectangle 28">
          <svg:title/>
          <svg:desc/>
          <text:p text:style-name="a144" text:class-names="" text:cond-style-name=""><text:span text:style-name="a14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45" draw:layer="Master1-bg" draw:style-name="a148" draw:name="Rectangle 29">
          <svg:title/>
          <svg:desc/>
          <text:p text:style-name="a147" text:class-names="" text:cond-style-name=""><text:span text:style-name="a14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46" draw:layer="Master1-bg" draw:style-name="a151" draw:name="Isosceles Triangle 27">
          <svg:title/>
          <svg:desc/>
          <text:p text:style-name="a150" text:class-names="" text:cond-style-name=""><text:span text:style-name="a14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47" draw:layer="Master1-bg" draw:style-name="a154" draw:name="Isosceles Triangle 28">
          <svg:title/>
          <svg:desc/>
          <text:p text:style-name="a153" text:class-names="" text:cond-style-name=""><text:span text:style-name="a15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33" presentation:style-name="a102" draw:name="Title 1" svg:x="0.74074in" svg:y="0.66667in" svg:width="9.40143in" svg:height="1.44444in" presentation:class="title" presentation:placeholder="false">
        <draw:text-box>
          <text:p text:style-name="a101" text:class-names="" text:cond-style-name=""><text:span text:style-name="a100" text:class-names="">Click to edit Master title style</text:span></text:p>
        </draw:text-box>
        <svg:title/>
        <svg:desc/>
      </draw:frame>
      <draw:frame draw:id="id34" presentation:style-name="a118" draw:name="Content Placeholder 2" svg:x="0.74074in" svg:y="2.36285in" svg:width="9.40143in" svg:height="4.24406in" presentation:class="object" presentation:placeholder="false">
        <draw:text-box>
          <text:list text:style-name="a105">
            <text:list-item>
              <text:p text:style-name="a104" text:class-names="" text:cond-style-name=""><text:span text:style-name="a103" text:class-names="">Click to edit Master text styles</text:span></text:p>
            </text:list-item>
          </text:list>
          <text:list text:style-name="a108">
            <text:list-item>
              <text:list text:style-name="a108">
                <text:list-item>
                  <text:p text:style-name="a107" text:class-names="" text:cond-style-name=""><text:span text:style-name="a106" text:class-names="">Second level</text:span></text:p>
                </text:list-item>
              </text:list>
            </text:list-item>
          </text:list>
          <text:list text:style-name="a111">
            <text:list-item>
              <text:list text:style-name="a111">
                <text:list-item>
                  <text:list text:style-name="a111">
                    <text:list-item>
                      <text:p text:style-name="a110" text:class-names="" text:cond-style-name=""><text:span text:style-name="a109" text:class-names="">Third level</text:span></text:p>
                    </text:list-item>
                  </text:list>
                </text:list-item>
              </text:list>
            </text:list-item>
          </text:list>
          <text:list text:style-name="a114">
            <text:list-item>
              <text:list text:style-name="a114">
                <text:list-item>
                  <text:list text:style-name="a114">
                    <text:list-item>
                      <text:list text:style-name="a114">
                        <text:list-item>
                          <text:p text:style-name="a113" text:class-names="" text:cond-style-name=""><text:span text:style-name="a112" text:class-names="">Fourth level</text:span></text:p>
                        </text:list-item>
                      </text:list>
                    </text:list-item>
                  </text:list>
                </text:list-item>
              </text:list>
            </text:list-item>
          </text:list>
          <text:list text:style-name="a117">
            <text:list-item>
              <text:list text:style-name="a117">
                <text:list-item>
                  <text:list text:style-name="a117">
                    <text:list-item>
                      <text:list text:style-name="a117">
                        <text:list-item>
                          <text:list text:style-name="a117">
                            <text:list-item>
                              <text:p text:style-name="a116" text:class-names="" text:cond-style-name=""><text:span text:style-name="a115" text:class-names="">Fifth level</text:span></text:p>
                            </text:list-item>
                          </text:list>
                        </text:list-item>
                      </text:list>
                    </text:list-item>
                  </text:list>
                </text:list-item>
              </text:list>
            </text:list-item>
          </text:list>
        </draw:text-box>
        <svg:title/>
        <svg:desc/>
      </draw:frame>
      <draw:frame draw:id="id35" presentation:style-name="a122" draw:name="Date Placeholder 3" svg:x="7.87963in" svg:y="6.60691in" svg:width="0.99731in" svg:height="0.39931in" presentation:class="date-time" presentation:placeholder="false">
        <draw:text-box>
          <text:p text:style-name="a121" text:class-names="" text:cond-style-name=""><text:span text:style-name="a119" text:class-names=""><text:date text:fixed="false" style:data-style-name="a120">10/27/2019</text:date></text:span></text:p>
        </draw:text-box>
        <svg:title/>
        <svg:desc/>
      </draw:frame>
      <draw:frame draw:id="id36" presentation:style-name="a125" draw:name="Footer Placeholder 4" svg:x="0.74074in" svg:y="6.60691in" svg:width="6.88715in" svg:height="0.39931in" presentation:class="footer" presentation:placeholder="false">
        <draw:text-box>
          <text:p text:style-name="a124" text:class-names="" text:cond-style-name=""><text:span text:style-name="a123" text:class-names=""/></text:p>
        </draw:text-box>
        <svg:title/>
        <svg:desc/>
      </draw:frame>
      <draw:frame draw:id="id37" presentation:style-name="a128" draw:name="Slide Number Placeholder 5" svg:x="9.39486in" svg:y="6.60691in" svg:width="0.74731in" svg:height="0.39931in" presentation:class="page-number" presentation:placeholder="false">
        <draw:text-box>
          <text:p text:style-name="a127" text:class-names="" text:cond-style-name=""><text:span text:style-name="a126" text:class-names=""><text:page-number style:num-format="1" text:fixed="false"/></text:span></text:p>
        </draw:text-box>
        <svg:title/>
        <svg:desc/>
      </draw:frame>
    </style:master-page>
    <style:master-page style:name="Master1-Layout3-secHead-Section-Header" style:page-layout-name="pageLayout1" draw:style-name="a155">
      <draw:g draw:name="Group 6" draw:id="id48">
        <svg:title/>
        <svg:desc/>
        <draw:connector draw:type="line" svg:x1="10.24826in" svg:y1="0in" svg:x2="11.5816in" svg:y2="7.5in" draw:id="id54" draw:layer="Master1-bg" draw:style-name="a173" draw:name="Straight Connector 19">
          <svg:title/>
          <svg:desc/>
        </draw:connector>
        <draw:connector draw:type="line" svg:x1="13.32986in" svg:y1="4.02604in" svg:x2="8.12037in" svg:y2="7.5in" draw:id="id55" draw:layer="Master1-bg" draw:style-name="a174" draw:name="Straight Connector 20">
          <svg:title/>
          <svg:desc/>
        </draw:connector>
        <draw:custom-shape svg:x="10.04098in" svg:y="-0.00926in" svg:width="3.28888in" svg:height="7.50926in" draw:id="id56" draw:layer="Master1-bg" draw:style-name="a177" draw:name="Rectangle 23">
          <svg:title/>
          <svg:desc/>
          <text:p text:style-name="a176" text:class-names="" text:cond-style-name=""><text:span text:style-name="a17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57" draw:layer="Master1-bg" draw:style-name="a180" draw:name="Rectangle 25">
          <svg:title/>
          <svg:desc/>
          <text:p text:style-name="a179" text:class-names="" text:cond-style-name=""><text:span text:style-name="a17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58" draw:layer="Master1-bg" draw:style-name="a183" draw:name="Isosceles Triangle 23">
          <svg:title/>
          <svg:desc/>
          <text:p text:style-name="a182" text:class-names="" text:cond-style-name=""><text:span text:style-name="a18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59" draw:layer="Master1-bg" draw:style-name="a186" draw:name="Rectangle 27">
          <svg:title/>
          <svg:desc/>
          <text:p text:style-name="a185" text:class-names="" text:cond-style-name=""><text:span text:style-name="a18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60" draw:layer="Master1-bg" draw:style-name="a189" draw:name="Rectangle 28">
          <svg:title/>
          <svg:desc/>
          <text:p text:style-name="a188" text:class-names="" text:cond-style-name=""><text:span text:style-name="a18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61" draw:layer="Master1-bg" draw:style-name="a192" draw:name="Rectangle 29">
          <svg:title/>
          <svg:desc/>
          <text:p text:style-name="a191" text:class-names="" text:cond-style-name=""><text:span text:style-name="a19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62" draw:layer="Master1-bg" draw:style-name="a195" draw:name="Isosceles Triangle 27">
          <svg:title/>
          <svg:desc/>
          <text:p text:style-name="a194" text:class-names="" text:cond-style-name=""><text:span text:style-name="a1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63" draw:layer="Master1-bg" draw:style-name="a198" draw:name="Isosceles Triangle 28">
          <svg:title/>
          <svg:desc/>
          <text:p text:style-name="a197" text:class-names="" text:cond-style-name=""><text:span text:style-name="a19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49" presentation:style-name="a158" draw:name="Title 1" svg:x="0.74074in" svg:y="2.9537in" svg:width="9.40143in" svg:height="1.99757in" presentation:class="title" presentation:placeholder="false">
        <draw:text-box>
          <text:p text:style-name="a157" text:class-names="" text:cond-style-name=""><text:span text:style-name="a156" text:class-names="">Click to edit Master title style</text:span></text:p>
        </draw:text-box>
        <svg:title/>
        <svg:desc/>
      </draw:frame>
      <draw:frame draw:id="id50" presentation:style-name="a162" draw:name="Text Placeholder 2" svg:x="0.74074in" svg:y="4.95128in" svg:width="9.40143in" svg:height="0.94094in" presentation:class="outline" presentation:placeholder="false">
        <draw:text-box>
          <text:list text:style-name="a161">
            <text:list-item>
              <text:p text:style-name="a160" text:class-names="" text:cond-style-name=""><text:span text:style-name="a159" text:class-names="">Click to edit Master text styles</text:span></text:p>
            </text:list-item>
          </text:list>
        </draw:text-box>
        <svg:title/>
        <svg:desc/>
      </draw:frame>
      <draw:frame draw:id="id51" presentation:style-name="a166" draw:name="Date Placeholder 3" svg:x="7.87963in" svg:y="6.60691in" svg:width="0.99731in" svg:height="0.39931in" presentation:class="date-time" presentation:placeholder="false">
        <draw:text-box>
          <text:p text:style-name="a165" text:class-names="" text:cond-style-name=""><text:span text:style-name="a163" text:class-names=""><text:date text:fixed="false" style:data-style-name="a164">10/27/2019</text:date></text:span></text:p>
        </draw:text-box>
        <svg:title/>
        <svg:desc/>
      </draw:frame>
      <draw:frame draw:id="id52" presentation:style-name="a169" draw:name="Footer Placeholder 4" svg:x="0.74074in" svg:y="6.60691in" svg:width="6.88715in" svg:height="0.39931in" presentation:class="footer" presentation:placeholder="false">
        <draw:text-box>
          <text:p text:style-name="a168" text:class-names="" text:cond-style-name=""><text:span text:style-name="a167" text:class-names=""/></text:p>
        </draw:text-box>
        <svg:title/>
        <svg:desc/>
      </draw:frame>
      <draw:frame draw:id="id53" presentation:style-name="a172" draw:name="Slide Number Placeholder 5" svg:x="9.39486in" svg:y="6.60691in" svg:width="0.74731in" svg:height="0.39931in" presentation:class="page-number" presentation:placeholder="false">
        <draw:text-box>
          <text:p text:style-name="a171" text:class-names="" text:cond-style-name=""><text:span text:style-name="a170" text:class-names=""><text:page-number style:num-format="1" text:fixed="false"/></text:span></text:p>
        </draw:text-box>
        <svg:title/>
        <svg:desc/>
      </draw:frame>
    </style:master-page>
    <style:master-page style:name="Master1-Layout4-twoObj-Two-Content" style:page-layout-name="pageLayout1" draw:style-name="a199">
      <draw:g draw:name="Group 6" draw:id="id64">
        <svg:title/>
        <svg:desc/>
        <draw:connector draw:type="line" svg:x1="10.24826in" svg:y1="0in" svg:x2="11.5816in" svg:y2="7.5in" draw:id="id71" draw:layer="Master1-bg" draw:style-name="a245" draw:name="Straight Connector 19">
          <svg:title/>
          <svg:desc/>
        </draw:connector>
        <draw:connector draw:type="line" svg:x1="13.32986in" svg:y1="4.02604in" svg:x2="8.12037in" svg:y2="7.5in" draw:id="id72" draw:layer="Master1-bg" draw:style-name="a246" draw:name="Straight Connector 20">
          <svg:title/>
          <svg:desc/>
        </draw:connector>
        <draw:custom-shape svg:x="10.04098in" svg:y="-0.00926in" svg:width="3.28888in" svg:height="7.50926in" draw:id="id73" draw:layer="Master1-bg" draw:style-name="a249" draw:name="Rectangle 23">
          <svg:title/>
          <svg:desc/>
          <text:p text:style-name="a248" text:class-names="" text:cond-style-name=""><text:span text:style-name="a24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74" draw:layer="Master1-bg" draw:style-name="a252" draw:name="Rectangle 25">
          <svg:title/>
          <svg:desc/>
          <text:p text:style-name="a251" text:class-names="" text:cond-style-name=""><text:span text:style-name="a25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75" draw:layer="Master1-bg" draw:style-name="a255" draw:name="Isosceles Triangle 23">
          <svg:title/>
          <svg:desc/>
          <text:p text:style-name="a254" text:class-names="" text:cond-style-name=""><text:span text:style-name="a25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76" draw:layer="Master1-bg" draw:style-name="a258" draw:name="Rectangle 27">
          <svg:title/>
          <svg:desc/>
          <text:p text:style-name="a257" text:class-names="" text:cond-style-name=""><text:span text:style-name="a25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77" draw:layer="Master1-bg" draw:style-name="a261" draw:name="Rectangle 28">
          <svg:title/>
          <svg:desc/>
          <text:p text:style-name="a260" text:class-names="" text:cond-style-name=""><text:span text:style-name="a25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78" draw:layer="Master1-bg" draw:style-name="a264" draw:name="Rectangle 29">
          <svg:title/>
          <svg:desc/>
          <text:p text:style-name="a263" text:class-names="" text:cond-style-name=""><text:span text:style-name="a26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79" draw:layer="Master1-bg" draw:style-name="a267" draw:name="Isosceles Triangle 27">
          <svg:title/>
          <svg:desc/>
          <text:p text:style-name="a266" text:class-names="" text:cond-style-name=""><text:span text:style-name="a26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80" draw:layer="Master1-bg" draw:style-name="a270" draw:name="Isosceles Triangle 28">
          <svg:title/>
          <svg:desc/>
          <text:p text:style-name="a269" text:class-names="" text:cond-style-name=""><text:span text:style-name="a26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65" presentation:style-name="a202" draw:name="Title 1" svg:x="0.74074in" svg:y="0.66667in" svg:width="9.40143in" svg:height="1.44444in" presentation:class="title" presentation:placeholder="false">
        <draw:text-box>
          <text:p text:style-name="a201" text:class-names="" text:cond-style-name=""><text:span text:style-name="a200" text:class-names="">Click to edit Master title style</text:span></text:p>
        </draw:text-box>
        <svg:title/>
        <svg:desc/>
      </draw:frame>
      <draw:frame draw:id="id66" presentation:style-name="a218" draw:name="Content Placeholder 2" svg:x="0.74074in" svg:y="2.36285in" svg:width="4.57572in" svg:height="4.24406in" presentation:class="object" presentation:placeholder="false">
        <draw:text-box>
          <text:list text:style-name="a205">
            <text:list-item>
              <text:p text:style-name="a204" text:class-names="" text:cond-style-name=""><text:span text:style-name="a203" text:class-names="">Click to edit Master text styles</text:span></text:p>
            </text:list-item>
          </text:list>
          <text:list text:style-name="a208">
            <text:list-item>
              <text:list text:style-name="a208">
                <text:list-item>
                  <text:p text:style-name="a207" text:class-names="" text:cond-style-name=""><text:span text:style-name="a206" text:class-names="">Second level</text:span></text:p>
                </text:list-item>
              </text:list>
            </text:list-item>
          </text:list>
          <text:list text:style-name="a211">
            <text:list-item>
              <text:list text:style-name="a211">
                <text:list-item>
                  <text:list text:style-name="a211">
                    <text:list-item>
                      <text:p text:style-name="a210" text:class-names="" text:cond-style-name=""><text:span text:style-name="a209" text:class-names="">Third level</text:span></text:p>
                    </text:list-item>
                  </text:list>
                </text:list-item>
              </text:list>
            </text:list-item>
          </text:list>
          <text:list text:style-name="a214">
            <text:list-item>
              <text:list text:style-name="a214">
                <text:list-item>
                  <text:list text:style-name="a214">
                    <text:list-item>
                      <text:list text:style-name="a214">
                        <text:list-item>
                          <text:p text:style-name="a213" text:class-names="" text:cond-style-name=""><text:span text:style-name="a212"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5" text:class-names="">Fifth level</text:span></text:p>
                            </text:list-item>
                          </text:list>
                        </text:list-item>
                      </text:list>
                    </text:list-item>
                  </text:list>
                </text:list-item>
              </text:list>
            </text:list-item>
          </text:list>
        </draw:text-box>
        <svg:title/>
        <svg:desc/>
      </draw:frame>
      <draw:frame draw:id="id67" presentation:style-name="a234" draw:name="Content Placeholder 3" svg:x="5.56646in" svg:y="2.36285in" svg:width="4.57572in" svg:height="4.24406in" presentation:class="object" presentation:placeholder="false">
        <draw:text-box>
          <text:list text:style-name="a221">
            <text:list-item>
              <text:p text:style-name="a220" text:class-names="" text:cond-style-name=""><text:span text:style-name="a219" text:class-names="">Click to edit Master text styles</text:span></text:p>
            </text:list-item>
          </text:list>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title/>
        <svg:desc/>
      </draw:frame>
      <draw:frame draw:id="id68" presentation:style-name="a238" draw:name="Date Placeholder 4" svg:x="7.87963in" svg:y="6.60691in" svg:width="0.99731in" svg:height="0.39931in" presentation:class="date-time" presentation:placeholder="false">
        <draw:text-box>
          <text:p text:style-name="a237" text:class-names="" text:cond-style-name=""><text:span text:style-name="a235" text:class-names=""><text:date text:fixed="false" style:data-style-name="a236">10/27/2019</text:date></text:span></text:p>
        </draw:text-box>
        <svg:title/>
        <svg:desc/>
      </draw:frame>
      <draw:frame draw:id="id69" presentation:style-name="a241" draw:name="Footer Placeholder 5" svg:x="0.74074in" svg:y="6.60691in" svg:width="6.88715in" svg:height="0.39931in" presentation:class="footer" presentation:placeholder="false">
        <draw:text-box>
          <text:p text:style-name="a240" text:class-names="" text:cond-style-name=""><text:span text:style-name="a239" text:class-names=""/></text:p>
        </draw:text-box>
        <svg:title/>
        <svg:desc/>
      </draw:frame>
      <draw:frame draw:id="id70" presentation:style-name="a244" draw:name="Slide Number Placeholder 6" svg:x="9.39486in" svg:y="6.60691in" svg:width="0.74731in" svg:height="0.39931in" presentation:class="page-number" presentation:placeholder="false">
        <draw:text-box>
          <text:p text:style-name="a243" text:class-names="" text:cond-style-name=""><text:span text:style-name="a242" text:class-names=""><text:page-number style:num-format="1" text:fixed="false"/></text:span></text:p>
        </draw:text-box>
        <svg:title/>
        <svg:desc/>
      </draw:frame>
    </style:master-page>
    <style:master-page style:name="Master1-Layout5-twoTxTwoObj-Comparison" style:page-layout-name="pageLayout1" draw:style-name="a271">
      <draw:g draw:name="Group 6" draw:id="id81">
        <svg:title/>
        <svg:desc/>
        <draw:connector draw:type="line" svg:x1="10.24826in" svg:y1="0in" svg:x2="11.5816in" svg:y2="7.5in" draw:id="id90" draw:layer="Master1-bg" draw:style-name="a325" draw:name="Straight Connector 19">
          <svg:title/>
          <svg:desc/>
        </draw:connector>
        <draw:connector draw:type="line" svg:x1="13.32986in" svg:y1="4.02604in" svg:x2="8.12037in" svg:y2="7.5in" draw:id="id91" draw:layer="Master1-bg" draw:style-name="a326" draw:name="Straight Connector 20">
          <svg:title/>
          <svg:desc/>
        </draw:connector>
        <draw:custom-shape svg:x="10.04098in" svg:y="-0.00926in" svg:width="3.28888in" svg:height="7.50926in" draw:id="id92" draw:layer="Master1-bg" draw:style-name="a329" draw:name="Rectangle 23">
          <svg:title/>
          <svg:desc/>
          <text:p text:style-name="a328" text:class-names="" text:cond-style-name=""><text:span text:style-name="a32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3" draw:layer="Master1-bg" draw:style-name="a332" draw:name="Rectangle 25">
          <svg:title/>
          <svg:desc/>
          <text:p text:style-name="a331" text:class-names="" text:cond-style-name=""><text:span text:style-name="a33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94" draw:layer="Master1-bg" draw:style-name="a335" draw:name="Isosceles Triangle 23">
          <svg:title/>
          <svg:desc/>
          <text:p text:style-name="a334" text:class-names="" text:cond-style-name=""><text:span text:style-name="a33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95" draw:layer="Master1-bg" draw:style-name="a338" draw:name="Rectangle 27">
          <svg:title/>
          <svg:desc/>
          <text:p text:style-name="a337" text:class-names="" text:cond-style-name=""><text:span text:style-name="a33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96" draw:layer="Master1-bg" draw:style-name="a341" draw:name="Rectangle 28">
          <svg:title/>
          <svg:desc/>
          <text:p text:style-name="a340" text:class-names="" text:cond-style-name=""><text:span text:style-name="a33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97" draw:layer="Master1-bg" draw:style-name="a344" draw:name="Rectangle 29">
          <svg:title/>
          <svg:desc/>
          <text:p text:style-name="a343" text:class-names="" text:cond-style-name=""><text:span text:style-name="a34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98" draw:layer="Master1-bg" draw:style-name="a347" draw:name="Isosceles Triangle 27">
          <svg:title/>
          <svg:desc/>
          <text:p text:style-name="a346" text:class-names="" text:cond-style-name=""><text:span text:style-name="a34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99" draw:layer="Master1-bg" draw:style-name="a350" draw:name="Isosceles Triangle 28">
          <svg:title/>
          <svg:desc/>
          <text:p text:style-name="a349" text:class-names="" text:cond-style-name=""><text:span text:style-name="a34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82" presentation:style-name="a274" draw:name="Title 1" svg:x="0.74074in" svg:y="0.66667in" svg:width="9.40143in" svg:height="1.44444in" presentation:class="title" presentation:placeholder="false">
        <draw:text-box>
          <text:p text:style-name="a273" text:class-names="" text:cond-style-name=""><text:span text:style-name="a272" text:class-names="">Click to edit Master title style</text:span></text:p>
        </draw:text-box>
        <svg:title/>
        <svg:desc/>
      </draw:frame>
      <draw:frame draw:id="id83" presentation:style-name="a278" draw:name="Text Placeholder 2" svg:x="0.739in" svg:y="2.36328in" svg:width="4.57745in" svg:height="0.63021in" presentation:class="outline" presentation:placeholder="false">
        <draw:text-box>
          <text:list text:style-name="a277">
            <text:list-item>
              <text:p text:style-name="a276" text:class-names="" text:cond-style-name=""><text:span text:style-name="a275" text:class-names="">Click to edit Master text styles</text:span></text:p>
            </text:list-item>
          </text:list>
        </draw:text-box>
        <svg:title/>
        <svg:desc/>
      </draw:frame>
      <draw:frame draw:id="id84" presentation:style-name="a294" draw:name="Content Placeholder 3" svg:x="0.739in" svg:y="2.99349in" svg:width="4.57745in" svg:height="3.61343in" presentation:class="object"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85" presentation:style-name="a298" draw:name="Text Placeholder 4" svg:x="5.56472in" svg:y="2.36328in" svg:width="4.57745in" svg:height="0.63021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86" presentation:style-name="a314" draw:name="Content Placeholder 5" svg:x="5.56472in" svg:y="2.99349in" svg:width="4.57745in" svg:height="3.61343in" presentation:class="object"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87" presentation:style-name="a318" draw:name="Date Placeholder 6" svg:x="7.87963in" svg:y="6.60691in" svg:width="0.99731in" svg:height="0.39931in" presentation:class="date-time" presentation:placeholder="false">
        <draw:text-box>
          <text:p text:style-name="a317" text:class-names="" text:cond-style-name=""><text:span text:style-name="a315" text:class-names=""><text:date text:fixed="false" style:data-style-name="a316">10/27/2019</text:date></text:span></text:p>
        </draw:text-box>
        <svg:title/>
        <svg:desc/>
      </draw:frame>
      <draw:frame draw:id="id88" presentation:style-name="a321" draw:name="Footer Placeholder 7" svg:x="0.74074in" svg:y="6.60691in" svg:width="6.88715in" svg:height="0.39931in" presentation:class="footer" presentation:placeholder="false">
        <draw:text-box>
          <text:p text:style-name="a320" text:class-names="" text:cond-style-name=""><text:span text:style-name="a319" text:class-names=""/></text:p>
        </draw:text-box>
        <svg:title/>
        <svg:desc/>
      </draw:frame>
      <draw:frame draw:id="id89" presentation:style-name="a324" draw:name="Slide Number Placeholder 8" svg:x="9.39486in" svg:y="6.60691in" svg:width="0.74731in" svg:height="0.39931in" presentation:class="page-number" presentation:placeholder="false">
        <draw:text-box>
          <text:p text:style-name="a323" text:class-names="" text:cond-style-name=""><text:span text:style-name="a322" text:class-names=""><text:page-number style:num-format="1" text:fixed="false"/></text:span></text:p>
        </draw:text-box>
        <svg:title/>
        <svg:desc/>
      </draw:frame>
    </style:master-page>
    <style:master-page style:name="Master1-Layout6-titleOnly-Title-Only" style:page-layout-name="pageLayout1" draw:style-name="a351">
      <draw:g draw:name="Group 6" draw:id="id100">
        <svg:title/>
        <svg:desc/>
        <draw:connector draw:type="line" svg:x1="10.24826in" svg:y1="0in" svg:x2="11.5816in" svg:y2="7.5in" draw:id="id105" draw:layer="Master1-bg" draw:style-name="a365" draw:name="Straight Connector 19">
          <svg:title/>
          <svg:desc/>
        </draw:connector>
        <draw:connector draw:type="line" svg:x1="13.32986in" svg:y1="4.02604in" svg:x2="8.12037in" svg:y2="7.5in" draw:id="id106" draw:layer="Master1-bg" draw:style-name="a366" draw:name="Straight Connector 20">
          <svg:title/>
          <svg:desc/>
        </draw:connector>
        <draw:custom-shape svg:x="10.04098in" svg:y="-0.00926in" svg:width="3.28888in" svg:height="7.50926in" draw:id="id107" draw:layer="Master1-bg" draw:style-name="a369" draw:name="Rectangle 23">
          <svg:title/>
          <svg:desc/>
          <text:p text:style-name="a368" text:class-names="" text:cond-style-name=""><text:span text:style-name="a36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08" draw:layer="Master1-bg" draw:style-name="a372" draw:name="Rectangle 25">
          <svg:title/>
          <svg:desc/>
          <text:p text:style-name="a371" text:class-names="" text:cond-style-name=""><text:span text:style-name="a37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9" draw:layer="Master1-bg" draw:style-name="a375" draw:name="Isosceles Triangle 23">
          <svg:title/>
          <svg:desc/>
          <text:p text:style-name="a374" text:class-names="" text:cond-style-name=""><text:span text:style-name="a3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0" draw:layer="Master1-bg" draw:style-name="a378" draw:name="Rectangle 27">
          <svg:title/>
          <svg:desc/>
          <text:p text:style-name="a377" text:class-names="" text:cond-style-name=""><text:span text:style-name="a37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11" draw:layer="Master1-bg" draw:style-name="a381" draw:name="Rectangle 28">
          <svg:title/>
          <svg:desc/>
          <text:p text:style-name="a380" text:class-names="" text:cond-style-name=""><text:span text:style-name="a37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12" draw:layer="Master1-bg" draw:style-name="a384" draw:name="Rectangle 29">
          <svg:title/>
          <svg:desc/>
          <text:p text:style-name="a383" text:class-names="" text:cond-style-name=""><text:span text:style-name="a38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13" draw:layer="Master1-bg" draw:style-name="a387" draw:name="Isosceles Triangle 27">
          <svg:title/>
          <svg:desc/>
          <text:p text:style-name="a386" text:class-names="" text:cond-style-name=""><text:span text:style-name="a38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14" draw:layer="Master1-bg" draw:style-name="a390" draw:name="Isosceles Triangle 28">
          <svg:title/>
          <svg:desc/>
          <text:p text:style-name="a389" text:class-names="" text:cond-style-name=""><text:span text:style-name="a38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01" presentation:style-name="a354" draw:name="Title 1" svg:x="0.74074in" svg:y="0.66667in" svg:width="9.40143in" svg:height="1.44444in" presentation:class="title" presentation:placeholder="false">
        <draw:text-box>
          <text:p text:style-name="a353" text:class-names="" text:cond-style-name=""><text:span text:style-name="a352" text:class-names="">Click to edit Master title style</text:span></text:p>
        </draw:text-box>
        <svg:title/>
        <svg:desc/>
      </draw:frame>
      <draw:frame draw:id="id102" presentation:style-name="a358" draw:name="Date Placeholder 2" svg:x="7.87963in" svg:y="6.60691in" svg:width="0.99731in" svg:height="0.39931in" presentation:class="date-time" presentation:placeholder="false">
        <draw:text-box>
          <text:p text:style-name="a357" text:class-names="" text:cond-style-name=""><text:span text:style-name="a355" text:class-names=""><text:date text:fixed="false" style:data-style-name="a356">10/27/2019</text:date></text:span></text:p>
        </draw:text-box>
        <svg:title/>
        <svg:desc/>
      </draw:frame>
      <draw:frame draw:id="id103" presentation:style-name="a361" draw:name="Footer Placeholder 3" svg:x="0.74074in" svg:y="6.60691in" svg:width="6.88715in" svg:height="0.39931in" presentation:class="footer" presentation:placeholder="false">
        <draw:text-box>
          <text:p text:style-name="a360" text:class-names="" text:cond-style-name=""><text:span text:style-name="a359" text:class-names=""/></text:p>
        </draw:text-box>
        <svg:title/>
        <svg:desc/>
      </draw:frame>
      <draw:frame draw:id="id104" presentation:style-name="a364" draw:name="Slide Number Placeholder 4" svg:x="9.39486in" svg:y="6.60691in" svg:width="0.74731in" svg:height="0.39931in" presentation:class="page-number" presentation:placeholder="false">
        <draw:text-box>
          <text:p text:style-name="a363" text:class-names="" text:cond-style-name=""><text:span text:style-name="a362" text:class-names=""><text:page-number style:num-format="1" text:fixed="false"/></text:span></text:p>
        </draw:text-box>
        <svg:title/>
        <svg:desc/>
      </draw:frame>
    </style:master-page>
    <style:master-page style:name="Master1-Layout7-blank-Blank" style:page-layout-name="pageLayout1" draw:style-name="a391">
      <draw:g draw:name="Group 6" draw:id="id115">
        <svg:title/>
        <svg:desc/>
        <draw:connector draw:type="line" svg:x1="10.24826in" svg:y1="0in" svg:x2="11.5816in" svg:y2="7.5in" draw:id="id119" draw:layer="Master1-bg" draw:style-name="a402" draw:name="Straight Connector 19">
          <svg:title/>
          <svg:desc/>
        </draw:connector>
        <draw:connector draw:type="line" svg:x1="13.32986in" svg:y1="4.02604in" svg:x2="8.12037in" svg:y2="7.5in" draw:id="id120" draw:layer="Master1-bg" draw:style-name="a403" draw:name="Straight Connector 20">
          <svg:title/>
          <svg:desc/>
        </draw:connector>
        <draw:custom-shape svg:x="10.04098in" svg:y="-0.00926in" svg:width="3.28888in" svg:height="7.50926in" draw:id="id121" draw:layer="Master1-bg" draw:style-name="a406" draw:name="Rectangle 23">
          <svg:title/>
          <svg:desc/>
          <text:p text:style-name="a405" text:class-names="" text:cond-style-name=""><text:span text:style-name="a40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22" draw:layer="Master1-bg" draw:style-name="a409" draw:name="Rectangle 25">
          <svg:title/>
          <svg:desc/>
          <text:p text:style-name="a408" text:class-names="" text:cond-style-name=""><text:span text:style-name="a40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23" draw:layer="Master1-bg" draw:style-name="a412" draw:name="Isosceles Triangle 23">
          <svg:title/>
          <svg:desc/>
          <text:p text:style-name="a411" text:class-names="" text:cond-style-name=""><text:span text:style-name="a41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24" draw:layer="Master1-bg" draw:style-name="a415" draw:name="Rectangle 27">
          <svg:title/>
          <svg:desc/>
          <text:p text:style-name="a414" text:class-names="" text:cond-style-name=""><text:span text:style-name="a41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5" draw:layer="Master1-bg" draw:style-name="a418" draw:name="Rectangle 28">
          <svg:title/>
          <svg:desc/>
          <text:p text:style-name="a417" text:class-names="" text:cond-style-name=""><text:span text:style-name="a41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26" draw:layer="Master1-bg" draw:style-name="a421" draw:name="Rectangle 29">
          <svg:title/>
          <svg:desc/>
          <text:p text:style-name="a420" text:class-names="" text:cond-style-name=""><text:span text:style-name="a41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27" draw:layer="Master1-bg" draw:style-name="a424" draw:name="Isosceles Triangle 27">
          <svg:title/>
          <svg:desc/>
          <text:p text:style-name="a423" text:class-names="" text:cond-style-name=""><text:span text:style-name="a42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28" draw:layer="Master1-bg" draw:style-name="a427" draw:name="Isosceles Triangle 28">
          <svg:title/>
          <svg:desc/>
          <text:p text:style-name="a426" text:class-names="" text:cond-style-name=""><text:span text:style-name="a42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16" presentation:style-name="a395" draw:name="Date Placeholder 1" svg:x="7.87963in" svg:y="6.60691in" svg:width="0.99731in" svg:height="0.39931in" presentation:class="date-time" presentation:placeholder="false">
        <draw:text-box>
          <text:p text:style-name="a394" text:class-names="" text:cond-style-name=""><text:span text:style-name="a392" text:class-names=""><text:date text:fixed="false" style:data-style-name="a393">10/27/2019</text:date></text:span></text:p>
        </draw:text-box>
        <svg:title/>
        <svg:desc/>
      </draw:frame>
      <draw:frame draw:id="id117" presentation:style-name="a398" draw:name="Footer Placeholder 2" svg:x="0.74074in" svg:y="6.60691in" svg:width="6.88715in" svg:height="0.39931in" presentation:class="footer" presentation:placeholder="false">
        <draw:text-box>
          <text:p text:style-name="a397" text:class-names="" text:cond-style-name=""><text:span text:style-name="a396" text:class-names=""/></text:p>
        </draw:text-box>
        <svg:title/>
        <svg:desc/>
      </draw:frame>
      <draw:frame draw:id="id118" presentation:style-name="a401" draw:name="Slide Number Placeholder 3" svg:x="9.39486in" svg:y="6.60691in" svg:width="0.74731in" svg:height="0.39931in" presentation:class="page-number" presentation:placeholder="false">
        <draw:text-box>
          <text:p text:style-name="a400" text:class-names="" text:cond-style-name=""><text:span text:style-name="a399" text:class-names=""><text:page-number style:num-format="1" text:fixed="false"/></text:span></text:p>
        </draw:text-box>
        <svg:title/>
        <svg:desc/>
      </draw:frame>
    </style:master-page>
    <style:master-page style:name="Master1-Layout8-objTx-Content-with-Caption" style:page-layout-name="pageLayout1" draw:style-name="a428">
      <draw:g draw:name="Group 6" draw:id="id129">
        <svg:title/>
        <svg:desc/>
        <draw:connector draw:type="line" svg:x1="10.24826in" svg:y1="0in" svg:x2="11.5816in" svg:y2="7.5in" draw:id="id136" draw:layer="Master1-bg" draw:style-name="a462" draw:name="Straight Connector 19">
          <svg:title/>
          <svg:desc/>
        </draw:connector>
        <draw:connector draw:type="line" svg:x1="13.32986in" svg:y1="4.02604in" svg:x2="8.12037in" svg:y2="7.5in" draw:id="id137" draw:layer="Master1-bg" draw:style-name="a463" draw:name="Straight Connector 20">
          <svg:title/>
          <svg:desc/>
        </draw:connector>
        <draw:custom-shape svg:x="10.04098in" svg:y="-0.00926in" svg:width="3.28888in" svg:height="7.50926in" draw:id="id138" draw:layer="Master1-bg" draw:style-name="a466" draw:name="Rectangle 23">
          <svg:title/>
          <svg:desc/>
          <text:p text:style-name="a465" text:class-names="" text:cond-style-name=""><text:span text:style-name="a46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39" draw:layer="Master1-bg" draw:style-name="a469" draw:name="Rectangle 25">
          <svg:title/>
          <svg:desc/>
          <text:p text:style-name="a468" text:class-names="" text:cond-style-name=""><text:span text:style-name="a46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40" draw:layer="Master1-bg" draw:style-name="a472" draw:name="Isosceles Triangle 23">
          <svg:title/>
          <svg:desc/>
          <text:p text:style-name="a471" text:class-names="" text:cond-style-name=""><text:span text:style-name="a47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41" draw:layer="Master1-bg" draw:style-name="a475" draw:name="Rectangle 27">
          <svg:title/>
          <svg:desc/>
          <text:p text:style-name="a474" text:class-names="" text:cond-style-name=""><text:span text:style-name="a47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42" draw:layer="Master1-bg" draw:style-name="a478" draw:name="Rectangle 28">
          <svg:title/>
          <svg:desc/>
          <text:p text:style-name="a477" text:class-names="" text:cond-style-name=""><text:span text:style-name="a47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43" draw:layer="Master1-bg" draw:style-name="a481" draw:name="Rectangle 29">
          <svg:title/>
          <svg:desc/>
          <text:p text:style-name="a480" text:class-names="" text:cond-style-name=""><text:span text:style-name="a47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4" draw:layer="Master1-bg" draw:style-name="a484" draw:name="Isosceles Triangle 27">
          <svg:title/>
          <svg:desc/>
          <text:p text:style-name="a483" text:class-names="" text:cond-style-name=""><text:span text:style-name="a48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45" draw:layer="Master1-bg" draw:style-name="a487" draw:name="Isosceles Triangle 28">
          <svg:title/>
          <svg:desc/>
          <text:p text:style-name="a486" text:class-names="" text:cond-style-name=""><text:span text:style-name="a48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30" presentation:style-name="a431" draw:name="Title 1" svg:x="0.74074in" svg:y="1.63889in" svg:width="4.21536in" svg:height="1.39815in" presentation:class="title" presentation:placeholder="false">
        <draw:text-box>
          <text:p text:style-name="a430" text:class-names="" text:cond-style-name=""><text:span text:style-name="a429" text:class-names="">Click to edit Master title style</text:span></text:p>
        </draw:text-box>
        <svg:title/>
        <svg:desc/>
      </draw:frame>
      <draw:frame draw:id="id131" presentation:style-name="a447" draw:name="Content Placeholder 2" svg:x="5.2061in" svg:y="0.56313in" svg:width="4.93607in" svg:height="6.04378in" presentation:class="object" presentation:placeholder="false">
        <draw:text-box>
          <text:list text:style-name="a434">
            <text:list-item>
              <text:p text:style-name="a433" text:class-names="" text:cond-style-name=""><text:span text:style-name="a432" text:class-names="">Click to edit Master text styles</text:span></text:p>
            </text:list-item>
          </text:list>
          <text:list text:style-name="a437">
            <text:list-item>
              <text:list text:style-name="a437">
                <text:list-item>
                  <text:p text:style-name="a436" text:class-names="" text:cond-style-name=""><text:span text:style-name="a435" text:class-names="">Second level</text:span></text:p>
                </text:list-item>
              </text:list>
            </text:list-item>
          </text:list>
          <text:list text:style-name="a440">
            <text:list-item>
              <text:list text:style-name="a440">
                <text:list-item>
                  <text:list text:style-name="a440">
                    <text:list-item>
                      <text:p text:style-name="a439" text:class-names="" text:cond-style-name=""><text:span text:style-name="a438" text:class-names="">Third level</text:span></text:p>
                    </text:list-item>
                  </text:list>
                </text:list-item>
              </text:list>
            </text:list-item>
          </text:list>
          <text:list text:style-name="a443">
            <text:list-item>
              <text:list text:style-name="a443">
                <text:list-item>
                  <text:list text:style-name="a443">
                    <text:list-item>
                      <text:list text:style-name="a443">
                        <text:list-item>
                          <text:p text:style-name="a442" text:class-names="" text:cond-style-name=""><text:span text:style-name="a441" text:class-names="">Fourth level</text:span></text:p>
                        </text:list-item>
                      </text:list>
                    </text:list-item>
                  </text:list>
                </text:list-item>
              </text:list>
            </text:list-item>
          </text:list>
          <text:list text:style-name="a446">
            <text:list-item>
              <text:list text:style-name="a446">
                <text:list-item>
                  <text:list text:style-name="a446">
                    <text:list-item>
                      <text:list text:style-name="a446">
                        <text:list-item>
                          <text:list text:style-name="a446">
                            <text:list-item>
                              <text:p text:style-name="a445" text:class-names="" text:cond-style-name=""><text:span text:style-name="a444" text:class-names="">Fifth level</text:span></text:p>
                            </text:list-item>
                          </text:list>
                        </text:list-item>
                      </text:list>
                    </text:list-item>
                  </text:list>
                </text:list-item>
              </text:list>
            </text:list-item>
          </text:list>
        </draw:text-box>
        <svg:title/>
        <svg:desc/>
      </draw:frame>
      <draw:frame draw:id="id132" presentation:style-name="a451" draw:name="Text Placeholder 3" svg:x="0.74074in" svg:y="3.03704in" svg:width="4.21536in" svg:height="2.82639in" presentation:class="outline" presentation:placeholder="false">
        <draw:text-box>
          <text:list text:style-name="a450">
            <text:list-item>
              <text:p text:style-name="a449" text:class-names="" text:cond-style-name=""><text:span text:style-name="a448" text:class-names="">Click to edit Master text styles</text:span></text:p>
            </text:list-item>
          </text:list>
        </draw:text-box>
        <svg:title/>
        <svg:desc/>
      </draw:frame>
      <draw:frame draw:id="id133" presentation:style-name="a455" draw:name="Date Placeholder 4" svg:x="7.87963in" svg:y="6.60691in" svg:width="0.99731in" svg:height="0.39931in" presentation:class="date-time" presentation:placeholder="false">
        <draw:text-box>
          <text:p text:style-name="a454" text:class-names="" text:cond-style-name=""><text:span text:style-name="a452" text:class-names=""><text:date text:fixed="false" style:data-style-name="a453">10/27/2019</text:date></text:span></text:p>
        </draw:text-box>
        <svg:title/>
        <svg:desc/>
      </draw:frame>
      <draw:frame draw:id="id134" presentation:style-name="a458" draw:name="Footer Placeholder 5" svg:x="0.74074in" svg:y="6.60691in" svg:width="6.88715in" svg:height="0.39931in" presentation:class="footer" presentation:placeholder="false">
        <draw:text-box>
          <text:p text:style-name="a457" text:class-names="" text:cond-style-name=""><text:span text:style-name="a456" text:class-names=""/></text:p>
        </draw:text-box>
        <svg:title/>
        <svg:desc/>
      </draw:frame>
      <draw:frame draw:id="id135" presentation:style-name="a461" draw:name="Slide Number Placeholder 6" svg:x="9.39486in" svg:y="6.60691in" svg:width="0.74731in" svg:height="0.39931in" presentation:class="page-number" presentation:placeholder="false">
        <draw:text-box>
          <text:p text:style-name="a460" text:class-names="" text:cond-style-name=""><text:span text:style-name="a459" text:class-names=""><text:page-number style:num-format="1" text:fixed="false"/></text:span></text:p>
        </draw:text-box>
        <svg:title/>
        <svg:desc/>
      </draw:frame>
    </style:master-page>
    <style:master-page style:name="Master1-Layout9-picTx-Picture-with-Caption" style:page-layout-name="pageLayout1" draw:style-name="a488">
      <draw:g draw:name="Group 6" draw:id="id146">
        <svg:title/>
        <svg:desc/>
        <draw:connector draw:type="line" svg:x1="10.24826in" svg:y1="0in" svg:x2="11.5816in" svg:y2="7.5in" draw:id="id153" draw:layer="Master1-bg" draw:style-name="a509" draw:name="Straight Connector 19">
          <svg:title/>
          <svg:desc/>
        </draw:connector>
        <draw:connector draw:type="line" svg:x1="13.32986in" svg:y1="4.02604in" svg:x2="8.12037in" svg:y2="7.5in" draw:id="id154" draw:layer="Master1-bg" draw:style-name="a510" draw:name="Straight Connector 20">
          <svg:title/>
          <svg:desc/>
        </draw:connector>
        <draw:custom-shape svg:x="10.04098in" svg:y="-0.00926in" svg:width="3.28888in" svg:height="7.50926in" draw:id="id155" draw:layer="Master1-bg" draw:style-name="a513" draw:name="Rectangle 23">
          <svg:title/>
          <svg:desc/>
          <text:p text:style-name="a512" text:class-names="" text:cond-style-name=""><text:span text:style-name="a51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56" draw:layer="Master1-bg" draw:style-name="a516" draw:name="Rectangle 25">
          <svg:title/>
          <svg:desc/>
          <text:p text:style-name="a515" text:class-names="" text:cond-style-name=""><text:span text:style-name="a51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57" draw:layer="Master1-bg" draw:style-name="a519" draw:name="Isosceles Triangle 23">
          <svg:title/>
          <svg:desc/>
          <text:p text:style-name="a518" text:class-names="" text:cond-style-name=""><text:span text:style-name="a5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58" draw:layer="Master1-bg" draw:style-name="a522" draw:name="Rectangle 27">
          <svg:title/>
          <svg:desc/>
          <text:p text:style-name="a521" text:class-names="" text:cond-style-name=""><text:span text:style-name="a52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59" draw:layer="Master1-bg" draw:style-name="a525" draw:name="Rectangle 28">
          <svg:title/>
          <svg:desc/>
          <text:p text:style-name="a524" text:class-names="" text:cond-style-name=""><text:span text:style-name="a52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60" draw:layer="Master1-bg" draw:style-name="a528" draw:name="Rectangle 29">
          <svg:title/>
          <svg:desc/>
          <text:p text:style-name="a527" text:class-names="" text:cond-style-name=""><text:span text:style-name="a52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61" draw:layer="Master1-bg" draw:style-name="a531" draw:name="Isosceles Triangle 27">
          <svg:title/>
          <svg:desc/>
          <text:p text:style-name="a530" text:class-names="" text:cond-style-name=""><text:span text:style-name="a52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62" draw:layer="Master1-bg" draw:style-name="a534" draw:name="Isosceles Triangle 28">
          <svg:title/>
          <svg:desc/>
          <text:p text:style-name="a533" text:class-names="" text:cond-style-name=""><text:span text:style-name="a53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47" presentation:style-name="a491" draw:name="Title 1" svg:x="0.74074in" svg:y="5.25in" svg:width="9.40143in" svg:height="0.61979in" presentation:class="title" presentation:placeholder="false">
        <draw:text-box>
          <text:p text:style-name="a490" text:class-names="" text:cond-style-name=""><text:span text:style-name="a489" text:class-names="">Click to edit Master title style</text:span></text:p>
        </draw:text-box>
        <svg:title/>
        <svg:desc/>
      </draw:frame>
      <draw:frame draw:id="id148" presentation:style-name="a494" draw:name="Picture Placeholder 2" svg:x="0.74074in" svg:y="0.66667in" svg:width="9.40143in" svg:height="4.20573in" presentation:class="graphic" presentation:placeholder="false">
        <draw:text-box>
          <text:p text:style-name="a493" text:class-names="" text:cond-style-name=""><text:span text:style-name="a492" text:class-names="">Click icon to add picture</text:span></text:p>
        </draw:text-box>
        <svg:title/>
        <svg:desc/>
      </draw:frame>
      <draw:frame draw:id="id149" presentation:style-name="a498" draw:name="Text Placeholder 3" svg:x="0.74074in" svg:y="5.86979in" svg:width="9.40143in" svg:height="0.73712in" presentation:class="outline" presentation:placeholder="false">
        <draw:text-box>
          <text:list text:style-name="a497">
            <text:list-item>
              <text:p text:style-name="a496" text:class-names="" text:cond-style-name=""><text:span text:style-name="a495" text:class-names="">Click to edit Master text styles</text:span></text:p>
            </text:list-item>
          </text:list>
        </draw:text-box>
        <svg:title/>
        <svg:desc/>
      </draw:frame>
      <draw:frame draw:id="id150" presentation:style-name="a502" draw:name="Date Placeholder 4" svg:x="7.87963in" svg:y="6.60691in" svg:width="0.99731in" svg:height="0.39931in" presentation:class="date-time" presentation:placeholder="false">
        <draw:text-box>
          <text:p text:style-name="a501" text:class-names="" text:cond-style-name=""><text:span text:style-name="a499" text:class-names=""><text:date text:fixed="false" style:data-style-name="a500">10/27/2019</text:date></text:span></text:p>
        </draw:text-box>
        <svg:title/>
        <svg:desc/>
      </draw:frame>
      <draw:frame draw:id="id151" presentation:style-name="a505" draw:name="Footer Placeholder 5" svg:x="0.74074in" svg:y="6.60691in" svg:width="6.88715in" svg:height="0.39931in" presentation:class="footer" presentation:placeholder="false">
        <draw:text-box>
          <text:p text:style-name="a504" text:class-names="" text:cond-style-name=""><text:span text:style-name="a503" text:class-names=""/></text:p>
        </draw:text-box>
        <svg:title/>
        <svg:desc/>
      </draw:frame>
      <draw:frame draw:id="id152" presentation:style-name="a508" draw:name="Slide Number Placeholder 6" svg:x="9.39486in" svg:y="6.60691in" svg:width="0.74731in" svg:height="0.39931in" presentation:class="page-number" presentation:placeholder="false">
        <draw:text-box>
          <text:p text:style-name="a507" text:class-names="" text:cond-style-name=""><text:span text:style-name="a506" text:class-names=""><text:page-number style:num-format="1" text:fixed="false"/></text:span></text:p>
        </draw:text-box>
        <svg:title/>
        <svg:desc/>
      </draw:frame>
    </style:master-page>
    <style:master-page style:name="Master1-Layout10-cust-Title-and-Caption" style:page-layout-name="pageLayout1" draw:style-name="a535">
      <draw:g draw:name="Group 6" draw:id="id163">
        <svg:title/>
        <svg:desc/>
        <draw:connector draw:type="line" svg:x1="10.24826in" svg:y1="0in" svg:x2="11.5816in" svg:y2="7.5in" draw:id="id169" draw:layer="Master1-bg" draw:style-name="a553" draw:name="Straight Connector 19">
          <svg:title/>
          <svg:desc/>
        </draw:connector>
        <draw:connector draw:type="line" svg:x1="13.32986in" svg:y1="4.02604in" svg:x2="8.12037in" svg:y2="7.5in" draw:id="id170" draw:layer="Master1-bg" draw:style-name="a554" draw:name="Straight Connector 20">
          <svg:title/>
          <svg:desc/>
        </draw:connector>
        <draw:custom-shape svg:x="10.04098in" svg:y="-0.00926in" svg:width="3.28888in" svg:height="7.50926in" draw:id="id171" draw:layer="Master1-bg" draw:style-name="a557" draw:name="Rectangle 23">
          <svg:title/>
          <svg:desc/>
          <text:p text:style-name="a556" text:class-names="" text:cond-style-name=""><text:span text:style-name="a55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72" draw:layer="Master1-bg" draw:style-name="a560" draw:name="Rectangle 25">
          <svg:title/>
          <svg:desc/>
          <text:p text:style-name="a559" text:class-names="" text:cond-style-name=""><text:span text:style-name="a55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73" draw:layer="Master1-bg" draw:style-name="a563" draw:name="Isosceles Triangle 23">
          <svg:title/>
          <svg:desc/>
          <text:p text:style-name="a562" text:class-names="" text:cond-style-name=""><text:span text:style-name="a56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74" draw:layer="Master1-bg" draw:style-name="a566" draw:name="Rectangle 27">
          <svg:title/>
          <svg:desc/>
          <text:p text:style-name="a565" text:class-names="" text:cond-style-name=""><text:span text:style-name="a56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75" draw:layer="Master1-bg" draw:style-name="a569" draw:name="Rectangle 28">
          <svg:title/>
          <svg:desc/>
          <text:p text:style-name="a568" text:class-names="" text:cond-style-name=""><text:span text:style-name="a56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76" draw:layer="Master1-bg" draw:style-name="a572" draw:name="Rectangle 29">
          <svg:title/>
          <svg:desc/>
          <text:p text:style-name="a571" text:class-names="" text:cond-style-name=""><text:span text:style-name="a57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77" draw:layer="Master1-bg" draw:style-name="a575" draw:name="Isosceles Triangle 27">
          <svg:title/>
          <svg:desc/>
          <text:p text:style-name="a574" text:class-names="" text:cond-style-name=""><text:span text:style-name="a5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78" draw:layer="Master1-bg" draw:style-name="a578" draw:name="Isosceles Triangle 28">
          <svg:title/>
          <svg:desc/>
          <text:p text:style-name="a577" text:class-names="" text:cond-style-name=""><text:span text:style-name="a57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64" presentation:style-name="a538" draw:name="Title 1" svg:x="0.74074in" svg:y="0.66667in" svg:width="9.40143in" svg:height="3.72222in" presentation:class="title" presentation:placeholder="false">
        <draw:text-box>
          <text:p text:style-name="a537" text:class-names="" text:cond-style-name=""><text:span text:style-name="a536" text:class-names="">Click to edit Master title style</text:span></text:p>
        </draw:text-box>
        <svg:title/>
        <svg:desc/>
      </draw:frame>
      <draw:frame draw:id="id165" presentation:style-name="a542" draw:name="Text Placeholder 2" svg:x="0.74074in" svg:y="4.88889in" svg:width="9.40143in" svg:height="1.71802in" presentation:class="outline" presentation:placeholder="false">
        <draw:text-box>
          <text:list text:style-name="a541">
            <text:list-item>
              <text:p text:style-name="a540" text:class-names="" text:cond-style-name=""><text:span text:style-name="a539" text:class-names="">Click to edit Master text styles</text:span></text:p>
            </text:list-item>
          </text:list>
        </draw:text-box>
        <svg:title/>
        <svg:desc/>
      </draw:frame>
      <draw:frame draw:id="id166" presentation:style-name="a546" draw:name="Date Placeholder 3" svg:x="7.87963in" svg:y="6.60691in" svg:width="0.99731in" svg:height="0.39931in" presentation:class="date-time" presentation:placeholder="false">
        <draw:text-box>
          <text:p text:style-name="a545" text:class-names="" text:cond-style-name=""><text:span text:style-name="a543" text:class-names=""><text:date text:fixed="false" style:data-style-name="a544">10/27/2019</text:date></text:span></text:p>
        </draw:text-box>
        <svg:title/>
        <svg:desc/>
      </draw:frame>
      <draw:frame draw:id="id167" presentation:style-name="a549" draw:name="Footer Placeholder 4" svg:x="0.74074in" svg:y="6.60691in" svg:width="6.88715in" svg:height="0.39931in" presentation:class="footer" presentation:placeholder="false">
        <draw:text-box>
          <text:p text:style-name="a548" text:class-names="" text:cond-style-name=""><text:span text:style-name="a547" text:class-names=""/></text:p>
        </draw:text-box>
        <svg:title/>
        <svg:desc/>
      </draw:frame>
      <draw:frame draw:id="id168" presentation:style-name="a552" draw:name="Slide Number Placeholder 5" svg:x="9.39486in" svg:y="6.60691in" svg:width="0.74731in" svg:height="0.39931in" presentation:class="page-number" presentation:placeholder="false">
        <draw:text-box>
          <text:p text:style-name="a551" text:class-names="" text:cond-style-name=""><text:span text:style-name="a550" text:class-names=""><text:page-number style:num-format="1" text:fixed="false"/></text:span></text:p>
        </draw:text-box>
        <svg:title/>
        <svg:desc/>
      </draw:frame>
    </style:master-page>
    <style:master-page style:name="Master1-Layout11-cust-Quote-with-Caption" style:page-layout-name="pageLayout1" draw:style-name="a579">
      <draw:g draw:name="Group 6" draw:id="id179">
        <svg:title/>
        <svg:desc/>
        <draw:connector draw:type="line" svg:x1="10.24826in" svg:y1="0in" svg:x2="11.5816in" svg:y2="7.5in" draw:id="id188" draw:layer="Master1-bg" draw:style-name="a608" draw:name="Straight Connector 19">
          <svg:title/>
          <svg:desc/>
        </draw:connector>
        <draw:connector draw:type="line" svg:x1="13.32986in" svg:y1="4.02604in" svg:x2="8.12037in" svg:y2="7.5in" draw:id="id189" draw:layer="Master1-bg" draw:style-name="a609" draw:name="Straight Connector 20">
          <svg:title/>
          <svg:desc/>
        </draw:connector>
        <draw:custom-shape svg:x="10.04098in" svg:y="-0.00926in" svg:width="3.28888in" svg:height="7.50926in" draw:id="id190" draw:layer="Master1-bg" draw:style-name="a612" draw:name="Rectangle 23">
          <svg:title/>
          <svg:desc/>
          <text:p text:style-name="a611" text:class-names="" text:cond-style-name=""><text:span text:style-name="a61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91" draw:layer="Master1-bg" draw:style-name="a615" draw:name="Rectangle 25">
          <svg:title/>
          <svg:desc/>
          <text:p text:style-name="a614" text:class-names="" text:cond-style-name=""><text:span text:style-name="a61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92" draw:layer="Master1-bg" draw:style-name="a618" draw:name="Isosceles Triangle 23">
          <svg:title/>
          <svg:desc/>
          <text:p text:style-name="a617" text:class-names="" text:cond-style-name=""><text:span text:style-name="a61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93" draw:layer="Master1-bg" draw:style-name="a621" draw:name="Rectangle 27">
          <svg:title/>
          <svg:desc/>
          <text:p text:style-name="a620" text:class-names="" text:cond-style-name=""><text:span text:style-name="a61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94" draw:layer="Master1-bg" draw:style-name="a624" draw:name="Rectangle 28">
          <svg:title/>
          <svg:desc/>
          <text:p text:style-name="a623" text:class-names="" text:cond-style-name=""><text:span text:style-name="a62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95" draw:layer="Master1-bg" draw:style-name="a627" draw:name="Rectangle 29">
          <svg:title/>
          <svg:desc/>
          <text:p text:style-name="a626" text:class-names="" text:cond-style-name=""><text:span text:style-name="a62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96" draw:layer="Master1-bg" draw:style-name="a630" draw:name="Isosceles Triangle 27">
          <svg:title/>
          <svg:desc/>
          <text:p text:style-name="a629" text:class-names="" text:cond-style-name=""><text:span text:style-name="a62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97" draw:layer="Master1-bg" draw:style-name="a633" draw:name="Isosceles Triangle 28">
          <svg:title/>
          <svg:desc/>
          <text:p text:style-name="a632" text:class-names="" text:cond-style-name=""><text:span text:style-name="a63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80" presentation:style-name="a582" draw:name="Title 1" svg:x="1.01852in" svg:y="0.66667in" svg:width="8.85185in" svg:height="3.30556in" presentation:class="title" presentation:placeholder="false">
        <draw:text-box>
          <text:p text:style-name="a581" text:class-names="" text:cond-style-name=""><text:span text:style-name="a580" text:class-names="">Click to edit Master title style</text:span></text:p>
        </draw:text-box>
        <svg:title/>
        <svg:desc/>
      </draw:frame>
      <draw:frame draw:id="id181" presentation:style-name="a586" draw:name="Text Placeholder 9" svg:x="1.49403in" svg:y="3.97222in" svg:width="7.90084in" svg:height="0.41667in" presentation:class="outline" presentation:placeholder="false">
        <draw:text-box>
          <text:list text:style-name="a585">
            <text:list-item>
              <text:p text:style-name="a584" text:class-names="" text:cond-style-name=""><text:span text:style-name="a583" text:class-names="">Click to edit Master text styles</text:span></text:p>
            </text:list-item>
          </text:list>
        </draw:text-box>
        <svg:title/>
        <svg:desc/>
      </draw:frame>
      <draw:frame draw:id="id182" presentation:style-name="a590" draw:name="Text Placeholder 2" svg:x="0.74074in" svg:y="4.88889in" svg:width="9.40143in" svg:height="1.71802in" presentation:class="outline" presentation:placeholder="false">
        <draw:text-box>
          <text:list text:style-name="a589">
            <text:list-item>
              <text:p text:style-name="a588" text:class-names="" text:cond-style-name=""><text:span text:style-name="a587" text:class-names="">Click to edit Master text styles</text:span></text:p>
            </text:list-item>
          </text:list>
        </draw:text-box>
        <svg:title/>
        <svg:desc/>
      </draw:frame>
      <draw:frame draw:id="id183" presentation:style-name="a594" draw:name="Date Placeholder 3" svg:x="7.87963in" svg:y="6.60691in" svg:width="0.99731in" svg:height="0.39931in" presentation:class="date-time" presentation:placeholder="false">
        <draw:text-box>
          <text:p text:style-name="a593" text:class-names="" text:cond-style-name=""><text:span text:style-name="a591" text:class-names=""><text:date text:fixed="false" style:data-style-name="a592">10/27/2019</text:date></text:span></text:p>
        </draw:text-box>
        <svg:title/>
        <svg:desc/>
      </draw:frame>
      <draw:frame draw:id="id184" presentation:style-name="a597" draw:name="Footer Placeholder 4" svg:x="0.74074in" svg:y="6.60691in" svg:width="6.88715in" svg:height="0.39931in" presentation:class="footer" presentation:placeholder="false">
        <draw:text-box>
          <text:p text:style-name="a596" text:class-names="" text:cond-style-name=""><text:span text:style-name="a595" text:class-names=""/></text:p>
        </draw:text-box>
        <svg:title/>
        <svg:desc/>
      </draw:frame>
      <draw:frame draw:id="id185" presentation:style-name="a600" draw:name="Slide Number Placeholder 5" svg:x="9.39486in" svg:y="6.60691in" svg:width="0.74731in" svg:height="0.39931in" presentation:class="page-number" presentation:placeholder="false">
        <draw:text-box>
          <text:p text:style-name="a599" text:class-names="" text:cond-style-name=""><text:span text:style-name="a598" text:class-names=""><text:page-number style:num-format="1" text:fixed="false"/></text:span></text:p>
        </draw:text-box>
        <svg:title/>
        <svg:desc/>
      </draw:frame>
      <draw:frame draw:id="id186" draw:style-name="a603" draw:name="TextBox 19" svg:x="0.5926in" svg:y="0.86437in" svg:width="0.66667in" svg:height="0.63952in">
        <draw:text-box>
          <text:p text:style-name="a602" text:class-names="" text:cond-style-name=""><text:span text:style-name="a601" text:class-names="">“</text:span></text:p>
        </draw:text-box>
        <svg:title/>
        <svg:desc/>
      </draw:frame>
      <draw:frame draw:id="id187" draw:style-name="a607" draw:name="TextBox 21" svg:x="9.72552in" svg:y="3.15678in" svg:width="0.66667in" svg:height="0.63952in">
        <draw:text-box>
          <text:p text:style-name="a606" text:class-names="" text:cond-style-name=""><text:span text:style-name="a604" text:class-names="">”</text:span><text:span text:style-name="a605" text:class-names=""/></text:p>
        </draw:text-box>
        <svg:title/>
        <svg:desc/>
      </draw:frame>
    </style:master-page>
    <style:master-page style:name="Master1-Layout12-cust-Name-Card" style:page-layout-name="pageLayout1" draw:style-name="a634">
      <draw:g draw:name="Group 6" draw:id="id198">
        <svg:title/>
        <svg:desc/>
        <draw:connector draw:type="line" svg:x1="10.24826in" svg:y1="0in" svg:x2="11.5816in" svg:y2="7.5in" draw:id="id204" draw:layer="Master1-bg" draw:style-name="a652" draw:name="Straight Connector 19">
          <svg:title/>
          <svg:desc/>
        </draw:connector>
        <draw:connector draw:type="line" svg:x1="13.32986in" svg:y1="4.02604in" svg:x2="8.12037in" svg:y2="7.5in" draw:id="id205" draw:layer="Master1-bg" draw:style-name="a653" draw:name="Straight Connector 20">
          <svg:title/>
          <svg:desc/>
        </draw:connector>
        <draw:custom-shape svg:x="10.04098in" svg:y="-0.00926in" svg:width="3.28888in" svg:height="7.50926in" draw:id="id206" draw:layer="Master1-bg" draw:style-name="a656" draw:name="Rectangle 23">
          <svg:title/>
          <svg:desc/>
          <text:p text:style-name="a655" text:class-names="" text:cond-style-name=""><text:span text:style-name="a65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07" draw:layer="Master1-bg" draw:style-name="a659" draw:name="Rectangle 25">
          <svg:title/>
          <svg:desc/>
          <text:p text:style-name="a658" text:class-names="" text:cond-style-name=""><text:span text:style-name="a65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08" draw:layer="Master1-bg" draw:style-name="a662" draw:name="Isosceles Triangle 23">
          <svg:title/>
          <svg:desc/>
          <text:p text:style-name="a661" text:class-names="" text:cond-style-name=""><text:span text:style-name="a66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09" draw:layer="Master1-bg" draw:style-name="a665" draw:name="Rectangle 27">
          <svg:title/>
          <svg:desc/>
          <text:p text:style-name="a664" text:class-names="" text:cond-style-name=""><text:span text:style-name="a66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10" draw:layer="Master1-bg" draw:style-name="a668" draw:name="Rectangle 28">
          <svg:title/>
          <svg:desc/>
          <text:p text:style-name="a667" text:class-names="" text:cond-style-name=""><text:span text:style-name="a66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11" draw:layer="Master1-bg" draw:style-name="a671" draw:name="Rectangle 29">
          <svg:title/>
          <svg:desc/>
          <text:p text:style-name="a670" text:class-names="" text:cond-style-name=""><text:span text:style-name="a66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12" draw:layer="Master1-bg" draw:style-name="a674" draw:name="Isosceles Triangle 27">
          <svg:title/>
          <svg:desc/>
          <text:p text:style-name="a673" text:class-names="" text:cond-style-name=""><text:span text:style-name="a67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13" draw:layer="Master1-bg" draw:style-name="a677" draw:name="Isosceles Triangle 28">
          <svg:title/>
          <svg:desc/>
          <text:p text:style-name="a676" text:class-names="" text:cond-style-name=""><text:span text:style-name="a67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99" presentation:style-name="a637" draw:name="Title 1" svg:x="0.74074in" svg:y="2.11285in" svg:width="9.40143in" svg:height="2.83843in" presentation:class="title" presentation:placeholder="false">
        <draw:text-box>
          <text:p text:style-name="a636" text:class-names="" text:cond-style-name=""><text:span text:style-name="a635" text:class-names="">Click to edit Master title style</text:span></text:p>
        </draw:text-box>
        <svg:title/>
        <svg:desc/>
      </draw:frame>
      <draw:frame draw:id="id200" presentation:style-name="a641" draw:name="Text Placeholder 2" svg:x="0.74074in" svg:y="4.95128in" svg:width="9.40143in" svg:height="1.65564in" presentation:class="outline" presentation:placeholder="false">
        <draw:text-box>
          <text:list text:style-name="a640">
            <text:list-item>
              <text:p text:style-name="a639" text:class-names="" text:cond-style-name=""><text:span text:style-name="a638" text:class-names="">Click to edit Master text styles</text:span></text:p>
            </text:list-item>
          </text:list>
        </draw:text-box>
        <svg:title/>
        <svg:desc/>
      </draw:frame>
      <draw:frame draw:id="id201" presentation:style-name="a645" draw:name="Date Placeholder 3" svg:x="7.87963in" svg:y="6.60691in" svg:width="0.99731in" svg:height="0.39931in" presentation:class="date-time" presentation:placeholder="false">
        <draw:text-box>
          <text:p text:style-name="a644" text:class-names="" text:cond-style-name=""><text:span text:style-name="a642" text:class-names=""><text:date text:fixed="false" style:data-style-name="a643">10/27/2019</text:date></text:span></text:p>
        </draw:text-box>
        <svg:title/>
        <svg:desc/>
      </draw:frame>
      <draw:frame draw:id="id202" presentation:style-name="a648" draw:name="Footer Placeholder 4" svg:x="0.74074in" svg:y="6.60691in" svg:width="6.88715in" svg:height="0.39931in" presentation:class="footer" presentation:placeholder="false">
        <draw:text-box>
          <text:p text:style-name="a647" text:class-names="" text:cond-style-name=""><text:span text:style-name="a646" text:class-names=""/></text:p>
        </draw:text-box>
        <svg:title/>
        <svg:desc/>
      </draw:frame>
      <draw:frame draw:id="id203" presentation:style-name="a651" draw:name="Slide Number Placeholder 5" svg:x="9.39486in" svg:y="6.60691in" svg:width="0.74731in" svg:height="0.39931in" presentation:class="page-number" presentation:placeholder="false">
        <draw:text-box>
          <text:p text:style-name="a650" text:class-names="" text:cond-style-name=""><text:span text:style-name="a649" text:class-names=""><text:page-number style:num-format="1" text:fixed="false"/></text:span></text:p>
        </draw:text-box>
        <svg:title/>
        <svg:desc/>
      </draw:frame>
    </style:master-page>
    <style:master-page style:name="Master1-Layout13-cust-Quote-Name-Card" style:page-layout-name="pageLayout1" draw:style-name="a678">
      <draw:g draw:name="Group 6" draw:id="id214">
        <svg:title/>
        <svg:desc/>
        <draw:connector draw:type="line" svg:x1="10.24826in" svg:y1="0in" svg:x2="11.5816in" svg:y2="7.5in" draw:id="id223" draw:layer="Master1-bg" draw:style-name="a706" draw:name="Straight Connector 19">
          <svg:title/>
          <svg:desc/>
        </draw:connector>
        <draw:connector draw:type="line" svg:x1="13.32986in" svg:y1="4.02604in" svg:x2="8.12037in" svg:y2="7.5in" draw:id="id224" draw:layer="Master1-bg" draw:style-name="a707" draw:name="Straight Connector 20">
          <svg:title/>
          <svg:desc/>
        </draw:connector>
        <draw:custom-shape svg:x="10.04098in" svg:y="-0.00926in" svg:width="3.28888in" svg:height="7.50926in" draw:id="id225" draw:layer="Master1-bg" draw:style-name="a710" draw:name="Rectangle 23">
          <svg:title/>
          <svg:desc/>
          <text:p text:style-name="a709" text:class-names="" text:cond-style-name=""><text:span text:style-name="a70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26" draw:layer="Master1-bg" draw:style-name="a713" draw:name="Rectangle 25">
          <svg:title/>
          <svg:desc/>
          <text:p text:style-name="a712" text:class-names="" text:cond-style-name=""><text:span text:style-name="a71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27" draw:layer="Master1-bg" draw:style-name="a716" draw:name="Isosceles Triangle 23">
          <svg:title/>
          <svg:desc/>
          <text:p text:style-name="a715" text:class-names="" text:cond-style-name=""><text:span text:style-name="a71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28" draw:layer="Master1-bg" draw:style-name="a719" draw:name="Rectangle 27">
          <svg:title/>
          <svg:desc/>
          <text:p text:style-name="a718" text:class-names="" text:cond-style-name=""><text:span text:style-name="a71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29" draw:layer="Master1-bg" draw:style-name="a722" draw:name="Rectangle 28">
          <svg:title/>
          <svg:desc/>
          <text:p text:style-name="a721" text:class-names="" text:cond-style-name=""><text:span text:style-name="a72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30" draw:layer="Master1-bg" draw:style-name="a725" draw:name="Rectangle 29">
          <svg:title/>
          <svg:desc/>
          <text:p text:style-name="a724" text:class-names="" text:cond-style-name=""><text:span text:style-name="a72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31" draw:layer="Master1-bg" draw:style-name="a728" draw:name="Isosceles Triangle 27">
          <svg:title/>
          <svg:desc/>
          <text:p text:style-name="a727" text:class-names="" text:cond-style-name=""><text:span text:style-name="a72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32" draw:layer="Master1-bg" draw:style-name="a731" draw:name="Isosceles Triangle 28">
          <svg:title/>
          <svg:desc/>
          <text:p text:style-name="a730" text:class-names="" text:cond-style-name=""><text:span text:style-name="a72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15" presentation:style-name="a681" draw:name="Title 1" svg:x="1.01852in" svg:y="0.66667in" svg:width="8.85185in" svg:height="3.30556in" presentation:class="title" presentation:placeholder="false">
        <draw:text-box>
          <text:p text:style-name="a680" text:class-names="" text:cond-style-name=""><text:span text:style-name="a679" text:class-names="">Click to edit Master title style</text:span></text:p>
        </draw:text-box>
        <svg:title/>
        <svg:desc/>
      </draw:frame>
      <draw:frame draw:id="id216" presentation:style-name="a685" draw:name="Text Placeholder 9" svg:x="0.74074in" svg:y="4.38889in" svg:width="9.40143in" svg:height="0.56239in" presentation:class="outline" presentation:placeholder="false">
        <draw:text-box>
          <text:list text:style-name="a684">
            <text:list-item>
              <text:p text:style-name="a683" text:class-names="" text:cond-style-name=""><text:span text:style-name="a682" text:class-names="">Click to edit Master text styles</text:span></text:p>
            </text:list-item>
          </text:list>
        </draw:text-box>
        <svg:title/>
        <svg:desc/>
      </draw:frame>
      <draw:frame draw:id="id217" presentation:style-name="a689" draw:name="Text Placeholder 2" svg:x="0.74074in" svg:y="4.95128in" svg:width="9.40143in" svg:height="1.65564in" presentation:class="outline" presentation:placeholder="false">
        <draw:text-box>
          <text:list text:style-name="a688">
            <text:list-item>
              <text:p text:style-name="a687" text:class-names="" text:cond-style-name=""><text:span text:style-name="a686" text:class-names="">Click to edit Master text styles</text:span></text:p>
            </text:list-item>
          </text:list>
        </draw:text-box>
        <svg:title/>
        <svg:desc/>
      </draw:frame>
      <draw:frame draw:id="id218" presentation:style-name="a693" draw:name="Date Placeholder 3" svg:x="7.87963in" svg:y="6.60691in" svg:width="0.99731in" svg:height="0.39931in" presentation:class="date-time" presentation:placeholder="false">
        <draw:text-box>
          <text:p text:style-name="a692" text:class-names="" text:cond-style-name=""><text:span text:style-name="a690" text:class-names=""><text:date text:fixed="false" style:data-style-name="a691">10/27/2019</text:date></text:span></text:p>
        </draw:text-box>
        <svg:title/>
        <svg:desc/>
      </draw:frame>
      <draw:frame draw:id="id219" presentation:style-name="a696" draw:name="Footer Placeholder 4" svg:x="0.74074in" svg:y="6.60691in" svg:width="6.88715in" svg:height="0.39931in" presentation:class="footer" presentation:placeholder="false">
        <draw:text-box>
          <text:p text:style-name="a695" text:class-names="" text:cond-style-name=""><text:span text:style-name="a694" text:class-names=""/></text:p>
        </draw:text-box>
        <svg:title/>
        <svg:desc/>
      </draw:frame>
      <draw:frame draw:id="id220" presentation:style-name="a699" draw:name="Slide Number Placeholder 5" svg:x="9.39486in" svg:y="6.60691in" svg:width="0.74731in" svg:height="0.39931in" presentation:class="page-number" presentation:placeholder="false">
        <draw:text-box>
          <text:p text:style-name="a698" text:class-names="" text:cond-style-name=""><text:span text:style-name="a697" text:class-names=""><text:page-number style:num-format="1" text:fixed="false"/></text:span></text:p>
        </draw:text-box>
        <svg:title/>
        <svg:desc/>
      </draw:frame>
      <draw:frame draw:id="id221" draw:style-name="a702" draw:name="TextBox 23" svg:x="0.5926in" svg:y="0.86437in" svg:width="0.66667in" svg:height="0.63952in">
        <draw:text-box>
          <text:p text:style-name="a701" text:class-names="" text:cond-style-name=""><text:span text:style-name="a700" text:class-names="">“</text:span></text:p>
        </draw:text-box>
        <svg:title/>
        <svg:desc/>
      </draw:frame>
      <draw:frame draw:id="id222" draw:style-name="a705" draw:name="TextBox 24" svg:x="9.72552in" svg:y="3.15678in" svg:width="0.66667in" svg:height="0.63952in">
        <draw:text-box>
          <text:p text:style-name="a704" text:class-names="" text:cond-style-name=""><text:span text:style-name="a703" text:class-names="">”</text:span></text:p>
        </draw:text-box>
        <svg:title/>
        <svg:desc/>
      </draw:frame>
    </style:master-page>
    <style:master-page style:name="Master1-Layout14-cust-True-or-False" style:page-layout-name="pageLayout1" draw:style-name="a732">
      <draw:g draw:name="Group 6" draw:id="id233">
        <svg:title/>
        <svg:desc/>
        <draw:connector draw:type="line" svg:x1="10.24826in" svg:y1="0in" svg:x2="11.5816in" svg:y2="7.5in" draw:id="id240" draw:layer="Master1-bg" draw:style-name="a754" draw:name="Straight Connector 19">
          <svg:title/>
          <svg:desc/>
        </draw:connector>
        <draw:connector draw:type="line" svg:x1="13.32986in" svg:y1="4.02604in" svg:x2="8.12037in" svg:y2="7.5in" draw:id="id241" draw:layer="Master1-bg" draw:style-name="a755" draw:name="Straight Connector 20">
          <svg:title/>
          <svg:desc/>
        </draw:connector>
        <draw:custom-shape svg:x="10.04098in" svg:y="-0.00926in" svg:width="3.28888in" svg:height="7.50926in" draw:id="id242" draw:layer="Master1-bg" draw:style-name="a758" draw:name="Rectangle 23">
          <svg:title/>
          <svg:desc/>
          <text:p text:style-name="a757" text:class-names="" text:cond-style-name=""><text:span text:style-name="a75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43" draw:layer="Master1-bg" draw:style-name="a761" draw:name="Rectangle 25">
          <svg:title/>
          <svg:desc/>
          <text:p text:style-name="a760" text:class-names="" text:cond-style-name=""><text:span text:style-name="a75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44" draw:layer="Master1-bg" draw:style-name="a764" draw:name="Isosceles Triangle 23">
          <svg:title/>
          <svg:desc/>
          <text:p text:style-name="a763" text:class-names="" text:cond-style-name=""><text:span text:style-name="a76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45" draw:layer="Master1-bg" draw:style-name="a767" draw:name="Rectangle 27">
          <svg:title/>
          <svg:desc/>
          <text:p text:style-name="a766" text:class-names="" text:cond-style-name=""><text:span text:style-name="a76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46" draw:layer="Master1-bg" draw:style-name="a770" draw:name="Rectangle 28">
          <svg:title/>
          <svg:desc/>
          <text:p text:style-name="a769" text:class-names="" text:cond-style-name=""><text:span text:style-name="a76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47" draw:layer="Master1-bg" draw:style-name="a773" draw:name="Rectangle 29">
          <svg:title/>
          <svg:desc/>
          <text:p text:style-name="a772" text:class-names="" text:cond-style-name=""><text:span text:style-name="a77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48" draw:layer="Master1-bg" draw:style-name="a776" draw:name="Isosceles Triangle 27">
          <svg:title/>
          <svg:desc/>
          <text:p text:style-name="a775" text:class-names="" text:cond-style-name=""><text:span text:style-name="a77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49" draw:layer="Master1-bg" draw:style-name="a779" draw:name="Isosceles Triangle 28">
          <svg:title/>
          <svg:desc/>
          <text:p text:style-name="a778" text:class-names="" text:cond-style-name=""><text:span text:style-name="a77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34" presentation:style-name="a735" draw:name="Title 1" svg:x="0.75in" svg:y="0.66667in" svg:width="9.39217in" svg:height="3.30556in" presentation:class="title" presentation:placeholder="false">
        <draw:text-box>
          <text:p text:style-name="a734" text:class-names="" text:cond-style-name=""><text:span text:style-name="a733" text:class-names="">Click to edit Master title style</text:span></text:p>
        </draw:text-box>
        <svg:title/>
        <svg:desc/>
      </draw:frame>
      <draw:frame draw:id="id235" presentation:style-name="a739" draw:name="Text Placeholder 9" svg:x="0.74074in" svg:y="4.38889in" svg:width="9.40143in" svg:height="0.56239in" presentation:class="outline" presentation:placeholder="false">
        <draw:text-box>
          <text:list text:style-name="a738">
            <text:list-item>
              <text:p text:style-name="a737" text:class-names="" text:cond-style-name=""><text:span text:style-name="a736" text:class-names="">Click to edit Master text styles</text:span></text:p>
            </text:list-item>
          </text:list>
        </draw:text-box>
        <svg:title/>
        <svg:desc/>
      </draw:frame>
      <draw:frame draw:id="id236" presentation:style-name="a743" draw:name="Text Placeholder 2" svg:x="0.74074in" svg:y="4.95128in" svg:width="9.40143in" svg:height="1.65564in" presentation:class="outline" presentation:placeholder="false">
        <draw:text-box>
          <text:list text:style-name="a742">
            <text:list-item>
              <text:p text:style-name="a741" text:class-names="" text:cond-style-name=""><text:span text:style-name="a740" text:class-names="">Click to edit Master text styles</text:span></text:p>
            </text:list-item>
          </text:list>
        </draw:text-box>
        <svg:title/>
        <svg:desc/>
      </draw:frame>
      <draw:frame draw:id="id237" presentation:style-name="a747" draw:name="Date Placeholder 3" svg:x="7.87963in" svg:y="6.60691in" svg:width="0.99731in" svg:height="0.39931in" presentation:class="date-time" presentation:placeholder="false">
        <draw:text-box>
          <text:p text:style-name="a746" text:class-names="" text:cond-style-name=""><text:span text:style-name="a744" text:class-names=""><text:date text:fixed="false" style:data-style-name="a745">10/27/2019</text:date></text:span></text:p>
        </draw:text-box>
        <svg:title/>
        <svg:desc/>
      </draw:frame>
      <draw:frame draw:id="id238" presentation:style-name="a750" draw:name="Footer Placeholder 4" svg:x="0.74074in" svg:y="6.60691in" svg:width="6.88715in" svg:height="0.39931in" presentation:class="footer" presentation:placeholder="false">
        <draw:text-box>
          <text:p text:style-name="a749" text:class-names="" text:cond-style-name=""><text:span text:style-name="a748" text:class-names=""/></text:p>
        </draw:text-box>
        <svg:title/>
        <svg:desc/>
      </draw:frame>
      <draw:frame draw:id="id239" presentation:style-name="a753" draw:name="Slide Number Placeholder 5" svg:x="9.39486in" svg:y="6.60691in" svg:width="0.74731in" svg:height="0.39931in" presentation:class="page-number" presentation:placeholder="false">
        <draw:text-box>
          <text:p text:style-name="a752" text:class-names="" text:cond-style-name=""><text:span text:style-name="a751" text:class-names=""><text:page-number style:num-format="1" text:fixed="false"/></text:span></text:p>
        </draw:text-box>
        <svg:title/>
        <svg:desc/>
      </draw:frame>
    </style:master-page>
    <style:master-page style:name="Master1-Layout15-vertTx-Title-and-Vertical-Text" style:page-layout-name="pageLayout1" draw:style-name="a780">
      <draw:g draw:name="Group 6" draw:id="id250">
        <svg:title/>
        <svg:desc/>
        <draw:connector draw:type="line" svg:x1="10.24826in" svg:y1="0in" svg:x2="11.5816in" svg:y2="7.5in" draw:id="id256" draw:layer="Master1-bg" draw:style-name="a810" draw:name="Straight Connector 19">
          <svg:title/>
          <svg:desc/>
        </draw:connector>
        <draw:connector draw:type="line" svg:x1="13.32986in" svg:y1="4.02604in" svg:x2="8.12037in" svg:y2="7.5in" draw:id="id257" draw:layer="Master1-bg" draw:style-name="a811" draw:name="Straight Connector 20">
          <svg:title/>
          <svg:desc/>
        </draw:connector>
        <draw:custom-shape svg:x="10.04098in" svg:y="-0.00926in" svg:width="3.28888in" svg:height="7.50926in" draw:id="id258" draw:layer="Master1-bg" draw:style-name="a814" draw:name="Rectangle 23">
          <svg:title/>
          <svg:desc/>
          <text:p text:style-name="a813" text:class-names="" text:cond-style-name=""><text:span text:style-name="a81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59" draw:layer="Master1-bg" draw:style-name="a817" draw:name="Rectangle 25">
          <svg:title/>
          <svg:desc/>
          <text:p text:style-name="a816" text:class-names="" text:cond-style-name=""><text:span text:style-name="a81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60" draw:layer="Master1-bg" draw:style-name="a820" draw:name="Isosceles Triangle 23">
          <svg:title/>
          <svg:desc/>
          <text:p text:style-name="a819" text:class-names="" text:cond-style-name=""><text:span text:style-name="a81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61" draw:layer="Master1-bg" draw:style-name="a823" draw:name="Rectangle 27">
          <svg:title/>
          <svg:desc/>
          <text:p text:style-name="a822" text:class-names="" text:cond-style-name=""><text:span text:style-name="a82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62" draw:layer="Master1-bg" draw:style-name="a826" draw:name="Rectangle 28">
          <svg:title/>
          <svg:desc/>
          <text:p text:style-name="a825" text:class-names="" text:cond-style-name=""><text:span text:style-name="a82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63" draw:layer="Master1-bg" draw:style-name="a829" draw:name="Rectangle 29">
          <svg:title/>
          <svg:desc/>
          <text:p text:style-name="a828" text:class-names="" text:cond-style-name=""><text:span text:style-name="a82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64" draw:layer="Master1-bg" draw:style-name="a832" draw:name="Isosceles Triangle 27">
          <svg:title/>
          <svg:desc/>
          <text:p text:style-name="a831" text:class-names="" text:cond-style-name=""><text:span text:style-name="a83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65" draw:layer="Master1-bg" draw:style-name="a835" draw:name="Isosceles Triangle 28">
          <svg:title/>
          <svg:desc/>
          <text:p text:style-name="a834" text:class-names="" text:cond-style-name=""><text:span text:style-name="a83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51" presentation:style-name="a783" draw:name="Title 1" svg:x="0.74074in" svg:y="0.66667in" svg:width="9.40143in" svg:height="1.44444in" presentation:class="title" presentation:placeholder="false">
        <draw:text-box>
          <text:p text:style-name="a782" text:class-names="" text:cond-style-name=""><text:span text:style-name="a781" text:class-names="">Click to edit Master title style</text:span></text:p>
        </draw:text-box>
        <svg:title/>
        <svg:desc/>
      </draw:frame>
      <draw:frame draw:id="id252" presentation:style-name="a799" draw:name="Vertical Text Placeholder 2" svg:x="0.74074in" svg:y="2.36285in" svg:width="9.40143in" svg:height="4.24406in" presentation:class="outline" presentation:placeholder="false">
        <draw:text-box>
          <text:list text:style-name="a786">
            <text:list-item>
              <text:p text:style-name="a785" text:class-names="" text:cond-style-name=""><text:span text:style-name="a784" text:class-names="">Click to edit Master text styles</text:span></text:p>
            </text:list-item>
          </text:list>
          <text:list text:style-name="a789">
            <text:list-item>
              <text:list text:style-name="a789">
                <text:list-item>
                  <text:p text:style-name="a788" text:class-names="" text:cond-style-name=""><text:span text:style-name="a787" text:class-names="">Second level</text:span></text:p>
                </text:list-item>
              </text:list>
            </text:list-item>
          </text:list>
          <text:list text:style-name="a792">
            <text:list-item>
              <text:list text:style-name="a792">
                <text:list-item>
                  <text:list text:style-name="a792">
                    <text:list-item>
                      <text:p text:style-name="a791" text:class-names="" text:cond-style-name=""><text:span text:style-name="a790" text:class-names="">Third level</text:span></text:p>
                    </text:list-item>
                  </text:list>
                </text:list-item>
              </text:list>
            </text:list-item>
          </text:list>
          <text:list text:style-name="a795">
            <text:list-item>
              <text:list text:style-name="a795">
                <text:list-item>
                  <text:list text:style-name="a795">
                    <text:list-item>
                      <text:list text:style-name="a795">
                        <text:list-item>
                          <text:p text:style-name="a794" text:class-names="" text:cond-style-name=""><text:span text:style-name="a793" text:class-names="">Fourth level</text:span></text:p>
                        </text:list-item>
                      </text:list>
                    </text:list-item>
                  </text:list>
                </text:list-item>
              </text:list>
            </text:list-item>
          </text:list>
          <text:list text:style-name="a798">
            <text:list-item>
              <text:list text:style-name="a798">
                <text:list-item>
                  <text:list text:style-name="a798">
                    <text:list-item>
                      <text:list text:style-name="a798">
                        <text:list-item>
                          <text:list text:style-name="a798">
                            <text:list-item>
                              <text:p text:style-name="a797" text:class-names="" text:cond-style-name=""><text:span text:style-name="a796" text:class-names="">Fifth level</text:span></text:p>
                            </text:list-item>
                          </text:list>
                        </text:list-item>
                      </text:list>
                    </text:list-item>
                  </text:list>
                </text:list-item>
              </text:list>
            </text:list-item>
          </text:list>
        </draw:text-box>
        <svg:title/>
        <svg:desc/>
      </draw:frame>
      <draw:frame draw:id="id253" presentation:style-name="a803" draw:name="Date Placeholder 3" svg:x="7.87963in" svg:y="6.60691in" svg:width="0.99731in" svg:height="0.39931in" presentation:class="date-time" presentation:placeholder="false">
        <draw:text-box>
          <text:p text:style-name="a802" text:class-names="" text:cond-style-name=""><text:span text:style-name="a800" text:class-names=""><text:date text:fixed="false" style:data-style-name="a801">10/27/2019</text:date></text:span></text:p>
        </draw:text-box>
        <svg:title/>
        <svg:desc/>
      </draw:frame>
      <draw:frame draw:id="id254" presentation:style-name="a806" draw:name="Footer Placeholder 4" svg:x="0.74074in" svg:y="6.60691in" svg:width="6.88715in" svg:height="0.39931in" presentation:class="footer" presentation:placeholder="false">
        <draw:text-box>
          <text:p text:style-name="a805" text:class-names="" text:cond-style-name=""><text:span text:style-name="a804" text:class-names=""/></text:p>
        </draw:text-box>
        <svg:title/>
        <svg:desc/>
      </draw:frame>
      <draw:frame draw:id="id255" presentation:style-name="a809" draw:name="Slide Number Placeholder 5" svg:x="9.39486in" svg:y="6.60691in" svg:width="0.74731in" svg:height="0.39931in" presentation:class="page-number" presentation:placeholder="false">
        <draw:text-box>
          <text:p text:style-name="a808" text:class-names="" text:cond-style-name=""><text:span text:style-name="a807" text:class-names=""><text:page-number style:num-format="1" text:fixed="false"/></text:span></text:p>
        </draw:text-box>
        <svg:title/>
        <svg:desc/>
      </draw:frame>
    </style:master-page>
    <style:master-page style:name="Master1-Layout16-vertTitleAndTx-Vertical-Title-and-Text" style:page-layout-name="pageLayout1" draw:style-name="a836">
      <draw:g draw:name="Group 6" draw:id="id266">
        <svg:title/>
        <svg:desc/>
        <draw:connector draw:type="line" svg:x1="10.24826in" svg:y1="0in" svg:x2="11.5816in" svg:y2="7.5in" draw:id="id272" draw:layer="Master1-bg" draw:style-name="a866" draw:name="Straight Connector 19">
          <svg:title/>
          <svg:desc/>
        </draw:connector>
        <draw:connector draw:type="line" svg:x1="13.32986in" svg:y1="4.02604in" svg:x2="8.12037in" svg:y2="7.5in" draw:id="id273" draw:layer="Master1-bg" draw:style-name="a867" draw:name="Straight Connector 20">
          <svg:title/>
          <svg:desc/>
        </draw:connector>
        <draw:custom-shape svg:x="10.04098in" svg:y="-0.00926in" svg:width="3.28888in" svg:height="7.50926in" draw:id="id274" draw:layer="Master1-bg" draw:style-name="a870" draw:name="Rectangle 23">
          <svg:title/>
          <svg:desc/>
          <text:p text:style-name="a869" text:class-names="" text:cond-style-name=""><text:span text:style-name="a86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75" draw:layer="Master1-bg" draw:style-name="a873" draw:name="Rectangle 25">
          <svg:title/>
          <svg:desc/>
          <text:p text:style-name="a872" text:class-names="" text:cond-style-name=""><text:span text:style-name="a87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76" draw:layer="Master1-bg" draw:style-name="a876" draw:name="Isosceles Triangle 23">
          <svg:title/>
          <svg:desc/>
          <text:p text:style-name="a875" text:class-names="" text:cond-style-name=""><text:span text:style-name="a87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77" draw:layer="Master1-bg" draw:style-name="a879" draw:name="Rectangle 27">
          <svg:title/>
          <svg:desc/>
          <text:p text:style-name="a878" text:class-names="" text:cond-style-name=""><text:span text:style-name="a87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78" draw:layer="Master1-bg" draw:style-name="a882" draw:name="Rectangle 28">
          <svg:title/>
          <svg:desc/>
          <text:p text:style-name="a881" text:class-names="" text:cond-style-name=""><text:span text:style-name="a88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79" draw:layer="Master1-bg" draw:style-name="a885" draw:name="Rectangle 29">
          <svg:title/>
          <svg:desc/>
          <text:p text:style-name="a884" text:class-names="" text:cond-style-name=""><text:span text:style-name="a88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80" draw:layer="Master1-bg" draw:style-name="a888" draw:name="Isosceles Triangle 27">
          <svg:title/>
          <svg:desc/>
          <text:p text:style-name="a887" text:class-names="" text:cond-style-name=""><text:span text:style-name="a88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81" draw:layer="Master1-bg" draw:style-name="a891" draw:name="Isosceles Triangle 28">
          <svg:title/>
          <svg:desc/>
          <text:p text:style-name="a890" text:class-names="" text:cond-style-name=""><text:span text:style-name="a88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67" presentation:style-name="a839" draw:name="Vertical Title 1" svg:x="8.71355in" svg:y="0.66667in" svg:width="1.42688in" svg:height="5.74306in" presentation:class="title" presentation:placeholder="false">
        <draw:text-box>
          <text:p text:style-name="a838" text:class-names="" text:cond-style-name=""><text:span text:style-name="a837" text:class-names="">Click to edit Master title style</text:span></text:p>
        </draw:text-box>
        <svg:title/>
        <svg:desc/>
      </draw:frame>
      <draw:frame draw:id="id268" presentation:style-name="a855" draw:name="Vertical Text Placeholder 2" svg:x="0.74074in" svg:y="0.66667in" svg:width="7.72107in" svg:height="5.74306in" presentation:class="outline" presentation:placeholder="false">
        <draw:text-box>
          <text:list text:style-name="a842">
            <text:list-item>
              <text:p text:style-name="a841" text:class-names="" text:cond-style-name=""><text:span text:style-name="a840" text:class-names="">Click to edit Master text styles</text:span></text:p>
            </text:list-item>
          </text:list>
          <text:list text:style-name="a845">
            <text:list-item>
              <text:list text:style-name="a845">
                <text:list-item>
                  <text:p text:style-name="a844" text:class-names="" text:cond-style-name=""><text:span text:style-name="a843" text:class-names="">Second level</text:span></text:p>
                </text:list-item>
              </text:list>
            </text:list-item>
          </text:list>
          <text:list text:style-name="a848">
            <text:list-item>
              <text:list text:style-name="a848">
                <text:list-item>
                  <text:list text:style-name="a848">
                    <text:list-item>
                      <text:p text:style-name="a847" text:class-names="" text:cond-style-name=""><text:span text:style-name="a846" text:class-names="">Third level</text:span></text:p>
                    </text:list-item>
                  </text:list>
                </text:list-item>
              </text:list>
            </text:list-item>
          </text:list>
          <text:list text:style-name="a851">
            <text:list-item>
              <text:list text:style-name="a851">
                <text:list-item>
                  <text:list text:style-name="a851">
                    <text:list-item>
                      <text:list text:style-name="a851">
                        <text:list-item>
                          <text:p text:style-name="a850" text:class-names="" text:cond-style-name=""><text:span text:style-name="a849" text:class-names="">Fourth level</text:span></text:p>
                        </text:list-item>
                      </text:list>
                    </text:list-item>
                  </text:list>
                </text:list-item>
              </text:list>
            </text:list-item>
          </text:list>
          <text:list text:style-name="a854">
            <text:list-item>
              <text:list text:style-name="a854">
                <text:list-item>
                  <text:list text:style-name="a854">
                    <text:list-item>
                      <text:list text:style-name="a854">
                        <text:list-item>
                          <text:list text:style-name="a854">
                            <text:list-item>
                              <text:p text:style-name="a853" text:class-names="" text:cond-style-name=""><text:span text:style-name="a852" text:class-names="">Fifth level</text:span></text:p>
                            </text:list-item>
                          </text:list>
                        </text:list-item>
                      </text:list>
                    </text:list-item>
                  </text:list>
                </text:list-item>
              </text:list>
            </text:list-item>
          </text:list>
        </draw:text-box>
        <svg:title/>
        <svg:desc/>
      </draw:frame>
      <draw:frame draw:id="id269" presentation:style-name="a859" draw:name="Date Placeholder 3" svg:x="7.87963in" svg:y="6.60691in" svg:width="0.99731in" svg:height="0.39931in" presentation:class="date-time" presentation:placeholder="false">
        <draw:text-box>
          <text:p text:style-name="a858" text:class-names="" text:cond-style-name=""><text:span text:style-name="a856" text:class-names=""><text:date text:fixed="false" style:data-style-name="a857">10/27/2019</text:date></text:span></text:p>
        </draw:text-box>
        <svg:title/>
        <svg:desc/>
      </draw:frame>
      <draw:frame draw:id="id270" presentation:style-name="a862" draw:name="Footer Placeholder 4" svg:x="0.74074in" svg:y="6.60691in" svg:width="6.88715in" svg:height="0.39931in" presentation:class="footer" presentation:placeholder="false">
        <draw:text-box>
          <text:p text:style-name="a861" text:class-names="" text:cond-style-name=""><text:span text:style-name="a860" text:class-names=""/></text:p>
        </draw:text-box>
        <svg:title/>
        <svg:desc/>
      </draw:frame>
      <draw:frame draw:id="id271" presentation:style-name="a865" draw:name="Slide Number Placeholder 5" svg:x="9.39486in" svg:y="6.60691in" svg:width="0.74731in" svg:height="0.39931in" presentation:class="page-number" presentation:placeholder="false">
        <draw:text-box>
          <text:p text:style-name="a864" text:class-names="" text:cond-style-name=""><text:span text:style-name="a86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ctify</dc:title>
    <meta:initial-creator>Natalia Szopa</meta:initial-creator>
    <dc:creator>aliamaro10@gmail.com</dc:creator>
    <meta:creation-date>2019-10-26T21:21:49Z</meta:creation-date>
    <dc:date>2019-10-27T10:28:54Z</dc:date>
    <meta:template xlink:href="Facet" xlink:type="simple"/>
    <meta:editing-cycles>12</meta:editing-cycles>
    <meta:editing-duration>PT11642S</meta:editing-duration>
    <meta:document-statistic meta:paragraph-count="40" meta:word-count="183"/>
  </office:meta>
</office:document-meta>
</file>